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89" table:style-name="ta1">
        <table:shapes>
          <draw:frame draw:z-index="0" draw:style-name="gr1" draw:text-style-name="P1" svg:width="159.99mm" svg:height="89.99mm" svg:x="127.37mm" svg:y="1mm">
            <loext:p draw:notify-on-update-of-ranges="test289.C1:test289.C1 test289.C2:test289.C254 test289.D1:test289.D1 test289.D2:test289.D254 test289.E1:test289.E1 test289.E2:test289.E254 test289.F1:test289.F1 test289.F2:test289.F254 test289.G1:test289.G1 test289.G2:test289.G2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6.96mm" svg:y="99.35mm">
            <loext:p draw:notify-on-update-of-ranges="test289.C1:test289.C1 test289.C2:test289.C254 test289.D1:test289.D1 test289.D2:test289.D254 test289.E1:test289.E1 test289.E2:test289.E254 test289.F1:test289.F1 test289.F2:test289.F254 test289.G1:test289.G1 test289.G2:test289.G2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7.23mm" svg:y="99.35mm">
            <loext:p draw:notify-on-update-of-ranges="test289.G1:test289.G1 test289.G2:test289.G2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7.23mm" svg:y="0.01mm">
            <loext:p draw:notify-on-update-of-ranges="test289.C1:test289.C1 test289.C2:test289.C254 test289.D1:test289.D1 test289.D2:test289.D254 test289.E1:test289.E1 test289.E2:test289.E254 test289.F1:test289.F1 test289.F2:test289.F254 test289.G1:test289.G1 test289.G2:test289.G2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39</text:p>
          </table:table-cell>
          <table:table-cell office:value-type="float" office:value="0.784515" calcext:value-type="float">
            <text:p>0.784515</text:p>
          </table:table-cell>
          <table:table-cell office:value-type="float" office:value="0.006756" calcext:value-type="float">
            <text:p>0.006756</text:p>
          </table:table-cell>
          <table:table-cell office:value-type="float" office:value="0" calcext:value-type="float">
            <text:p>0</text:p>
          </table:table-cell>
          <table:table-cell office:value-type="float" office:value="34623" calcext:value-type="float">
            <text:p>3462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40</text:p>
          </table:table-cell>
          <table:table-cell office:value-type="float" office:value="0.594774" calcext:value-type="float">
            <text:p>0.594774</text:p>
          </table:table-cell>
          <table:table-cell office:value-type="float" office:value="0.005076" calcext:value-type="float">
            <text:p>0.005076</text:p>
          </table:table-cell>
          <table:table-cell office:value-type="float" office:value="0" calcext:value-type="float">
            <text:p>0</text:p>
          </table:table-cell>
          <table:table-cell office:value-type="float" office:value="36207" calcext:value-type="float">
            <text:p>3620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41</text:p>
          </table:table-cell>
          <table:table-cell office:value-type="float" office:value="0.462191" calcext:value-type="float">
            <text:p>0.462191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0" calcext:value-type="float">
            <text:p>0</text:p>
          </table:table-cell>
          <table:table-cell office:value-type="float" office:value="38449" calcext:value-type="float">
            <text:p>3844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42</text:p>
          </table:table-cell>
          <table:table-cell office:value-type="float" office:value="0.305519" calcext:value-type="float">
            <text:p>0.305519</text:p>
          </table:table-cell>
          <table:table-cell office:value-type="float" office:value="0.004862" calcext:value-type="float">
            <text:p>0.004862</text:p>
          </table:table-cell>
          <table:table-cell office:value-type="float" office:value="0" calcext:value-type="float">
            <text:p>0</text:p>
          </table:table-cell>
          <table:table-cell office:value-type="float" office:value="32475" calcext:value-type="float">
            <text:p>3247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43</text:p>
          </table:table-cell>
          <table:table-cell office:value-type="float" office:value="0.336539" calcext:value-type="float">
            <text:p>0.336539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0" calcext:value-type="float">
            <text:p>0</text:p>
          </table:table-cell>
          <table:table-cell office:value-type="float" office:value="31717" calcext:value-type="float">
            <text:p>3171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44</text:p>
          </table:table-cell>
          <table:table-cell office:value-type="float" office:value="0.275568" calcext:value-type="float">
            <text:p>0.275568</text:p>
          </table:table-cell>
          <table:table-cell office:value-type="float" office:value="0.00432" calcext:value-type="float">
            <text:p>0.00432</text:p>
          </table:table-cell>
          <table:table-cell office:value-type="float" office:value="0" calcext:value-type="float">
            <text:p>0</text:p>
          </table:table-cell>
          <table:table-cell office:value-type="float" office:value="40621" calcext:value-type="float">
            <text:p>4062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45</text:p>
          </table:table-cell>
          <table:table-cell office:value-type="float" office:value="0.199908" calcext:value-type="float">
            <text:p>0.199908</text:p>
          </table:table-cell>
          <table:table-cell office:value-type="float" office:value="0.002344" calcext:value-type="float">
            <text:p>0.002344</text:p>
          </table:table-cell>
          <table:table-cell office:value-type="float" office:value="0" calcext:value-type="float">
            <text:p>0</text:p>
          </table:table-cell>
          <table:table-cell office:value-type="float" office:value="32332" calcext:value-type="float">
            <text:p>3233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46</text:p>
          </table:table-cell>
          <table:table-cell office:value-type="float" office:value="0.286344" calcext:value-type="float">
            <text:p>0.286344</text:p>
          </table:table-cell>
          <table:table-cell office:value-type="float" office:value="0.002807" calcext:value-type="float">
            <text:p>0.002807</text:p>
          </table:table-cell>
          <table:table-cell office:value-type="float" office:value="0" calcext:value-type="float">
            <text:p>0</text:p>
          </table:table-cell>
          <table:table-cell office:value-type="float" office:value="32888" calcext:value-type="float">
            <text:p>3288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47</text:p>
          </table:table-cell>
          <table:table-cell office:value-type="float" office:value="0.370367" calcext:value-type="float">
            <text:p>0.370367</text:p>
          </table:table-cell>
          <table:table-cell office:value-type="float" office:value="0.004632" calcext:value-type="float">
            <text:p>0.004632</text:p>
          </table:table-cell>
          <table:table-cell office:value-type="float" office:value="0" calcext:value-type="float">
            <text:p>0</text:p>
          </table:table-cell>
          <table:table-cell office:value-type="float" office:value="48768" calcext:value-type="float">
            <text:p>487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48</text:p>
          </table:table-cell>
          <table:table-cell office:value-type="float" office:value="0.25096" calcext:value-type="float">
            <text:p>0.25096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0" calcext:value-type="float">
            <text:p>0</text:p>
          </table:table-cell>
          <table:table-cell office:value-type="float" office:value="33824" calcext:value-type="float">
            <text:p>3382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49</text:p>
          </table:table-cell>
          <table:table-cell office:value-type="float" office:value="0.228715" calcext:value-type="float">
            <text:p>0.228715</text:p>
          </table:table-cell>
          <table:table-cell office:value-type="float" office:value="0.004278" calcext:value-type="float">
            <text:p>0.004278</text:p>
          </table:table-cell>
          <table:table-cell office:value-type="float" office:value="0" calcext:value-type="float">
            <text:p>0</text:p>
          </table:table-cell>
          <table:table-cell office:value-type="float" office:value="39044" calcext:value-type="float">
            <text:p>3904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50</text:p>
          </table:table-cell>
          <table:table-cell office:value-type="float" office:value="0.307013" calcext:value-type="float">
            <text:p>0.307013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0" calcext:value-type="float">
            <text:p>0</text:p>
          </table:table-cell>
          <table:table-cell office:value-type="float" office:value="42776" calcext:value-type="float">
            <text:p>4277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51</text:p>
          </table:table-cell>
          <table:table-cell office:value-type="float" office:value="0.281184" calcext:value-type="float">
            <text:p>0.281184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" calcext:value-type="float">
            <text:p>0</text:p>
          </table:table-cell>
          <table:table-cell office:value-type="float" office:value="29702" calcext:value-type="float">
            <text:p>2970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52</text:p>
          </table:table-cell>
          <table:table-cell office:value-type="float" office:value="0.267973" calcext:value-type="float">
            <text:p>0.267973</text:p>
          </table:table-cell>
          <table:table-cell office:value-type="float" office:value="0.002894" calcext:value-type="float">
            <text:p>0.002894</text:p>
          </table:table-cell>
          <table:table-cell office:value-type="float" office:value="0" calcext:value-type="float">
            <text:p>0</text:p>
          </table:table-cell>
          <table:table-cell office:value-type="float" office:value="36275" calcext:value-type="float">
            <text:p>3627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53</text:p>
          </table:table-cell>
          <table:table-cell office:value-type="float" office:value="0.541867" calcext:value-type="float">
            <text:p>0.541867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" calcext:value-type="float">
            <text:p>0</text:p>
          </table:table-cell>
          <table:table-cell office:value-type="float" office:value="36743" calcext:value-type="float">
            <text:p>3674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54</text:p>
          </table:table-cell>
          <table:table-cell office:value-type="float" office:value="0.266385" calcext:value-type="float">
            <text:p>0.266385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" calcext:value-type="float">
            <text:p>0</text:p>
          </table:table-cell>
          <table:table-cell office:value-type="float" office:value="30932" calcext:value-type="float">
            <text:p>3093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55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" calcext:value-type="float">
            <text:p>0</text:p>
          </table:table-cell>
          <table:table-cell office:value-type="float" office:value="43784" calcext:value-type="float">
            <text:p>4378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56</text:p>
          </table:table-cell>
          <table:table-cell office:value-type="float" office:value="0.237571" calcext:value-type="float">
            <text:p>0.237571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" calcext:value-type="float">
            <text:p>0</text:p>
          </table:table-cell>
          <table:table-cell office:value-type="float" office:value="25811" calcext:value-type="float">
            <text:p>258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57</text:p>
          </table:table-cell>
          <table:table-cell office:value-type="float" office:value="0.216252" calcext:value-type="float">
            <text:p>0.216252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" calcext:value-type="float">
            <text:p>0</text:p>
          </table:table-cell>
          <table:table-cell office:value-type="float" office:value="33953" calcext:value-type="float">
            <text:p>3395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58</text:p>
          </table:table-cell>
          <table:table-cell office:value-type="float" office:value="0.264879" calcext:value-type="float">
            <text:p>0.264879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" calcext:value-type="float">
            <text:p>0</text:p>
          </table:table-cell>
          <table:table-cell office:value-type="float" office:value="37106" calcext:value-type="float">
            <text:p>3710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49:59</text:p>
          </table:table-cell>
          <table:table-cell office:value-type="float" office:value="0.303813" calcext:value-type="float">
            <text:p>0.303813</text:p>
          </table:table-cell>
          <table:table-cell office:value-type="float" office:value="0.005397" calcext:value-type="float">
            <text:p>0.005397</text:p>
          </table:table-cell>
          <table:table-cell office:value-type="float" office:value="0" calcext:value-type="float">
            <text:p>0</text:p>
          </table:table-cell>
          <table:table-cell office:value-type="float" office:value="35862" calcext:value-type="float">
            <text:p>3586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00</text:p>
          </table:table-cell>
          <table:table-cell office:value-type="float" office:value="0.279736" calcext:value-type="float">
            <text:p>0.279736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" calcext:value-type="float">
            <text:p>0</text:p>
          </table:table-cell>
          <table:table-cell office:value-type="float" office:value="33349" calcext:value-type="float">
            <text:p>3334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01</text:p>
          </table:table-cell>
          <table:table-cell office:value-type="float" office:value="0.220114" calcext:value-type="float">
            <text:p>0.220114</text:p>
          </table:table-cell>
          <table:table-cell office:value-type="float" office:value="0.004646" calcext:value-type="float">
            <text:p>0.004646</text:p>
          </table:table-cell>
          <table:table-cell office:value-type="float" office:value="0" calcext:value-type="float">
            <text:p>0</text:p>
          </table:table-cell>
          <table:table-cell office:value-type="float" office:value="30389" calcext:value-type="float">
            <text:p>3038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02</text:p>
          </table:table-cell>
          <table:table-cell office:value-type="float" office:value="0.232793" calcext:value-type="float">
            <text:p>0.232793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0" calcext:value-type="float">
            <text:p>0</text:p>
          </table:table-cell>
          <table:table-cell office:value-type="float" office:value="32777" calcext:value-type="float">
            <text:p>3277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03</text:p>
          </table:table-cell>
          <table:table-cell office:value-type="float" office:value="0.24325" calcext:value-type="float">
            <text:p>0.24325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" calcext:value-type="float">
            <text:p>0</text:p>
          </table:table-cell>
          <table:table-cell office:value-type="float" office:value="48333" calcext:value-type="float">
            <text:p>4833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04</text:p>
          </table:table-cell>
          <table:table-cell office:value-type="float" office:value="0.177959" calcext:value-type="float">
            <text:p>0.177959</text:p>
          </table:table-cell>
          <table:table-cell office:value-type="float" office:value="0.006017" calcext:value-type="float">
            <text:p>0.006017</text:p>
          </table:table-cell>
          <table:table-cell office:value-type="float" office:value="0" calcext:value-type="float">
            <text:p>0</text:p>
          </table:table-cell>
          <table:table-cell office:value-type="float" office:value="44884" calcext:value-type="float">
            <text:p>4488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05</text:p>
          </table:table-cell>
          <table:table-cell office:value-type="float" office:value="0.160383" calcext:value-type="float">
            <text:p>0.160383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" calcext:value-type="float">
            <text:p>0</text:p>
          </table:table-cell>
          <table:table-cell office:value-type="float" office:value="35191" calcext:value-type="float">
            <text:p>351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06</text:p>
          </table:table-cell>
          <table:table-cell office:value-type="float" office:value="0.249511" calcext:value-type="float">
            <text:p>0.249511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" calcext:value-type="float">
            <text:p>0</text:p>
          </table:table-cell>
          <table:table-cell office:value-type="float" office:value="34312" calcext:value-type="float">
            <text:p>3431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07</text:p>
          </table:table-cell>
          <table:table-cell office:value-type="float" office:value="0.247768" calcext:value-type="float">
            <text:p>0.247768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" calcext:value-type="float">
            <text:p>0</text:p>
          </table:table-cell>
          <table:table-cell office:value-type="float" office:value="27911" calcext:value-type="float">
            <text:p>2791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08</text:p>
          </table:table-cell>
          <table:table-cell office:value-type="float" office:value="0.218061" calcext:value-type="float">
            <text:p>0.218061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" calcext:value-type="float">
            <text:p>0</text:p>
          </table:table-cell>
          <table:table-cell office:value-type="float" office:value="31102" calcext:value-type="float">
            <text:p>3110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09</text:p>
          </table:table-cell>
          <table:table-cell office:value-type="float" office:value="0.214477" calcext:value-type="float">
            <text:p>0.214477</text:p>
          </table:table-cell>
          <table:table-cell office:value-type="float" office:value="0.002566" calcext:value-type="float">
            <text:p>0.002566</text:p>
          </table:table-cell>
          <table:table-cell office:value-type="float" office:value="0" calcext:value-type="float">
            <text:p>0</text:p>
          </table:table-cell>
          <table:table-cell office:value-type="float" office:value="33888" calcext:value-type="float">
            <text:p>3388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10</text:p>
          </table:table-cell>
          <table:table-cell office:value-type="float" office:value="0.279651" calcext:value-type="float">
            <text:p>0.279651</text:p>
          </table:table-cell>
          <table:table-cell office:value-type="float" office:value="0.004055" calcext:value-type="float">
            <text:p>0.004055</text:p>
          </table:table-cell>
          <table:table-cell office:value-type="float" office:value="0" calcext:value-type="float">
            <text:p>0</text:p>
          </table:table-cell>
          <table:table-cell office:value-type="float" office:value="34265" calcext:value-type="float">
            <text:p>3426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11</text:p>
          </table:table-cell>
          <table:table-cell office:value-type="float" office:value="0.206642" calcext:value-type="float">
            <text:p>0.206642</text:p>
          </table:table-cell>
          <table:table-cell office:value-type="float" office:value="0.004273" calcext:value-type="float">
            <text:p>0.004273</text:p>
          </table:table-cell>
          <table:table-cell office:value-type="float" office:value="0" calcext:value-type="float">
            <text:p>0</text:p>
          </table:table-cell>
          <table:table-cell office:value-type="float" office:value="29914" calcext:value-type="float">
            <text:p>2991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12</text:p>
          </table:table-cell>
          <table:table-cell office:value-type="float" office:value="0.363082" calcext:value-type="float">
            <text:p>0.363082</text:p>
          </table:table-cell>
          <table:table-cell office:value-type="float" office:value="0.002616" calcext:value-type="float">
            <text:p>0.002616</text:p>
          </table:table-cell>
          <table:table-cell office:value-type="float" office:value="0" calcext:value-type="float">
            <text:p>0</text:p>
          </table:table-cell>
          <table:table-cell office:value-type="float" office:value="27573" calcext:value-type="float">
            <text:p>2757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13</text:p>
          </table:table-cell>
          <table:table-cell office:value-type="float" office:value="0.251055" calcext:value-type="float">
            <text:p>0.251055</text:p>
          </table:table-cell>
          <table:table-cell office:value-type="float" office:value="0.002185" calcext:value-type="float">
            <text:p>0.002185</text:p>
          </table:table-cell>
          <table:table-cell office:value-type="float" office:value="0" calcext:value-type="float">
            <text:p>0</text:p>
          </table:table-cell>
          <table:table-cell office:value-type="float" office:value="30945" calcext:value-type="float">
            <text:p>3094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14</text:p>
          </table:table-cell>
          <table:table-cell office:value-type="float" office:value="0.270688" calcext:value-type="float">
            <text:p>0.270688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" calcext:value-type="float">
            <text:p>0</text:p>
          </table:table-cell>
          <table:table-cell office:value-type="float" office:value="23296" calcext:value-type="float">
            <text:p>2329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15</text:p>
          </table:table-cell>
          <table:table-cell office:value-type="float" office:value="0.276195" calcext:value-type="float">
            <text:p>0.276195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0" calcext:value-type="float">
            <text:p>0</text:p>
          </table:table-cell>
          <table:table-cell office:value-type="float" office:value="38480" calcext:value-type="float">
            <text:p>3848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16</text:p>
          </table:table-cell>
          <table:table-cell office:value-type="float" office:value="0.35646" calcext:value-type="float">
            <text:p>0.35646</text:p>
          </table:table-cell>
          <table:table-cell office:value-type="float" office:value="0.003791" calcext:value-type="float">
            <text:p>0.003791</text:p>
          </table:table-cell>
          <table:table-cell office:value-type="float" office:value="0" calcext:value-type="float">
            <text:p>0</text:p>
          </table:table-cell>
          <table:table-cell office:value-type="float" office:value="25901" calcext:value-type="float">
            <text:p>259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17</text:p>
          </table:table-cell>
          <table:table-cell office:value-type="float" office:value="0.348338" calcext:value-type="float">
            <text:p>0.348338</text:p>
          </table:table-cell>
          <table:table-cell office:value-type="float" office:value="0.002169" calcext:value-type="float">
            <text:p>0.002169</text:p>
          </table:table-cell>
          <table:table-cell office:value-type="float" office:value="0" calcext:value-type="float">
            <text:p>0</text:p>
          </table:table-cell>
          <table:table-cell office:value-type="float" office:value="27938" calcext:value-type="float">
            <text:p>2793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18</text:p>
          </table:table-cell>
          <table:table-cell office:value-type="float" office:value="0.315165" calcext:value-type="float">
            <text:p>0.315165</text:p>
          </table:table-cell>
          <table:table-cell office:value-type="float" office:value="0.004586" calcext:value-type="float">
            <text:p>0.004586</text:p>
          </table:table-cell>
          <table:table-cell office:value-type="float" office:value="0" calcext:value-type="float">
            <text:p>0</text:p>
          </table:table-cell>
          <table:table-cell office:value-type="float" office:value="31634" calcext:value-type="float">
            <text:p>316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19</text:p>
          </table:table-cell>
          <table:table-cell office:value-type="float" office:value="0.268771" calcext:value-type="float">
            <text:p>0.268771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" calcext:value-type="float">
            <text:p>0</text:p>
          </table:table-cell>
          <table:table-cell office:value-type="float" office:value="27446" calcext:value-type="float">
            <text:p>2744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20</text:p>
          </table:table-cell>
          <table:table-cell office:value-type="float" office:value="0.319567" calcext:value-type="float">
            <text:p>0.319567</text:p>
          </table:table-cell>
          <table:table-cell office:value-type="float" office:value="0.005384" calcext:value-type="float">
            <text:p>0.005384</text:p>
          </table:table-cell>
          <table:table-cell office:value-type="float" office:value="0" calcext:value-type="float">
            <text:p>0</text:p>
          </table:table-cell>
          <table:table-cell office:value-type="float" office:value="25088" calcext:value-type="float">
            <text:p>2508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21</text:p>
          </table:table-cell>
          <table:table-cell office:value-type="float" office:value="0.422962" calcext:value-type="float">
            <text:p>0.422962</text:p>
          </table:table-cell>
          <table:table-cell office:value-type="float" office:value="0.003207" calcext:value-type="float">
            <text:p>0.003207</text:p>
          </table:table-cell>
          <table:table-cell office:value-type="float" office:value="0" calcext:value-type="float">
            <text:p>0</text:p>
          </table:table-cell>
          <table:table-cell office:value-type="float" office:value="36915" calcext:value-type="float">
            <text:p>3691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22</text:p>
          </table:table-cell>
          <table:table-cell office:value-type="float" office:value="0.346538" calcext:value-type="float">
            <text:p>0.346538</text:p>
          </table:table-cell>
          <table:table-cell office:value-type="float" office:value="0.002263" calcext:value-type="float">
            <text:p>0.002263</text:p>
          </table:table-cell>
          <table:table-cell office:value-type="float" office:value="0" calcext:value-type="float">
            <text:p>0</text:p>
          </table:table-cell>
          <table:table-cell office:value-type="float" office:value="25741" calcext:value-type="float">
            <text:p>2574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23</text:p>
          </table:table-cell>
          <table:table-cell office:value-type="float" office:value="0.319211" calcext:value-type="float">
            <text:p>0.319211</text:p>
          </table:table-cell>
          <table:table-cell office:value-type="float" office:value="0.001813" calcext:value-type="float">
            <text:p>0.001813</text:p>
          </table:table-cell>
          <table:table-cell office:value-type="float" office:value="0" calcext:value-type="float">
            <text:p>0</text:p>
          </table:table-cell>
          <table:table-cell office:value-type="float" office:value="22575" calcext:value-type="float">
            <text:p>2257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24</text:p>
          </table:table-cell>
          <table:table-cell office:value-type="float" office:value="3.733096" calcext:value-type="float">
            <text:p>3.733096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" calcext:value-type="float">
            <text:p>0</text:p>
          </table:table-cell>
          <table:table-cell office:value-type="float" office:value="29185" calcext:value-type="float">
            <text:p>2918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25</text:p>
          </table:table-cell>
          <table:table-cell office:value-type="float" office:value="10.05207" calcext:value-type="float">
            <text:p>10.05207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" calcext:value-type="float">
            <text:p>0</text:p>
          </table:table-cell>
          <table:table-cell office:value-type="float" office:value="22645" calcext:value-type="float">
            <text:p>2264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26</text:p>
          </table:table-cell>
          <table:table-cell office:value-type="float" office:value="9.548169" calcext:value-type="float">
            <text:p>9.548169</text:p>
          </table:table-cell>
          <table:table-cell office:value-type="float" office:value="0.003266" calcext:value-type="float">
            <text:p>0.003266</text:p>
          </table:table-cell>
          <table:table-cell office:value-type="float" office:value="0" calcext:value-type="float">
            <text:p>0</text:p>
          </table:table-cell>
          <table:table-cell office:value-type="float" office:value="22894" calcext:value-type="float">
            <text:p>2289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27</text:p>
          </table:table-cell>
          <table:table-cell office:value-type="float" office:value="9.999028" calcext:value-type="float">
            <text:p>9.999028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" calcext:value-type="float">
            <text:p>0</text:p>
          </table:table-cell>
          <table:table-cell office:value-type="float" office:value="22197" calcext:value-type="float">
            <text:p>2219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28</text:p>
          </table:table-cell>
          <table:table-cell office:value-type="float" office:value="8.948255" calcext:value-type="float">
            <text:p>8.948255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" calcext:value-type="float">
            <text:p>0</text:p>
          </table:table-cell>
          <table:table-cell office:value-type="float" office:value="25134" calcext:value-type="float">
            <text:p>2513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29</text:p>
          </table:table-cell>
          <table:table-cell office:value-type="float" office:value="10.374102" calcext:value-type="float">
            <text:p>10.374102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" calcext:value-type="float">
            <text:p>0</text:p>
          </table:table-cell>
          <table:table-cell office:value-type="float" office:value="28709" calcext:value-type="float">
            <text:p>2870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30</text:p>
          </table:table-cell>
          <table:table-cell office:value-type="float" office:value="8.599738" calcext:value-type="float">
            <text:p>8.599738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" calcext:value-type="float">
            <text:p>0</text:p>
          </table:table-cell>
          <table:table-cell office:value-type="float" office:value="23986" calcext:value-type="float">
            <text:p>239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31</text:p>
          </table:table-cell>
          <table:table-cell office:value-type="float" office:value="7.565113" calcext:value-type="float">
            <text:p>7.565113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" calcext:value-type="float">
            <text:p>0</text:p>
          </table:table-cell>
          <table:table-cell office:value-type="float" office:value="24068" calcext:value-type="float">
            <text:p>240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32</text:p>
          </table:table-cell>
          <table:table-cell office:value-type="float" office:value="11.155329" calcext:value-type="float">
            <text:p>11.155329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" calcext:value-type="float">
            <text:p>0</text:p>
          </table:table-cell>
          <table:table-cell office:value-type="float" office:value="23869" calcext:value-type="float">
            <text:p>238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33</text:p>
          </table:table-cell>
          <table:table-cell office:value-type="float" office:value="6.828387" calcext:value-type="float">
            <text:p>6.828387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" calcext:value-type="float">
            <text:p>0</text:p>
          </table:table-cell>
          <table:table-cell office:value-type="float" office:value="39704" calcext:value-type="float">
            <text:p>397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34</text:p>
          </table:table-cell>
          <table:table-cell office:value-type="float" office:value="6.868368" calcext:value-type="float">
            <text:p>6.868368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" calcext:value-type="float">
            <text:p>0</text:p>
          </table:table-cell>
          <table:table-cell office:value-type="float" office:value="23330" calcext:value-type="float">
            <text:p>233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35</text:p>
          </table:table-cell>
          <table:table-cell office:value-type="float" office:value="7.803856" calcext:value-type="float">
            <text:p>7.803856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" calcext:value-type="float">
            <text:p>0</text:p>
          </table:table-cell>
          <table:table-cell office:value-type="float" office:value="17002" calcext:value-type="float">
            <text:p>170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36</text:p>
          </table:table-cell>
          <table:table-cell office:value-type="float" office:value="14.079346" calcext:value-type="float">
            <text:p>14.079346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" calcext:value-type="float">
            <text:p>0</text:p>
          </table:table-cell>
          <table:table-cell office:value-type="float" office:value="26631" calcext:value-type="float">
            <text:p>266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37</text:p>
          </table:table-cell>
          <table:table-cell office:value-type="float" office:value="0.093679" calcext:value-type="float">
            <text:p>0.093679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" calcext:value-type="float">
            <text:p>0</text:p>
          </table:table-cell>
          <table:table-cell office:value-type="float" office:value="18100" calcext:value-type="float">
            <text:p>18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38</text:p>
          </table:table-cell>
          <table:table-cell office:value-type="float" office:value="8.896368" calcext:value-type="float">
            <text:p>8.896368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" calcext:value-type="float">
            <text:p>0</text:p>
          </table:table-cell>
          <table:table-cell office:value-type="float" office:value="14912" calcext:value-type="float">
            <text:p>149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39</text:p>
          </table:table-cell>
          <table:table-cell office:value-type="float" office:value="15.95838" calcext:value-type="float">
            <text:p>15.95838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" calcext:value-type="float">
            <text:p>0</text:p>
          </table:table-cell>
          <table:table-cell office:value-type="float" office:value="15851" calcext:value-type="float">
            <text:p>158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40</text:p>
          </table:table-cell>
          <table:table-cell office:value-type="float" office:value="0.907332" calcext:value-type="float">
            <text:p>0.907332</text:p>
          </table:table-cell>
          <table:table-cell office:value-type="float" office:value="0.005218" calcext:value-type="float">
            <text:p>0.005218</text:p>
          </table:table-cell>
          <table:table-cell office:value-type="float" office:value="0" calcext:value-type="float">
            <text:p>0</text:p>
          </table:table-cell>
          <table:table-cell office:value-type="float" office:value="113234" calcext:value-type="float">
            <text:p>1132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41</text:p>
          </table:table-cell>
          <table:table-cell office:value-type="float" office:value="6.339669" calcext:value-type="float">
            <text:p>6.339669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" calcext:value-type="float">
            <text:p>0</text:p>
          </table:table-cell>
          <table:table-cell office:value-type="float" office:value="18330" calcext:value-type="float">
            <text:p>183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42</text:p>
          </table:table-cell>
          <table:table-cell office:value-type="float" office:value="8.031843" calcext:value-type="float">
            <text:p>8.031843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" calcext:value-type="float">
            <text:p>0</text:p>
          </table:table-cell>
          <table:table-cell office:value-type="float" office:value="47930" calcext:value-type="float">
            <text:p>479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43</text:p>
          </table:table-cell>
          <table:table-cell office:value-type="float" office:value="0.775409" calcext:value-type="float">
            <text:p>0.775409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" calcext:value-type="float">
            <text:p>0</text:p>
          </table:table-cell>
          <table:table-cell office:value-type="float" office:value="26154" calcext:value-type="float">
            <text:p>261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44</text:p>
          </table:table-cell>
          <table:table-cell office:value-type="float" office:value="8.875231" calcext:value-type="float">
            <text:p>8.875231</text:p>
          </table:table-cell>
          <table:table-cell office:value-type="float" office:value="0.002267" calcext:value-type="float">
            <text:p>0.002267</text:p>
          </table:table-cell>
          <table:table-cell office:value-type="float" office:value="0" calcext:value-type="float">
            <text:p>0</text:p>
          </table:table-cell>
          <table:table-cell office:value-type="float" office:value="48103" calcext:value-type="float">
            <text:p>48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45</text:p>
          </table:table-cell>
          <table:table-cell office:value-type="float" office:value="16.716421" calcext:value-type="float">
            <text:p>16.716421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" calcext:value-type="float">
            <text:p>0</text:p>
          </table:table-cell>
          <table:table-cell office:value-type="float" office:value="7509" calcext:value-type="float">
            <text:p>75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46</text:p>
          </table:table-cell>
          <table:table-cell office:value-type="float" office:value="0.07012" calcext:value-type="float">
            <text:p>0.07012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" calcext:value-type="float">
            <text:p>0</text:p>
          </table:table-cell>
          <table:table-cell office:value-type="float" office:value="77189" calcext:value-type="float">
            <text:p>77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47</text:p>
          </table:table-cell>
          <table:table-cell office:value-type="float" office:value="0.654625" calcext:value-type="float">
            <text:p>0.654625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" calcext:value-type="float">
            <text:p>0</text:p>
          </table:table-cell>
          <table:table-cell office:value-type="float" office:value="36029" calcext:value-type="float">
            <text:p>360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48</text:p>
          </table:table-cell>
          <table:table-cell office:value-type="float" office:value="6.252213" calcext:value-type="float">
            <text:p>6.252213</text:p>
          </table:table-cell>
          <table:table-cell office:value-type="float" office:value="0.004541" calcext:value-type="float">
            <text:p>0.004541</text:p>
          </table:table-cell>
          <table:table-cell office:value-type="float" office:value="0" calcext:value-type="float">
            <text:p>0</text:p>
          </table:table-cell>
          <table:table-cell office:value-type="float" office:value="43102" calcext:value-type="float">
            <text:p>431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49</text:p>
          </table:table-cell>
          <table:table-cell office:value-type="float" office:value="0.191672" calcext:value-type="float">
            <text:p>0.191672</text:p>
          </table:table-cell>
          <table:table-cell office:value-type="float" office:value="0.004918" calcext:value-type="float">
            <text:p>0.004918</text:p>
          </table:table-cell>
          <table:table-cell office:value-type="float" office:value="0" calcext:value-type="float">
            <text:p>0</text:p>
          </table:table-cell>
          <table:table-cell office:value-type="float" office:value="115443" calcext:value-type="float">
            <text:p>1154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50</text:p>
          </table:table-cell>
          <table:table-cell office:value-type="float" office:value="18.030236" calcext:value-type="float">
            <text:p>18.030236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" calcext:value-type="float">
            <text:p>0</text:p>
          </table:table-cell>
          <table:table-cell office:value-type="float" office:value="46168" calcext:value-type="float">
            <text:p>461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51</text:p>
          </table:table-cell>
          <table:table-cell office:value-type="float" office:value="9.728157" calcext:value-type="float">
            <text:p>9.728157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" calcext:value-type="float">
            <text:p>0</text:p>
          </table:table-cell>
          <table:table-cell office:value-type="float" office:value="86281" calcext:value-type="float">
            <text:p>86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52</text:p>
          </table:table-cell>
          <table:table-cell office:value-type="float" office:value="42.312698" calcext:value-type="float">
            <text:p>42.312698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" calcext:value-type="float">
            <text:p>0</text:p>
          </table:table-cell>
          <table:table-cell office:value-type="float" office:value="10710" calcext:value-type="float">
            <text:p>107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0: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0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10</text:p>
          </table:table-cell>
          <table:table-cell office:value-type="float" office:value="0.122045" calcext:value-type="float">
            <text:p>0.122045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0" calcext:value-type="float">
            <text:p>0</text:p>
          </table:table-cell>
          <table:table-cell office:value-type="float" office:value="83149" calcext:value-type="float">
            <text:p>83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11</text:p>
          </table:table-cell>
          <table:table-cell office:value-type="float" office:value="0.378176" calcext:value-type="float">
            <text:p>0.378176</text:p>
          </table:table-cell>
          <table:table-cell office:value-type="float" office:value="0.001836" calcext:value-type="float">
            <text:p>0.001836</text:p>
          </table:table-cell>
          <table:table-cell office:value-type="float" office:value="0" calcext:value-type="float">
            <text:p>0</text:p>
          </table:table-cell>
          <table:table-cell office:value-type="float" office:value="75414" calcext:value-type="float">
            <text:p>75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12</text:p>
          </table:table-cell>
          <table:table-cell office:value-type="float" office:value="3.064561" calcext:value-type="float">
            <text:p>3.064561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20132" calcext:value-type="float">
            <text:p>20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14</text:p>
          </table:table-cell>
          <table:table-cell office:value-type="float" office:value="2.902542" calcext:value-type="float">
            <text:p>2.902542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" calcext:value-type="float">
            <text:p>0</text:p>
          </table:table-cell>
          <table:table-cell office:value-type="float" office:value="44699" calcext:value-type="float">
            <text:p>446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15</text:p>
          </table:table-cell>
          <table:table-cell office:value-type="float" office:value="1.497277" calcext:value-type="float">
            <text:p>1.497277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0" calcext:value-type="float">
            <text:p>0</text:p>
          </table:table-cell>
          <table:table-cell office:value-type="float" office:value="17268" calcext:value-type="float">
            <text:p>172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16</text:p>
          </table:table-cell>
          <table:table-cell office:value-type="float" office:value="3.523737" calcext:value-type="float">
            <text:p>3.523737</text:p>
          </table:table-cell>
          <table:table-cell office:value-type="float" office:value="0.001503" calcext:value-type="float">
            <text:p>0.001503</text:p>
          </table:table-cell>
          <table:table-cell office:value-type="float" office:value="0" calcext:value-type="float">
            <text:p>0</text:p>
          </table:table-cell>
          <table:table-cell office:value-type="float" office:value="30795" calcext:value-type="float">
            <text:p>307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17</text:p>
          </table:table-cell>
          <table:table-cell office:value-type="float" office:value="3.586184" calcext:value-type="float">
            <text:p>3.586184</text:p>
          </table:table-cell>
          <table:table-cell office:value-type="float" office:value="0.001789" calcext:value-type="float">
            <text:p>0.001789</text:p>
          </table:table-cell>
          <table:table-cell office:value-type="float" office:value="0" calcext:value-type="float">
            <text:p>0</text:p>
          </table:table-cell>
          <table:table-cell office:value-type="float" office:value="27017" calcext:value-type="float">
            <text:p>270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18</text:p>
          </table:table-cell>
          <table:table-cell office:value-type="float" office:value="4.843457" calcext:value-type="float">
            <text:p>4.843457</text:p>
          </table:table-cell>
          <table:table-cell office:value-type="float" office:value="0.001574" calcext:value-type="float">
            <text:p>0.001574</text:p>
          </table:table-cell>
          <table:table-cell office:value-type="float" office:value="0" calcext:value-type="float">
            <text:p>0</text:p>
          </table:table-cell>
          <table:table-cell office:value-type="float" office:value="30963" calcext:value-type="float">
            <text:p>3096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19</text:p>
          </table:table-cell>
          <table:table-cell office:value-type="float" office:value="2.671273" calcext:value-type="float">
            <text:p>2.671273</text:p>
          </table:table-cell>
          <table:table-cell office:value-type="float" office:value="0.005157" calcext:value-type="float">
            <text:p>0.005157</text:p>
          </table:table-cell>
          <table:table-cell office:value-type="float" office:value="0" calcext:value-type="float">
            <text:p>0</text:p>
          </table:table-cell>
          <table:table-cell office:value-type="float" office:value="72130" calcext:value-type="float">
            <text:p>7213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20</text:p>
          </table:table-cell>
          <table:table-cell office:value-type="float" office:value="3.750961" calcext:value-type="float">
            <text:p>3.750961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" calcext:value-type="float">
            <text:p>0</text:p>
          </table:table-cell>
          <table:table-cell office:value-type="float" office:value="30834" calcext:value-type="float">
            <text:p>3083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21</text:p>
          </table:table-cell>
          <table:table-cell office:value-type="float" office:value="3.698334" calcext:value-type="float">
            <text:p>3.698334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" calcext:value-type="float">
            <text:p>0</text:p>
          </table:table-cell>
          <table:table-cell office:value-type="float" office:value="21639" calcext:value-type="float">
            <text:p>2163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22</text:p>
          </table:table-cell>
          <table:table-cell office:value-type="float" office:value="3.001425" calcext:value-type="float">
            <text:p>3.001425</text:p>
          </table:table-cell>
          <table:table-cell office:value-type="float" office:value="0.001511" calcext:value-type="float">
            <text:p>0.001511</text:p>
          </table:table-cell>
          <table:table-cell office:value-type="float" office:value="0" calcext:value-type="float">
            <text:p>0</text:p>
          </table:table-cell>
          <table:table-cell office:value-type="float" office:value="27987" calcext:value-type="float">
            <text:p>2798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23</text:p>
          </table:table-cell>
          <table:table-cell office:value-type="float" office:value="4.656109" calcext:value-type="float">
            <text:p>4.656109</text:p>
          </table:table-cell>
          <table:table-cell office:value-type="float" office:value="0.001297" calcext:value-type="float">
            <text:p>0.001297</text:p>
          </table:table-cell>
          <table:table-cell office:value-type="float" office:value="0" calcext:value-type="float">
            <text:p>0</text:p>
          </table:table-cell>
          <table:table-cell office:value-type="float" office:value="24661" calcext:value-type="float">
            <text:p>2466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24</text:p>
          </table:table-cell>
          <table:table-cell office:value-type="float" office:value="4.151214" calcext:value-type="float">
            <text:p>4.151214</text:p>
          </table:table-cell>
          <table:table-cell office:value-type="float" office:value="0.001386" calcext:value-type="float">
            <text:p>0.001386</text:p>
          </table:table-cell>
          <table:table-cell office:value-type="float" office:value="0" calcext:value-type="float">
            <text:p>0</text:p>
          </table:table-cell>
          <table:table-cell office:value-type="float" office:value="27562" calcext:value-type="float">
            <text:p>2756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25</text:p>
          </table:table-cell>
          <table:table-cell office:value-type="float" office:value="2.640471" calcext:value-type="float">
            <text:p>2.640471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" calcext:value-type="float">
            <text:p>0</text:p>
          </table:table-cell>
          <table:table-cell office:value-type="float" office:value="23738" calcext:value-type="float">
            <text:p>2373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26</text:p>
          </table:table-cell>
          <table:table-cell office:value-type="float" office:value="1.285642" calcext:value-type="float">
            <text:p>1.285642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" calcext:value-type="float">
            <text:p>0</text:p>
          </table:table-cell>
          <table:table-cell office:value-type="float" office:value="19650" calcext:value-type="float">
            <text:p>196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27</text:p>
          </table:table-cell>
          <table:table-cell office:value-type="float" office:value="2.46311" calcext:value-type="float">
            <text:p>2.46311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0" calcext:value-type="float">
            <text:p>0</text:p>
          </table:table-cell>
          <table:table-cell office:value-type="float" office:value="25323" calcext:value-type="float">
            <text:p>253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28</text:p>
          </table:table-cell>
          <table:table-cell office:value-type="float" office:value="1.800707" calcext:value-type="float">
            <text:p>1.800707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" calcext:value-type="float">
            <text:p>0</text:p>
          </table:table-cell>
          <table:table-cell office:value-type="float" office:value="24569" calcext:value-type="float">
            <text:p>2456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29</text:p>
          </table:table-cell>
          <table:table-cell office:value-type="float" office:value="3.969478" calcext:value-type="float">
            <text:p>3.969478</text:p>
          </table:table-cell>
          <table:table-cell office:value-type="float" office:value="0.001999" calcext:value-type="float">
            <text:p>0.001999</text:p>
          </table:table-cell>
          <table:table-cell office:value-type="float" office:value="0" calcext:value-type="float">
            <text:p>0</text:p>
          </table:table-cell>
          <table:table-cell office:value-type="float" office:value="35596" calcext:value-type="float">
            <text:p>3559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30</text:p>
          </table:table-cell>
          <table:table-cell office:value-type="float" office:value="3.649106" calcext:value-type="float">
            <text:p>3.649106</text:p>
          </table:table-cell>
          <table:table-cell office:value-type="float" office:value="0.002256" calcext:value-type="float">
            <text:p>0.002256</text:p>
          </table:table-cell>
          <table:table-cell office:value-type="float" office:value="0" calcext:value-type="float">
            <text:p>0</text:p>
          </table:table-cell>
          <table:table-cell office:value-type="float" office:value="34384" calcext:value-type="float">
            <text:p>343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31</text:p>
          </table:table-cell>
          <table:table-cell office:value-type="float" office:value="3.017235" calcext:value-type="float">
            <text:p>3.017235</text:p>
          </table:table-cell>
          <table:table-cell office:value-type="float" office:value="0.002386" calcext:value-type="float">
            <text:p>0.002386</text:p>
          </table:table-cell>
          <table:table-cell office:value-type="float" office:value="0" calcext:value-type="float">
            <text:p>0</text:p>
          </table:table-cell>
          <table:table-cell office:value-type="float" office:value="32547" calcext:value-type="float">
            <text:p>325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32</text:p>
          </table:table-cell>
          <table:table-cell office:value-type="float" office:value="3.989667" calcext:value-type="float">
            <text:p>3.989667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" calcext:value-type="float">
            <text:p>0</text:p>
          </table:table-cell>
          <table:table-cell office:value-type="float" office:value="19099" calcext:value-type="float">
            <text:p>1909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33</text:p>
          </table:table-cell>
          <table:table-cell office:value-type="float" office:value="4.071915" calcext:value-type="float">
            <text:p>4.071915</text:p>
          </table:table-cell>
          <table:table-cell office:value-type="float" office:value="0.001527" calcext:value-type="float">
            <text:p>0.001527</text:p>
          </table:table-cell>
          <table:table-cell office:value-type="float" office:value="0" calcext:value-type="float">
            <text:p>0</text:p>
          </table:table-cell>
          <table:table-cell office:value-type="float" office:value="29348" calcext:value-type="float">
            <text:p>2934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34</text:p>
          </table:table-cell>
          <table:table-cell office:value-type="float" office:value="4.702347" calcext:value-type="float">
            <text:p>4.702347</text:p>
          </table:table-cell>
          <table:table-cell office:value-type="float" office:value="0.002237" calcext:value-type="float">
            <text:p>0.002237</text:p>
          </table:table-cell>
          <table:table-cell office:value-type="float" office:value="0" calcext:value-type="float">
            <text:p>0</text:p>
          </table:table-cell>
          <table:table-cell office:value-type="float" office:value="49111" calcext:value-type="float">
            <text:p>491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35</text:p>
          </table:table-cell>
          <table:table-cell office:value-type="float" office:value="3.743197" calcext:value-type="float">
            <text:p>3.743197</text:p>
          </table:table-cell>
          <table:table-cell office:value-type="float" office:value="0.001977" calcext:value-type="float">
            <text:p>0.001977</text:p>
          </table:table-cell>
          <table:table-cell office:value-type="float" office:value="0" calcext:value-type="float">
            <text:p>0</text:p>
          </table:table-cell>
          <table:table-cell office:value-type="float" office:value="42277" calcext:value-type="float">
            <text:p>422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36</text:p>
          </table:table-cell>
          <table:table-cell office:value-type="float" office:value="3.999993" calcext:value-type="float">
            <text:p>3.999993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0" calcext:value-type="float">
            <text:p>0</text:p>
          </table:table-cell>
          <table:table-cell office:value-type="float" office:value="28767" calcext:value-type="float">
            <text:p>287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37</text:p>
          </table:table-cell>
          <table:table-cell office:value-type="float" office:value="5.317185" calcext:value-type="float">
            <text:p>5.317185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" calcext:value-type="float">
            <text:p>0</text:p>
          </table:table-cell>
          <table:table-cell office:value-type="float" office:value="20136" calcext:value-type="float">
            <text:p>2013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38</text:p>
          </table:table-cell>
          <table:table-cell office:value-type="float" office:value="6.584276" calcext:value-type="float">
            <text:p>6.584276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" calcext:value-type="float">
            <text:p>0</text:p>
          </table:table-cell>
          <table:table-cell office:value-type="float" office:value="43190" calcext:value-type="float">
            <text:p>4319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39</text:p>
          </table:table-cell>
          <table:table-cell office:value-type="float" office:value="5.453757" calcext:value-type="float">
            <text:p>5.453757</text:p>
          </table:table-cell>
          <table:table-cell office:value-type="float" office:value="0.002403" calcext:value-type="float">
            <text:p>0.002403</text:p>
          </table:table-cell>
          <table:table-cell office:value-type="float" office:value="0" calcext:value-type="float">
            <text:p>0</text:p>
          </table:table-cell>
          <table:table-cell office:value-type="float" office:value="43852" calcext:value-type="float">
            <text:p>438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40</text:p>
          </table:table-cell>
          <table:table-cell office:value-type="float" office:value="4.681645" calcext:value-type="float">
            <text:p>4.681645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" calcext:value-type="float">
            <text:p>0</text:p>
          </table:table-cell>
          <table:table-cell office:value-type="float" office:value="28337" calcext:value-type="float">
            <text:p>283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41</text:p>
          </table:table-cell>
          <table:table-cell office:value-type="float" office:value="6.709436" calcext:value-type="float">
            <text:p>6.709436</text:p>
          </table:table-cell>
          <table:table-cell office:value-type="float" office:value="0.002203" calcext:value-type="float">
            <text:p>0.002203</text:p>
          </table:table-cell>
          <table:table-cell office:value-type="float" office:value="0" calcext:value-type="float">
            <text:p>0</text:p>
          </table:table-cell>
          <table:table-cell office:value-type="float" office:value="37376" calcext:value-type="float">
            <text:p>3737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42</text:p>
          </table:table-cell>
          <table:table-cell office:value-type="float" office:value="6.681932" calcext:value-type="float">
            <text:p>6.681932</text:p>
          </table:table-cell>
          <table:table-cell office:value-type="float" office:value="0.001873" calcext:value-type="float">
            <text:p>0.001873</text:p>
          </table:table-cell>
          <table:table-cell office:value-type="float" office:value="0" calcext:value-type="float">
            <text:p>0</text:p>
          </table:table-cell>
          <table:table-cell office:value-type="float" office:value="41332" calcext:value-type="float">
            <text:p>413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43</text:p>
          </table:table-cell>
          <table:table-cell office:value-type="float" office:value="7.805421" calcext:value-type="float">
            <text:p>7.805421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" calcext:value-type="float">
            <text:p>0</text:p>
          </table:table-cell>
          <table:table-cell office:value-type="float" office:value="38920" calcext:value-type="float">
            <text:p>389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44</text:p>
          </table:table-cell>
          <table:table-cell office:value-type="float" office:value="4.813621" calcext:value-type="float">
            <text:p>4.813621</text:p>
          </table:table-cell>
          <table:table-cell office:value-type="float" office:value="0.005242" calcext:value-type="float">
            <text:p>0.005242</text:p>
          </table:table-cell>
          <table:table-cell office:value-type="float" office:value="0" calcext:value-type="float">
            <text:p>0</text:p>
          </table:table-cell>
          <table:table-cell office:value-type="float" office:value="76290" calcext:value-type="float">
            <text:p>762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45</text:p>
          </table:table-cell>
          <table:table-cell office:value-type="float" office:value="7.125213" calcext:value-type="float">
            <text:p>7.125213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0" calcext:value-type="float">
            <text:p>0</text:p>
          </table:table-cell>
          <table:table-cell office:value-type="float" office:value="84610" calcext:value-type="float">
            <text:p>846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46</text:p>
          </table:table-cell>
          <table:table-cell office:value-type="float" office:value="7.547542" calcext:value-type="float">
            <text:p>7.547542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" calcext:value-type="float">
            <text:p>0</text:p>
          </table:table-cell>
          <table:table-cell office:value-type="float" office:value="14505" calcext:value-type="float">
            <text:p>145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47</text:p>
          </table:table-cell>
          <table:table-cell office:value-type="float" office:value="5.105287" calcext:value-type="float">
            <text:p>5.105287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" calcext:value-type="float">
            <text:p>0</text:p>
          </table:table-cell>
          <table:table-cell office:value-type="float" office:value="47566" calcext:value-type="float">
            <text:p>475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48</text:p>
          </table:table-cell>
          <table:table-cell office:value-type="float" office:value="6.141669" calcext:value-type="float">
            <text:p>6.141669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0" calcext:value-type="float">
            <text:p>0</text:p>
          </table:table-cell>
          <table:table-cell office:value-type="float" office:value="37100" calcext:value-type="float">
            <text:p>37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49</text:p>
          </table:table-cell>
          <table:table-cell office:value-type="float" office:value="8.822904" calcext:value-type="float">
            <text:p>8.822904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" calcext:value-type="float">
            <text:p>0</text:p>
          </table:table-cell>
          <table:table-cell office:value-type="float" office:value="36603" calcext:value-type="float">
            <text:p>366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50</text:p>
          </table:table-cell>
          <table:table-cell office:value-type="float" office:value="5.177224" calcext:value-type="float">
            <text:p>5.177224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" calcext:value-type="float">
            <text:p>0</text:p>
          </table:table-cell>
          <table:table-cell office:value-type="float" office:value="53916" calcext:value-type="float">
            <text:p>539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51</text:p>
          </table:table-cell>
          <table:table-cell office:value-type="float" office:value="10.092011" calcext:value-type="float">
            <text:p>10.092011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office:value-type="float" office:value="8733" calcext:value-type="float">
            <text:p>87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52</text:p>
          </table:table-cell>
          <table:table-cell office:value-type="float" office:value="4.286141" calcext:value-type="float">
            <text:p>4.28614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24639" calcext:value-type="float">
            <text:p>246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53</text:p>
          </table:table-cell>
          <table:table-cell office:value-type="float" office:value="10.731272" calcext:value-type="float">
            <text:p>10.731272</text:p>
          </table:table-cell>
          <table:table-cell office:value-type="float" office:value="0.001547" calcext:value-type="float">
            <text:p>0.001547</text:p>
          </table:table-cell>
          <table:table-cell office:value-type="float" office:value="0" calcext:value-type="float">
            <text:p>0</text:p>
          </table:table-cell>
          <table:table-cell office:value-type="float" office:value="33896" calcext:value-type="float">
            <text:p>338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54</text:p>
          </table:table-cell>
          <table:table-cell office:value-type="float" office:value="5.866516" calcext:value-type="float">
            <text:p>5.866516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" calcext:value-type="float">
            <text:p>0</text:p>
          </table:table-cell>
          <table:table-cell office:value-type="float" office:value="21260" calcext:value-type="float">
            <text:p>212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55</text:p>
          </table:table-cell>
          <table:table-cell office:value-type="float" office:value="2.460381" calcext:value-type="float">
            <text:p>2.460381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" calcext:value-type="float">
            <text:p>0</text:p>
          </table:table-cell>
          <table:table-cell office:value-type="float" office:value="98666" calcext:value-type="float">
            <text:p>986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56</text:p>
          </table:table-cell>
          <table:table-cell office:value-type="float" office:value="2.805611" calcext:value-type="float">
            <text:p>2.805611</text:p>
          </table:table-cell>
          <table:table-cell office:value-type="float" office:value="0.005002" calcext:value-type="float">
            <text:p>0.005002</text:p>
          </table:table-cell>
          <table:table-cell office:value-type="float" office:value="0" calcext:value-type="float">
            <text:p>0</text:p>
          </table:table-cell>
          <table:table-cell office:value-type="float" office:value="126945" calcext:value-type="float">
            <text:p>1269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57</text:p>
          </table:table-cell>
          <table:table-cell office:value-type="float" office:value="0.052932" calcext:value-type="float">
            <text:p>0.052932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0" calcext:value-type="float">
            <text:p>0</text:p>
          </table:table-cell>
          <table:table-cell office:value-type="float" office:value="90857" calcext:value-type="float">
            <text:p>908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58</text:p>
          </table:table-cell>
          <table:table-cell office:value-type="float" office:value="16.748967" calcext:value-type="float">
            <text:p>16.748967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" calcext:value-type="float">
            <text:p>0</text:p>
          </table:table-cell>
          <table:table-cell office:value-type="float" office:value="32394" calcext:value-type="float">
            <text:p>32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1:59</text:p>
          </table:table-cell>
          <table:table-cell office:value-type="float" office:value="3.933909" calcext:value-type="float">
            <text:p>3.933909</text:p>
          </table:table-cell>
          <table:table-cell office:value-type="float" office:value="0.005381" calcext:value-type="float">
            <text:p>0.005381</text:p>
          </table:table-cell>
          <table:table-cell office:value-type="float" office:value="0" calcext:value-type="float">
            <text:p>0</text:p>
          </table:table-cell>
          <table:table-cell office:value-type="float" office:value="103051" calcext:value-type="float">
            <text:p>103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00</text:p>
          </table:table-cell>
          <table:table-cell office:value-type="float" office:value="0.322961" calcext:value-type="float">
            <text:p>0.322961</text:p>
          </table:table-cell>
          <table:table-cell office:value-type="float" office:value="0.005375" calcext:value-type="float">
            <text:p>0.005375</text:p>
          </table:table-cell>
          <table:table-cell office:value-type="float" office:value="0" calcext:value-type="float">
            <text:p>0</text:p>
          </table:table-cell>
          <table:table-cell office:value-type="float" office:value="61229" calcext:value-type="float">
            <text:p>61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02</text:p>
          </table:table-cell>
          <table:table-cell office:value-type="float" office:value="0.164424" calcext:value-type="float">
            <text:p>0.164424</text:p>
          </table:table-cell>
          <table:table-cell office:value-type="float" office:value="0.004907" calcext:value-type="float">
            <text:p>0.004907</text:p>
          </table:table-cell>
          <table:table-cell office:value-type="float" office:value="0" calcext:value-type="float">
            <text:p>0</text:p>
          </table:table-cell>
          <table:table-cell office:value-type="float" office:value="120974" calcext:value-type="float">
            <text:p>120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03</text:p>
          </table:table-cell>
          <table:table-cell office:value-type="float" office:value="0.255586" calcext:value-type="float">
            <text:p>0.255586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" calcext:value-type="float">
            <text:p>0</text:p>
          </table:table-cell>
          <table:table-cell office:value-type="float" office:value="74183" calcext:value-type="float">
            <text:p>74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04</text:p>
          </table:table-cell>
          <table:table-cell office:value-type="float" office:value="25.527444" calcext:value-type="float">
            <text:p>25.527444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" calcext:value-type="float">
            <text:p>0</text:p>
          </table:table-cell>
          <table:table-cell office:value-type="float" office:value="20668" calcext:value-type="float">
            <text:p>20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0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06</text:p>
          </table:table-cell>
          <table:table-cell office:value-type="float" office:value="5.988383" calcext:value-type="float">
            <text:p>5.988383</text:p>
          </table:table-cell>
          <table:table-cell office:value-type="float" office:value="0.004535" calcext:value-type="float">
            <text:p>0.004535</text:p>
          </table:table-cell>
          <table:table-cell office:value-type="float" office:value="0" calcext:value-type="float">
            <text:p>0</text:p>
          </table:table-cell>
          <table:table-cell office:value-type="float" office:value="12804" calcext:value-type="float">
            <text:p>128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07</text:p>
          </table:table-cell>
          <table:table-cell office:value-type="float" office:value="5.257425" calcext:value-type="float">
            <text:p>5.257425</text:p>
          </table:table-cell>
          <table:table-cell office:value-type="float" office:value="0.001973" calcext:value-type="float">
            <text:p>0.001973</text:p>
          </table:table-cell>
          <table:table-cell office:value-type="float" office:value="0" calcext:value-type="float">
            <text:p>0</text:p>
          </table:table-cell>
          <table:table-cell office:value-type="float" office:value="28714" calcext:value-type="float">
            <text:p>287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08</text:p>
          </table:table-cell>
          <table:table-cell office:value-type="float" office:value="6.652298" calcext:value-type="float">
            <text:p>6.652298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" calcext:value-type="float">
            <text:p>0</text:p>
          </table:table-cell>
          <table:table-cell office:value-type="float" office:value="28879" calcext:value-type="float">
            <text:p>288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09</text:p>
          </table:table-cell>
          <table:table-cell office:value-type="float" office:value="4.358518" calcext:value-type="float">
            <text:p>4.358518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0" calcext:value-type="float">
            <text:p>0</text:p>
          </table:table-cell>
          <table:table-cell office:value-type="float" office:value="16894" calcext:value-type="float">
            <text:p>168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10</text:p>
          </table:table-cell>
          <table:table-cell office:value-type="float" office:value="7.598006" calcext:value-type="float">
            <text:p>7.598006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" calcext:value-type="float">
            <text:p>0</text:p>
          </table:table-cell>
          <table:table-cell office:value-type="float" office:value="20392" calcext:value-type="float">
            <text:p>2039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11</text:p>
          </table:table-cell>
          <table:table-cell office:value-type="float" office:value="6.10273" calcext:value-type="float">
            <text:p>6.10273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" calcext:value-type="float">
            <text:p>0</text:p>
          </table:table-cell>
          <table:table-cell office:value-type="float" office:value="21748" calcext:value-type="float">
            <text:p>217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12</text:p>
          </table:table-cell>
          <table:table-cell office:value-type="float" office:value="4.657521" calcext:value-type="float">
            <text:p>4.657521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0" calcext:value-type="float">
            <text:p>0</text:p>
          </table:table-cell>
          <table:table-cell office:value-type="float" office:value="26305" calcext:value-type="float">
            <text:p>263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13</text:p>
          </table:table-cell>
          <table:table-cell office:value-type="float" office:value="6.943905" calcext:value-type="float">
            <text:p>6.943905</text:p>
          </table:table-cell>
          <table:table-cell office:value-type="float" office:value="0.001419" calcext:value-type="float">
            <text:p>0.001419</text:p>
          </table:table-cell>
          <table:table-cell office:value-type="float" office:value="0" calcext:value-type="float">
            <text:p>0</text:p>
          </table:table-cell>
          <table:table-cell office:value-type="float" office:value="31195" calcext:value-type="float">
            <text:p>311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14</text:p>
          </table:table-cell>
          <table:table-cell office:value-type="float" office:value="11.651958" calcext:value-type="float">
            <text:p>11.651958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0" calcext:value-type="float">
            <text:p>0</text:p>
          </table:table-cell>
          <table:table-cell office:value-type="float" office:value="14298" calcext:value-type="float">
            <text:p>142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15</text:p>
          </table:table-cell>
          <table:table-cell office:value-type="float" office:value="4.403405" calcext:value-type="float">
            <text:p>4.403405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" calcext:value-type="float">
            <text:p>0</text:p>
          </table:table-cell>
          <table:table-cell office:value-type="float" office:value="33546" calcext:value-type="float">
            <text:p>335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16</text:p>
          </table:table-cell>
          <table:table-cell office:value-type="float" office:value="4.655482" calcext:value-type="float">
            <text:p>4.65548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" calcext:value-type="float">
            <text:p>0</text:p>
          </table:table-cell>
          <table:table-cell office:value-type="float" office:value="21261" calcext:value-type="float">
            <text:p>212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17</text:p>
          </table:table-cell>
          <table:table-cell office:value-type="float" office:value="5.664075" calcext:value-type="float">
            <text:p>5.664075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" calcext:value-type="float">
            <text:p>0</text:p>
          </table:table-cell>
          <table:table-cell office:value-type="float" office:value="34369" calcext:value-type="float">
            <text:p>343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18</text:p>
          </table:table-cell>
          <table:table-cell office:value-type="float" office:value="3.204319" calcext:value-type="float">
            <text:p>3.204319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" calcext:value-type="float">
            <text:p>0</text:p>
          </table:table-cell>
          <table:table-cell office:value-type="float" office:value="23558" calcext:value-type="float">
            <text:p>235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19</text:p>
          </table:table-cell>
          <table:table-cell office:value-type="float" office:value="8.732601" calcext:value-type="float">
            <text:p>8.732601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" calcext:value-type="float">
            <text:p>0</text:p>
          </table:table-cell>
          <table:table-cell office:value-type="float" office:value="19448" calcext:value-type="float">
            <text:p>194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20</text:p>
          </table:table-cell>
          <table:table-cell office:value-type="float" office:value="8.218128" calcext:value-type="float">
            <text:p>8.218128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" calcext:value-type="float">
            <text:p>0</text:p>
          </table:table-cell>
          <table:table-cell office:value-type="float" office:value="18108" calcext:value-type="float">
            <text:p>181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21</text:p>
          </table:table-cell>
          <table:table-cell office:value-type="float" office:value="0.585757" calcext:value-type="float">
            <text:p>0.585757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" calcext:value-type="float">
            <text:p>0</text:p>
          </table:table-cell>
          <table:table-cell office:value-type="float" office:value="24261" calcext:value-type="float">
            <text:p>242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22</text:p>
          </table:table-cell>
          <table:table-cell office:value-type="float" office:value="8.527683" calcext:value-type="float">
            <text:p>8.52768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" calcext:value-type="float">
            <text:p>0</text:p>
          </table:table-cell>
          <table:table-cell office:value-type="float" office:value="34999" calcext:value-type="float">
            <text:p>34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23</text:p>
          </table:table-cell>
          <table:table-cell office:value-type="float" office:value="0.116914" calcext:value-type="float">
            <text:p>0.116914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" calcext:value-type="float">
            <text:p>0</text:p>
          </table:table-cell>
          <table:table-cell office:value-type="float" office:value="22886" calcext:value-type="float">
            <text:p>228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24</text:p>
          </table:table-cell>
          <table:table-cell office:value-type="float" office:value="4.143638" calcext:value-type="float">
            <text:p>4.143638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0" calcext:value-type="float">
            <text:p>0</text:p>
          </table:table-cell>
          <table:table-cell office:value-type="float" office:value="32435" calcext:value-type="float">
            <text:p>324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25</text:p>
          </table:table-cell>
          <table:table-cell office:value-type="float" office:value="0.058038" calcext:value-type="float">
            <text:p>0.058038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" calcext:value-type="float">
            <text:p>0</text:p>
          </table:table-cell>
          <table:table-cell office:value-type="float" office:value="21565" calcext:value-type="float">
            <text:p>215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26</text:p>
          </table:table-cell>
          <table:table-cell office:value-type="float" office:value="4.290457" calcext:value-type="float">
            <text:p>4.290457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" calcext:value-type="float">
            <text:p>0</text:p>
          </table:table-cell>
          <table:table-cell office:value-type="float" office:value="38594" calcext:value-type="float">
            <text:p>385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27</text:p>
          </table:table-cell>
          <table:table-cell office:value-type="float" office:value="8.355495" calcext:value-type="float">
            <text:p>8.355495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" calcext:value-type="float">
            <text:p>0</text:p>
          </table:table-cell>
          <table:table-cell office:value-type="float" office:value="16928" calcext:value-type="float">
            <text:p>16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28</text:p>
          </table:table-cell>
          <table:table-cell office:value-type="float" office:value="5.294217" calcext:value-type="float">
            <text:p>5.294217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" calcext:value-type="float">
            <text:p>0</text:p>
          </table:table-cell>
          <table:table-cell office:value-type="float" office:value="18353" calcext:value-type="float">
            <text:p>183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29</text:p>
          </table:table-cell>
          <table:table-cell office:value-type="float" office:value="3.989019" calcext:value-type="float">
            <text:p>3.989019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" calcext:value-type="float">
            <text:p>0</text:p>
          </table:table-cell>
          <table:table-cell office:value-type="float" office:value="24942" calcext:value-type="float">
            <text:p>2494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30</text:p>
          </table:table-cell>
          <table:table-cell office:value-type="float" office:value="3.301119" calcext:value-type="float">
            <text:p>3.301119</text:p>
          </table:table-cell>
          <table:table-cell office:value-type="float" office:value="0.001493" calcext:value-type="float">
            <text:p>0.001493</text:p>
          </table:table-cell>
          <table:table-cell office:value-type="float" office:value="0" calcext:value-type="float">
            <text:p>0</text:p>
          </table:table-cell>
          <table:table-cell office:value-type="float" office:value="39884" calcext:value-type="float">
            <text:p>3988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31</text:p>
          </table:table-cell>
          <table:table-cell office:value-type="float" office:value="1.579052" calcext:value-type="float">
            <text:p>1.579052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" calcext:value-type="float">
            <text:p>0</text:p>
          </table:table-cell>
          <table:table-cell office:value-type="float" office:value="31617" calcext:value-type="float">
            <text:p>316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32</text:p>
          </table:table-cell>
          <table:table-cell office:value-type="float" office:value="3.357889" calcext:value-type="float">
            <text:p>3.357889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" calcext:value-type="float">
            <text:p>0</text:p>
          </table:table-cell>
          <table:table-cell office:value-type="float" office:value="24814" calcext:value-type="float">
            <text:p>248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33</text:p>
          </table:table-cell>
          <table:table-cell office:value-type="float" office:value="2.934508" calcext:value-type="float">
            <text:p>2.934508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" calcext:value-type="float">
            <text:p>0</text:p>
          </table:table-cell>
          <table:table-cell office:value-type="float" office:value="38161" calcext:value-type="float">
            <text:p>381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34</text:p>
          </table:table-cell>
          <table:table-cell office:value-type="float" office:value="2.555591" calcext:value-type="float">
            <text:p>2.555591</text:p>
          </table:table-cell>
          <table:table-cell office:value-type="float" office:value="0.001973" calcext:value-type="float">
            <text:p>0.001973</text:p>
          </table:table-cell>
          <table:table-cell office:value-type="float" office:value="0" calcext:value-type="float">
            <text:p>0</text:p>
          </table:table-cell>
          <table:table-cell office:value-type="float" office:value="43527" calcext:value-type="float">
            <text:p>435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35</text:p>
          </table:table-cell>
          <table:table-cell office:value-type="float" office:value="3.512615" calcext:value-type="float">
            <text:p>3.512615</text:p>
          </table:table-cell>
          <table:table-cell office:value-type="float" office:value="0.001161" calcext:value-type="float">
            <text:p>0.001161</text:p>
          </table:table-cell>
          <table:table-cell office:value-type="float" office:value="0" calcext:value-type="float">
            <text:p>0</text:p>
          </table:table-cell>
          <table:table-cell office:value-type="float" office:value="33034" calcext:value-type="float">
            <text:p>3303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36</text:p>
          </table:table-cell>
          <table:table-cell office:value-type="float" office:value="2.15181" calcext:value-type="float">
            <text:p>2.15181</text:p>
          </table:table-cell>
          <table:table-cell office:value-type="float" office:value="0.001921" calcext:value-type="float">
            <text:p>0.001921</text:p>
          </table:table-cell>
          <table:table-cell office:value-type="float" office:value="0" calcext:value-type="float">
            <text:p>0</text:p>
          </table:table-cell>
          <table:table-cell office:value-type="float" office:value="34699" calcext:value-type="float">
            <text:p>3469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37</text:p>
          </table:table-cell>
          <table:table-cell office:value-type="float" office:value="1.396122" calcext:value-type="float">
            <text:p>1.396122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0" calcext:value-type="float">
            <text:p>0</text:p>
          </table:table-cell>
          <table:table-cell office:value-type="float" office:value="26251" calcext:value-type="float">
            <text:p>262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38</text:p>
          </table:table-cell>
          <table:table-cell office:value-type="float" office:value="5.209439" calcext:value-type="float">
            <text:p>5.209439</text:p>
          </table:table-cell>
          <table:table-cell office:value-type="float" office:value="0.001812" calcext:value-type="float">
            <text:p>0.001812</text:p>
          </table:table-cell>
          <table:table-cell office:value-type="float" office:value="0" calcext:value-type="float">
            <text:p>0</text:p>
          </table:table-cell>
          <table:table-cell office:value-type="float" office:value="40070" calcext:value-type="float">
            <text:p>4007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39</text:p>
          </table:table-cell>
          <table:table-cell office:value-type="float" office:value="4.227488" calcext:value-type="float">
            <text:p>4.227488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" calcext:value-type="float">
            <text:p>0</text:p>
          </table:table-cell>
          <table:table-cell office:value-type="float" office:value="40334" calcext:value-type="float">
            <text:p>403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40</text:p>
          </table:table-cell>
          <table:table-cell office:value-type="float" office:value="3.732957" calcext:value-type="float">
            <text:p>3.732957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" calcext:value-type="float">
            <text:p>0</text:p>
          </table:table-cell>
          <table:table-cell office:value-type="float" office:value="27619" calcext:value-type="float">
            <text:p>276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41</text:p>
          </table:table-cell>
          <table:table-cell office:value-type="float" office:value="3.951559" calcext:value-type="float">
            <text:p>3.951559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" calcext:value-type="float">
            <text:p>0</text:p>
          </table:table-cell>
          <table:table-cell office:value-type="float" office:value="18376" calcext:value-type="float">
            <text:p>183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42</text:p>
          </table:table-cell>
          <table:table-cell office:value-type="float" office:value="4.502854" calcext:value-type="float">
            <text:p>4.502854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" calcext:value-type="float">
            <text:p>0</text:p>
          </table:table-cell>
          <table:table-cell office:value-type="float" office:value="26597" calcext:value-type="float">
            <text:p>26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43</text:p>
          </table:table-cell>
          <table:table-cell office:value-type="float" office:value="1.171405" calcext:value-type="float">
            <text:p>1.171405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0" calcext:value-type="float">
            <text:p>0</text:p>
          </table:table-cell>
          <table:table-cell office:value-type="float" office:value="21893" calcext:value-type="float">
            <text:p>2189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44</text:p>
          </table:table-cell>
          <table:table-cell office:value-type="float" office:value="3.200659" calcext:value-type="float">
            <text:p>3.200659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" calcext:value-type="float">
            <text:p>0</text:p>
          </table:table-cell>
          <table:table-cell office:value-type="float" office:value="25380" calcext:value-type="float">
            <text:p>253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45</text:p>
          </table:table-cell>
          <table:table-cell office:value-type="float" office:value="1.852506" calcext:value-type="float">
            <text:p>1.852506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" calcext:value-type="float">
            <text:p>0</text:p>
          </table:table-cell>
          <table:table-cell office:value-type="float" office:value="24406" calcext:value-type="float">
            <text:p>244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46</text:p>
          </table:table-cell>
          <table:table-cell office:value-type="float" office:value="4.60145" calcext:value-type="float">
            <text:p>4.60145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" calcext:value-type="float">
            <text:p>0</text:p>
          </table:table-cell>
          <table:table-cell office:value-type="float" office:value="31017" calcext:value-type="float">
            <text:p>310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47</text:p>
          </table:table-cell>
          <table:table-cell office:value-type="float" office:value="4.13124" calcext:value-type="float">
            <text:p>4.13124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" calcext:value-type="float">
            <text:p>0</text:p>
          </table:table-cell>
          <table:table-cell office:value-type="float" office:value="33142" calcext:value-type="float">
            <text:p>331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48</text:p>
          </table:table-cell>
          <table:table-cell office:value-type="float" office:value="2.780933" calcext:value-type="float">
            <text:p>2.780933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" calcext:value-type="float">
            <text:p>0</text:p>
          </table:table-cell>
          <table:table-cell office:value-type="float" office:value="17532" calcext:value-type="float">
            <text:p>175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49</text:p>
          </table:table-cell>
          <table:table-cell office:value-type="float" office:value="0.391884" calcext:value-type="float">
            <text:p>0.391884</text:p>
          </table:table-cell>
          <table:table-cell office:value-type="float" office:value="0.002419" calcext:value-type="float">
            <text:p>0.002419</text:p>
          </table:table-cell>
          <table:table-cell office:value-type="float" office:value="0" calcext:value-type="float">
            <text:p>0</text:p>
          </table:table-cell>
          <table:table-cell office:value-type="float" office:value="55320" calcext:value-type="float">
            <text:p>553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50</text:p>
          </table:table-cell>
          <table:table-cell office:value-type="float" office:value="3.228875" calcext:value-type="float">
            <text:p>3.228875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" calcext:value-type="float">
            <text:p>0</text:p>
          </table:table-cell>
          <table:table-cell office:value-type="float" office:value="23541" calcext:value-type="float">
            <text:p>235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51</text:p>
          </table:table-cell>
          <table:table-cell office:value-type="float" office:value="0.10974" calcext:value-type="float">
            <text:p>0.10974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0" calcext:value-type="float">
            <text:p>0</text:p>
          </table:table-cell>
          <table:table-cell office:value-type="float" office:value="34355" calcext:value-type="float">
            <text:p>343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52</text:p>
          </table:table-cell>
          <table:table-cell office:value-type="float" office:value="0.16899" calcext:value-type="float">
            <text:p>0.16899</text:p>
          </table:table-cell>
          <table:table-cell office:value-type="float" office:value="0.001323" calcext:value-type="float">
            <text:p>0.001323</text:p>
          </table:table-cell>
          <table:table-cell office:value-type="float" office:value="0" calcext:value-type="float">
            <text:p>0</text:p>
          </table:table-cell>
          <table:table-cell office:value-type="float" office:value="28997" calcext:value-type="float">
            <text:p>289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53</text:p>
          </table:table-cell>
          <table:table-cell office:value-type="float" office:value="2.458785" calcext:value-type="float">
            <text:p>2.458785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" calcext:value-type="float">
            <text:p>0</text:p>
          </table:table-cell>
          <table:table-cell office:value-type="float" office:value="19811" calcext:value-type="float">
            <text:p>198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54</text:p>
          </table:table-cell>
          <table:table-cell office:value-type="float" office:value="2.239421" calcext:value-type="float">
            <text:p>2.239421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" calcext:value-type="float">
            <text:p>0</text:p>
          </table:table-cell>
          <table:table-cell office:value-type="float" office:value="30626" calcext:value-type="float">
            <text:p>306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55</text:p>
          </table:table-cell>
          <table:table-cell office:value-type="float" office:value="2.389819" calcext:value-type="float">
            <text:p>2.389819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" calcext:value-type="float">
            <text:p>0</text:p>
          </table:table-cell>
          <table:table-cell office:value-type="float" office:value="27366" calcext:value-type="float">
            <text:p>2736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56</text:p>
          </table:table-cell>
          <table:table-cell office:value-type="float" office:value="2.170025" calcext:value-type="float">
            <text:p>2.170025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" calcext:value-type="float">
            <text:p>0</text:p>
          </table:table-cell>
          <table:table-cell office:value-type="float" office:value="24768" calcext:value-type="float">
            <text:p>247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57</text:p>
          </table:table-cell>
          <table:table-cell office:value-type="float" office:value="2.405595" calcext:value-type="float">
            <text:p>2.405595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" calcext:value-type="float">
            <text:p>0</text:p>
          </table:table-cell>
          <table:table-cell office:value-type="float" office:value="24275" calcext:value-type="float">
            <text:p>242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58</text:p>
          </table:table-cell>
          <table:table-cell office:value-type="float" office:value="3.655081" calcext:value-type="float">
            <text:p>3.655081</text:p>
          </table:table-cell>
          <table:table-cell office:value-type="float" office:value="0.001617" calcext:value-type="float">
            <text:p>0.001617</text:p>
          </table:table-cell>
          <table:table-cell office:value-type="float" office:value="0" calcext:value-type="float">
            <text:p>0</text:p>
          </table:table-cell>
          <table:table-cell office:value-type="float" office:value="33322" calcext:value-type="float">
            <text:p>333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2:59</text:p>
          </table:table-cell>
          <table:table-cell office:value-type="float" office:value="4.225735" calcext:value-type="float">
            <text:p>4.225735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0" calcext:value-type="float">
            <text:p>0</text:p>
          </table:table-cell>
          <table:table-cell office:value-type="float" office:value="28534" calcext:value-type="float">
            <text:p>2853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00</text:p>
          </table:table-cell>
          <table:table-cell office:value-type="float" office:value="2.085516" calcext:value-type="float">
            <text:p>2.085516</text:p>
          </table:table-cell>
          <table:table-cell office:value-type="float" office:value="0.001973" calcext:value-type="float">
            <text:p>0.001973</text:p>
          </table:table-cell>
          <table:table-cell office:value-type="float" office:value="0" calcext:value-type="float">
            <text:p>0</text:p>
          </table:table-cell>
          <table:table-cell office:value-type="float" office:value="31107" calcext:value-type="float">
            <text:p>3110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01</text:p>
          </table:table-cell>
          <table:table-cell office:value-type="float" office:value="2.853886" calcext:value-type="float">
            <text:p>2.853886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" calcext:value-type="float">
            <text:p>0</text:p>
          </table:table-cell>
          <table:table-cell office:value-type="float" office:value="51364" calcext:value-type="float">
            <text:p>513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02</text:p>
          </table:table-cell>
          <table:table-cell office:value-type="float" office:value="4.188987" calcext:value-type="float">
            <text:p>4.188987</text:p>
          </table:table-cell>
          <table:table-cell office:value-type="float" office:value="0.002071" calcext:value-type="float">
            <text:p>0.002071</text:p>
          </table:table-cell>
          <table:table-cell office:value-type="float" office:value="0" calcext:value-type="float">
            <text:p>0</text:p>
          </table:table-cell>
          <table:table-cell office:value-type="float" office:value="40036" calcext:value-type="float">
            <text:p>4003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03</text:p>
          </table:table-cell>
          <table:table-cell office:value-type="float" office:value="1.08397" calcext:value-type="float">
            <text:p>1.08397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" calcext:value-type="float">
            <text:p>0</text:p>
          </table:table-cell>
          <table:table-cell office:value-type="float" office:value="29306" calcext:value-type="float">
            <text:p>293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04</text:p>
          </table:table-cell>
          <table:table-cell office:value-type="float" office:value="0.282504" calcext:value-type="float">
            <text:p>0.282504</text:p>
          </table:table-cell>
          <table:table-cell office:value-type="float" office:value="0.001513" calcext:value-type="float">
            <text:p>0.001513</text:p>
          </table:table-cell>
          <table:table-cell office:value-type="float" office:value="0" calcext:value-type="float">
            <text:p>0</text:p>
          </table:table-cell>
          <table:table-cell office:value-type="float" office:value="34607" calcext:value-type="float">
            <text:p>3460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05</text:p>
          </table:table-cell>
          <table:table-cell office:value-type="float" office:value="0.177391" calcext:value-type="float">
            <text:p>0.177391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" calcext:value-type="float">
            <text:p>0</text:p>
          </table:table-cell>
          <table:table-cell office:value-type="float" office:value="38948" calcext:value-type="float">
            <text:p>389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06</text:p>
          </table:table-cell>
          <table:table-cell office:value-type="float" office:value="0.188075" calcext:value-type="float">
            <text:p>0.188075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" calcext:value-type="float">
            <text:p>0</text:p>
          </table:table-cell>
          <table:table-cell office:value-type="float" office:value="38040" calcext:value-type="float">
            <text:p>380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07</text:p>
          </table:table-cell>
          <table:table-cell office:value-type="float" office:value="0.350986" calcext:value-type="float">
            <text:p>0.350986</text:p>
          </table:table-cell>
          <table:table-cell office:value-type="float" office:value="0.001527" calcext:value-type="float">
            <text:p>0.001527</text:p>
          </table:table-cell>
          <table:table-cell office:value-type="float" office:value="0" calcext:value-type="float">
            <text:p>0</text:p>
          </table:table-cell>
          <table:table-cell office:value-type="float" office:value="30572" calcext:value-type="float">
            <text:p>3057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08</text:p>
          </table:table-cell>
          <table:table-cell office:value-type="float" office:value="0.141552" calcext:value-type="float">
            <text:p>0.141552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0" calcext:value-type="float">
            <text:p>0</text:p>
          </table:table-cell>
          <table:table-cell office:value-type="float" office:value="37266" calcext:value-type="float">
            <text:p>372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09</text:p>
          </table:table-cell>
          <table:table-cell office:value-type="float" office:value="0.186121" calcext:value-type="float">
            <text:p>0.186121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" calcext:value-type="float">
            <text:p>0</text:p>
          </table:table-cell>
          <table:table-cell office:value-type="float" office:value="43549" calcext:value-type="float">
            <text:p>435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10</text:p>
          </table:table-cell>
          <table:table-cell office:value-type="float" office:value="0.352682" calcext:value-type="float">
            <text:p>0.352682</text:p>
          </table:table-cell>
          <table:table-cell office:value-type="float" office:value="0.001587" calcext:value-type="float">
            <text:p>0.001587</text:p>
          </table:table-cell>
          <table:table-cell office:value-type="float" office:value="0" calcext:value-type="float">
            <text:p>0</text:p>
          </table:table-cell>
          <table:table-cell office:value-type="float" office:value="33486" calcext:value-type="float">
            <text:p>3348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11</text:p>
          </table:table-cell>
          <table:table-cell office:value-type="float" office:value="0.278966" calcext:value-type="float">
            <text:p>0.278966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" calcext:value-type="float">
            <text:p>0</text:p>
          </table:table-cell>
          <table:table-cell office:value-type="float" office:value="42430" calcext:value-type="float">
            <text:p>424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12</text:p>
          </table:table-cell>
          <table:table-cell office:value-type="float" office:value="0.173695" calcext:value-type="float">
            <text:p>0.173695</text:p>
          </table:table-cell>
          <table:table-cell office:value-type="float" office:value="0.001828" calcext:value-type="float">
            <text:p>0.001828</text:p>
          </table:table-cell>
          <table:table-cell office:value-type="float" office:value="0" calcext:value-type="float">
            <text:p>0</text:p>
          </table:table-cell>
          <table:table-cell office:value-type="float" office:value="42346" calcext:value-type="float">
            <text:p>423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13</text:p>
          </table:table-cell>
          <table:table-cell office:value-type="float" office:value="0.186676" calcext:value-type="float">
            <text:p>0.186676</text:p>
          </table:table-cell>
          <table:table-cell office:value-type="float" office:value="0.001886" calcext:value-type="float">
            <text:p>0.001886</text:p>
          </table:table-cell>
          <table:table-cell office:value-type="float" office:value="0" calcext:value-type="float">
            <text:p>0</text:p>
          </table:table-cell>
          <table:table-cell office:value-type="float" office:value="42368" calcext:value-type="float">
            <text:p>423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14</text:p>
          </table:table-cell>
          <table:table-cell office:value-type="float" office:value="0.162613" calcext:value-type="float">
            <text:p>0.162613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" calcext:value-type="float">
            <text:p>0</text:p>
          </table:table-cell>
          <table:table-cell office:value-type="float" office:value="31918" calcext:value-type="float">
            <text:p>319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15</text:p>
          </table:table-cell>
          <table:table-cell office:value-type="float" office:value="0.702685" calcext:value-type="float">
            <text:p>0.702685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0" calcext:value-type="float">
            <text:p>0</text:p>
          </table:table-cell>
          <table:table-cell office:value-type="float" office:value="46466" calcext:value-type="float">
            <text:p>464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16</text:p>
          </table:table-cell>
          <table:table-cell office:value-type="float" office:value="0.226604" calcext:value-type="float">
            <text:p>0.226604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" calcext:value-type="float">
            <text:p>0</text:p>
          </table:table-cell>
          <table:table-cell office:value-type="float" office:value="35116" calcext:value-type="float">
            <text:p>351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17</text:p>
          </table:table-cell>
          <table:table-cell office:value-type="float" office:value="0.246056" calcext:value-type="float">
            <text:p>0.246056</text:p>
          </table:table-cell>
          <table:table-cell office:value-type="float" office:value="0.001459" calcext:value-type="float">
            <text:p>0.001459</text:p>
          </table:table-cell>
          <table:table-cell office:value-type="float" office:value="0" calcext:value-type="float">
            <text:p>0</text:p>
          </table:table-cell>
          <table:table-cell office:value-type="float" office:value="29418" calcext:value-type="float">
            <text:p>294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18</text:p>
          </table:table-cell>
          <table:table-cell office:value-type="float" office:value="0.288392" calcext:value-type="float">
            <text:p>0.288392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" calcext:value-type="float">
            <text:p>0</text:p>
          </table:table-cell>
          <table:table-cell office:value-type="float" office:value="30812" calcext:value-type="float">
            <text:p>308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19</text:p>
          </table:table-cell>
          <table:table-cell office:value-type="float" office:value="0.65668" calcext:value-type="float">
            <text:p>0.65668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" calcext:value-type="float">
            <text:p>0</text:p>
          </table:table-cell>
          <table:table-cell office:value-type="float" office:value="23827" calcext:value-type="float">
            <text:p>2382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20</text:p>
          </table:table-cell>
          <table:table-cell office:value-type="float" office:value="0.22617" calcext:value-type="float">
            <text:p>0.22617</text:p>
          </table:table-cell>
          <table:table-cell office:value-type="float" office:value="0.002035" calcext:value-type="float">
            <text:p>0.002035</text:p>
          </table:table-cell>
          <table:table-cell office:value-type="float" office:value="0" calcext:value-type="float">
            <text:p>0</text:p>
          </table:table-cell>
          <table:table-cell office:value-type="float" office:value="38670" calcext:value-type="float">
            <text:p>386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21</text:p>
          </table:table-cell>
          <table:table-cell office:value-type="float" office:value="0.119313" calcext:value-type="float">
            <text:p>0.119313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0" calcext:value-type="float">
            <text:p>0</text:p>
          </table:table-cell>
          <table:table-cell office:value-type="float" office:value="42218" calcext:value-type="float">
            <text:p>422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22</text:p>
          </table:table-cell>
          <table:table-cell office:value-type="float" office:value="0.112104" calcext:value-type="float">
            <text:p>0.11210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" calcext:value-type="float">
            <text:p>0</text:p>
          </table:table-cell>
          <table:table-cell office:value-type="float" office:value="34940" calcext:value-type="float">
            <text:p>349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23</text:p>
          </table:table-cell>
          <table:table-cell office:value-type="float" office:value="0.062345" calcext:value-type="float">
            <text:p>0.062345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" calcext:value-type="float">
            <text:p>0</text:p>
          </table:table-cell>
          <table:table-cell office:value-type="float" office:value="27459" calcext:value-type="float">
            <text:p>274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24</text:p>
          </table:table-cell>
          <table:table-cell office:value-type="float" office:value="0.106333" calcext:value-type="float">
            <text:p>0.106333</text:p>
          </table:table-cell>
          <table:table-cell office:value-type="float" office:value="0.000987" calcext:value-type="float">
            <text:p>0.000987</text:p>
          </table:table-cell>
          <table:table-cell office:value-type="float" office:value="0" calcext:value-type="float">
            <text:p>0</text:p>
          </table:table-cell>
          <table:table-cell office:value-type="float" office:value="21844" calcext:value-type="float">
            <text:p>218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25</text:p>
          </table:table-cell>
          <table:table-cell office:value-type="float" office:value="0.126927" calcext:value-type="float">
            <text:p>0.126927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" calcext:value-type="float">
            <text:p>0</text:p>
          </table:table-cell>
          <table:table-cell office:value-type="float" office:value="55492" calcext:value-type="float">
            <text:p>554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26</text:p>
          </table:table-cell>
          <table:table-cell office:value-type="float" office:value="0.155143" calcext:value-type="float">
            <text:p>0.155143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0" calcext:value-type="float">
            <text:p>0</text:p>
          </table:table-cell>
          <table:table-cell office:value-type="float" office:value="30673" calcext:value-type="float">
            <text:p>306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27</text:p>
          </table:table-cell>
          <table:table-cell office:value-type="float" office:value="0.098905" calcext:value-type="float">
            <text:p>0.098905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" calcext:value-type="float">
            <text:p>0</text:p>
          </table:table-cell>
          <table:table-cell office:value-type="float" office:value="49491" calcext:value-type="float">
            <text:p>494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28</text:p>
          </table:table-cell>
          <table:table-cell office:value-type="float" office:value="0.22004" calcext:value-type="float">
            <text:p>0.22004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" calcext:value-type="float">
            <text:p>0</text:p>
          </table:table-cell>
          <table:table-cell office:value-type="float" office:value="38591" calcext:value-type="float">
            <text:p>385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29</text:p>
          </table:table-cell>
          <table:table-cell office:value-type="float" office:value="0.136642" calcext:value-type="float">
            <text:p>0.136642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" calcext:value-type="float">
            <text:p>0</text:p>
          </table:table-cell>
          <table:table-cell office:value-type="float" office:value="26344" calcext:value-type="float">
            <text:p>263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30</text:p>
          </table:table-cell>
          <table:table-cell office:value-type="float" office:value="0.145933" calcext:value-type="float">
            <text:p>0.145933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" calcext:value-type="float">
            <text:p>0</text:p>
          </table:table-cell>
          <table:table-cell office:value-type="float" office:value="29338" calcext:value-type="float">
            <text:p>293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31</text:p>
          </table:table-cell>
          <table:table-cell office:value-type="float" office:value="0.134918" calcext:value-type="float">
            <text:p>0.134918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" calcext:value-type="float">
            <text:p>0</text:p>
          </table:table-cell>
          <table:table-cell office:value-type="float" office:value="21713" calcext:value-type="float">
            <text:p>217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32</text:p>
          </table:table-cell>
          <table:table-cell office:value-type="float" office:value="0.108596" calcext:value-type="float">
            <text:p>0.108596</text:p>
          </table:table-cell>
          <table:table-cell office:value-type="float" office:value="0.001999" calcext:value-type="float">
            <text:p>0.001999</text:p>
          </table:table-cell>
          <table:table-cell office:value-type="float" office:value="0" calcext:value-type="float">
            <text:p>0</text:p>
          </table:table-cell>
          <table:table-cell office:value-type="float" office:value="41129" calcext:value-type="float">
            <text:p>411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33</text:p>
          </table:table-cell>
          <table:table-cell office:value-type="float" office:value="0.115571" calcext:value-type="float">
            <text:p>0.115571</text:p>
          </table:table-cell>
          <table:table-cell office:value-type="float" office:value="0.001712" calcext:value-type="float">
            <text:p>0.001712</text:p>
          </table:table-cell>
          <table:table-cell office:value-type="float" office:value="0" calcext:value-type="float">
            <text:p>0</text:p>
          </table:table-cell>
          <table:table-cell office:value-type="float" office:value="50451" calcext:value-type="float">
            <text:p>504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34</text:p>
          </table:table-cell>
          <table:table-cell office:value-type="float" office:value="0.136363" calcext:value-type="float">
            <text:p>0.136363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" calcext:value-type="float">
            <text:p>0</text:p>
          </table:table-cell>
          <table:table-cell office:value-type="float" office:value="47495" calcext:value-type="float">
            <text:p>47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35</text:p>
          </table:table-cell>
          <table:table-cell office:value-type="float" office:value="0.070075" calcext:value-type="float">
            <text:p>0.070075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" calcext:value-type="float">
            <text:p>0</text:p>
          </table:table-cell>
          <table:table-cell office:value-type="float" office:value="20748" calcext:value-type="float">
            <text:p>207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36</text:p>
          </table:table-cell>
          <table:table-cell office:value-type="float" office:value="0.153605" calcext:value-type="float">
            <text:p>0.153605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0" calcext:value-type="float">
            <text:p>0</text:p>
          </table:table-cell>
          <table:table-cell office:value-type="float" office:value="32893" calcext:value-type="float">
            <text:p>328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37</text:p>
          </table:table-cell>
          <table:table-cell office:value-type="float" office:value="0.150934" calcext:value-type="float">
            <text:p>0.150934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" calcext:value-type="float">
            <text:p>0</text:p>
          </table:table-cell>
          <table:table-cell office:value-type="float" office:value="30906" calcext:value-type="float">
            <text:p>309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38</text:p>
          </table:table-cell>
          <table:table-cell office:value-type="float" office:value="0.074078" calcext:value-type="float">
            <text:p>0.074078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" calcext:value-type="float">
            <text:p>0</text:p>
          </table:table-cell>
          <table:table-cell office:value-type="float" office:value="33043" calcext:value-type="float">
            <text:p>330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39</text:p>
          </table:table-cell>
          <table:table-cell office:value-type="float" office:value="0.124588" calcext:value-type="float">
            <text:p>0.124588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0" calcext:value-type="float">
            <text:p>0</text:p>
          </table:table-cell>
          <table:table-cell office:value-type="float" office:value="27658" calcext:value-type="float">
            <text:p>276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40</text:p>
          </table:table-cell>
          <table:table-cell office:value-type="float" office:value="0.217278" calcext:value-type="float">
            <text:p>0.217278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" calcext:value-type="float">
            <text:p>0</text:p>
          </table:table-cell>
          <table:table-cell office:value-type="float" office:value="14181" calcext:value-type="float">
            <text:p>141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41</text:p>
          </table:table-cell>
          <table:table-cell office:value-type="float" office:value="0.132446" calcext:value-type="float">
            <text:p>0.132446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" calcext:value-type="float">
            <text:p>0</text:p>
          </table:table-cell>
          <table:table-cell office:value-type="float" office:value="31192" calcext:value-type="float">
            <text:p>311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42</text:p>
          </table:table-cell>
          <table:table-cell office:value-type="float" office:value="0.070522" calcext:value-type="float">
            <text:p>0.070522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" calcext:value-type="float">
            <text:p>0</text:p>
          </table:table-cell>
          <table:table-cell office:value-type="float" office:value="14607" calcext:value-type="float">
            <text:p>146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43</text:p>
          </table:table-cell>
          <table:table-cell office:value-type="float" office:value="0.142812" calcext:value-type="float">
            <text:p>0.1428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33468" calcext:value-type="float">
            <text:p>334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44</text:p>
          </table:table-cell>
          <table:table-cell office:value-type="float" office:value="0.137758" calcext:value-type="float">
            <text:p>0.137758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" calcext:value-type="float">
            <text:p>0</text:p>
          </table:table-cell>
          <table:table-cell office:value-type="float" office:value="30044" calcext:value-type="float">
            <text:p>300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45</text:p>
          </table:table-cell>
          <table:table-cell office:value-type="float" office:value="0.234162" calcext:value-type="float">
            <text:p>0.234162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0" calcext:value-type="float">
            <text:p>0</text:p>
          </table:table-cell>
          <table:table-cell office:value-type="float" office:value="26409" calcext:value-type="float">
            <text:p>264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46</text:p>
          </table:table-cell>
          <table:table-cell office:value-type="float" office:value="0.056305" calcext:value-type="float">
            <text:p>0.056305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" calcext:value-type="float">
            <text:p>0</text:p>
          </table:table-cell>
          <table:table-cell office:value-type="float" office:value="12139" calcext:value-type="float">
            <text:p>121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47</text:p>
          </table:table-cell>
          <table:table-cell office:value-type="float" office:value="0.069182" calcext:value-type="float">
            <text:p>0.069182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" calcext:value-type="float">
            <text:p>0</text:p>
          </table:table-cell>
          <table:table-cell office:value-type="float" office:value="18145" calcext:value-type="float">
            <text:p>181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48</text:p>
          </table:table-cell>
          <table:table-cell office:value-type="float" office:value="0.079053" calcext:value-type="float">
            <text:p>0.079053</text:p>
          </table:table-cell>
          <table:table-cell office:value-type="float" office:value="0.001641" calcext:value-type="float">
            <text:p>0.001641</text:p>
          </table:table-cell>
          <table:table-cell office:value-type="float" office:value="0" calcext:value-type="float">
            <text:p>0</text:p>
          </table:table-cell>
          <table:table-cell office:value-type="float" office:value="45579" calcext:value-type="float">
            <text:p>455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49</text:p>
          </table:table-cell>
          <table:table-cell office:value-type="float" office:value="0.057236" calcext:value-type="float">
            <text:p>0.057236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" calcext:value-type="float">
            <text:p>0</text:p>
          </table:table-cell>
          <table:table-cell office:value-type="float" office:value="30527" calcext:value-type="float">
            <text:p>305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50</text:p>
          </table:table-cell>
          <table:table-cell office:value-type="float" office:value="0.137781" calcext:value-type="float">
            <text:p>0.13778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" calcext:value-type="float">
            <text:p>0</text:p>
          </table:table-cell>
          <table:table-cell office:value-type="float" office:value="26243" calcext:value-type="float">
            <text:p>262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51</text:p>
          </table:table-cell>
          <table:table-cell office:value-type="float" office:value="0.137359" calcext:value-type="float">
            <text:p>0.137359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" calcext:value-type="float">
            <text:p>0</text:p>
          </table:table-cell>
          <table:table-cell office:value-type="float" office:value="25485" calcext:value-type="float">
            <text:p>254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52</text:p>
          </table:table-cell>
          <table:table-cell office:value-type="float" office:value="0.144567" calcext:value-type="float">
            <text:p>0.144567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" calcext:value-type="float">
            <text:p>0</text:p>
          </table:table-cell>
          <table:table-cell office:value-type="float" office:value="33315" calcext:value-type="float">
            <text:p>333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53:53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2:56:05.778020515</dc:date>
    <meta:editing-duration>PT1M47S</meta:editing-duration>
    <meta:editing-cycles>1</meta:editing-cycles>
    <meta:document-statistic meta:table-count="1" meta:cell-count="1778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78cm" svg:y="0.315cm" chart:style-name="ch2">
          <text:p>Test 289, 200 TPS</text:p>
        </chart:title>
        <chart:legend chart:legend-position="end" svg:x="13.366cm" svg:y="3.337cm" style:legend-expansion="high" chart:style-name="ch3"/>
        <chart:plot-area chart:style-name="ch4" table:cell-range-address="test289.C1:test289.G254" chart:data-source-has-labels="row" svg:x="0.32cm" svg:y="1.248cm" svg:width="12.726cm" svg:height="7.572cm">
          <chartooo:coordinate-region svg:x="1.682cm" svg:y="1.369cm" svg:width="11.364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89.C2:test289.C254" chart:label-cell-address="test289.C1:test289.C1" chart:class="chart:bar">
            <chart:data-point chart:repeated="253"/>
          </chart:series>
          <chart:series chart:style-name="ch9" chart:values-cell-range-address="test289.D2:test289.D254" chart:label-cell-address="test289.D1:test289.D1" chart:class="chart:bar">
            <chart:data-point chart:repeated="253"/>
          </chart:series>
          <chart:series chart:style-name="ch10" chart:values-cell-range-address="test289.E2:test289.E254" chart:label-cell-address="test289.E1:test289.E1" chart:class="chart:bar">
            <chart:data-point chart:repeated="253"/>
          </chart:series>
          <chart:series chart:style-name="ch11" chart:values-cell-range-address="test289.F2:test289.F254" chart:label-cell-address="test289.F1:test289.F1" chart:class="chart:bar">
            <chart:data-point chart:repeated="253"/>
          </chart:series>
          <chart:series chart:style-name="ch12" chart:values-cell-range-address="test289.G2:test289.G254" chart:label-cell-address="test289.G1:test289.G1" chart:class="chart:bar">
            <chart:data-point chart:repeated="2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9.C1:test289.C1</svg:desc>
                </draw:g>
              </table:table-cell>
              <table:table-cell office:value-type="string">
                <text:p>xfertime</text:p>
                <draw:g>
                  <svg:desc>test289.D1:test289.D1</svg:desc>
                </draw:g>
              </table:table-cell>
              <table:table-cell office:value-type="string">
                <text:p>thinktime</text:p>
                <draw:g>
                  <svg:desc>test289.E1:test289.E1</svg:desc>
                </draw:g>
              </table:table-cell>
              <table:table-cell office:value-type="string">
                <text:p>bytes</text:p>
                <draw:g>
                  <svg:desc>test289.F1:test289.F1</svg:desc>
                </draw:g>
              </table:table-cell>
              <table:table-cell office:value-type="string">
                <text:p>transactions</text:p>
                <draw:g>
                  <svg:desc>test289.G1:test289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4515">
                <text:p>0.784515</text:p>
                <draw:g>
                  <svg:desc>test289.C2:test289.C254</svg:desc>
                </draw:g>
              </table:table-cell>
              <table:table-cell office:value-type="float" office:value="0.006756">
                <text:p>0.006756</text:p>
                <draw:g>
                  <svg:desc>test289.D2:test289.D254</svg:desc>
                </draw:g>
              </table:table-cell>
              <table:table-cell office:value-type="float" office:value="0">
                <text:p>0</text:p>
                <draw:g>
                  <svg:desc>test289.E2:test289.E254</svg:desc>
                </draw:g>
              </table:table-cell>
              <table:table-cell office:value-type="float" office:value="34623">
                <text:p>34623</text:p>
                <draw:g>
                  <svg:desc>test289.F2:test289.F254</svg:desc>
                </draw:g>
              </table:table-cell>
              <table:table-cell office:value-type="float" office:value="237">
                <text:p>237</text:p>
                <draw:g>
                  <svg:desc>test289.G2:test289.G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4774">
                <text:p>0.594774</text:p>
              </table:table-cell>
              <table:table-cell office:value-type="float" office:value="0.005076">
                <text:p>0.005076</text:p>
              </table:table-cell>
              <table:table-cell office:value-type="float" office:value="0">
                <text:p>0</text:p>
              </table:table-cell>
              <table:table-cell office:value-type="float" office:value="36207">
                <text:p>3620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2191">
                <text:p>0.462191</text:p>
              </table:table-cell>
              <table:table-cell office:value-type="float" office:value="0.003294">
                <text:p>0.003294</text:p>
              </table:table-cell>
              <table:table-cell office:value-type="float" office:value="0">
                <text:p>0</text:p>
              </table:table-cell>
              <table:table-cell office:value-type="float" office:value="38449">
                <text:p>384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5519">
                <text:p>0.305519</text:p>
              </table:table-cell>
              <table:table-cell office:value-type="float" office:value="0.004862">
                <text:p>0.004862</text:p>
              </table:table-cell>
              <table:table-cell office:value-type="float" office:value="0">
                <text:p>0</text:p>
              </table:table-cell>
              <table:table-cell office:value-type="float" office:value="32475">
                <text:p>3247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6539">
                <text:p>0.336539</text:p>
              </table:table-cell>
              <table:table-cell office:value-type="float" office:value="0.002593">
                <text:p>0.002593</text:p>
              </table:table-cell>
              <table:table-cell office:value-type="float" office:value="0">
                <text:p>0</text:p>
              </table:table-cell>
              <table:table-cell office:value-type="float" office:value="31717">
                <text:p>3171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568">
                <text:p>0.275568</text:p>
              </table:table-cell>
              <table:table-cell office:value-type="float" office:value="0.00432">
                <text:p>0.00432</text:p>
              </table:table-cell>
              <table:table-cell office:value-type="float" office:value="0">
                <text:p>0</text:p>
              </table:table-cell>
              <table:table-cell office:value-type="float" office:value="40621">
                <text:p>4062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9908">
                <text:p>0.199908</text:p>
              </table:table-cell>
              <table:table-cell office:value-type="float" office:value="0.002344">
                <text:p>0.002344</text:p>
              </table:table-cell>
              <table:table-cell office:value-type="float" office:value="0">
                <text:p>0</text:p>
              </table:table-cell>
              <table:table-cell office:value-type="float" office:value="32332">
                <text:p>3233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6344">
                <text:p>0.286344</text:p>
              </table:table-cell>
              <table:table-cell office:value-type="float" office:value="0.002807">
                <text:p>0.002807</text:p>
              </table:table-cell>
              <table:table-cell office:value-type="float" office:value="0">
                <text:p>0</text:p>
              </table:table-cell>
              <table:table-cell office:value-type="float" office:value="32888">
                <text:p>3288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0367">
                <text:p>0.370367</text:p>
              </table:table-cell>
              <table:table-cell office:value-type="float" office:value="0.004632">
                <text:p>0.004632</text:p>
              </table:table-cell>
              <table:table-cell office:value-type="float" office:value="0">
                <text:p>0</text:p>
              </table:table-cell>
              <table:table-cell office:value-type="float" office:value="48768">
                <text:p>487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096">
                <text:p>0.25096</text:p>
              </table:table-cell>
              <table:table-cell office:value-type="float" office:value="0.002354">
                <text:p>0.002354</text:p>
              </table:table-cell>
              <table:table-cell office:value-type="float" office:value="0">
                <text:p>0</text:p>
              </table:table-cell>
              <table:table-cell office:value-type="float" office:value="33824">
                <text:p>3382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8715">
                <text:p>0.228715</text:p>
              </table:table-cell>
              <table:table-cell office:value-type="float" office:value="0.004278">
                <text:p>0.004278</text:p>
              </table:table-cell>
              <table:table-cell office:value-type="float" office:value="0">
                <text:p>0</text:p>
              </table:table-cell>
              <table:table-cell office:value-type="float" office:value="39044">
                <text:p>3904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7013">
                <text:p>0.307013</text:p>
              </table:table-cell>
              <table:table-cell office:value-type="float" office:value="0.002968">
                <text:p>0.002968</text:p>
              </table:table-cell>
              <table:table-cell office:value-type="float" office:value="0">
                <text:p>0</text:p>
              </table:table-cell>
              <table:table-cell office:value-type="float" office:value="42776">
                <text:p>4277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1184">
                <text:p>0.281184</text:p>
              </table:table-cell>
              <table:table-cell office:value-type="float" office:value="0.003467">
                <text:p>0.003467</text:p>
              </table:table-cell>
              <table:table-cell office:value-type="float" office:value="0">
                <text:p>0</text:p>
              </table:table-cell>
              <table:table-cell office:value-type="float" office:value="29702">
                <text:p>297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7973">
                <text:p>0.267973</text:p>
              </table:table-cell>
              <table:table-cell office:value-type="float" office:value="0.002894">
                <text:p>0.002894</text:p>
              </table:table-cell>
              <table:table-cell office:value-type="float" office:value="0">
                <text:p>0</text:p>
              </table:table-cell>
              <table:table-cell office:value-type="float" office:value="36275">
                <text:p>3627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1867">
                <text:p>0.541867</text:p>
              </table:table-cell>
              <table:table-cell office:value-type="float" office:value="0.00267">
                <text:p>0.00267</text:p>
              </table:table-cell>
              <table:table-cell office:value-type="float" office:value="0">
                <text:p>0</text:p>
              </table:table-cell>
              <table:table-cell office:value-type="float" office:value="36743">
                <text:p>3674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6385">
                <text:p>0.266385</text:p>
              </table:table-cell>
              <table:table-cell office:value-type="float" office:value="0.001966">
                <text:p>0.001966</text:p>
              </table:table-cell>
              <table:table-cell office:value-type="float" office:value="0">
                <text:p>0</text:p>
              </table:table-cell>
              <table:table-cell office:value-type="float" office:value="30932">
                <text:p>309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2912">
                <text:p>0.212912</text:p>
              </table:table-cell>
              <table:table-cell office:value-type="float" office:value="0.003554">
                <text:p>0.003554</text:p>
              </table:table-cell>
              <table:table-cell office:value-type="float" office:value="0">
                <text:p>0</text:p>
              </table:table-cell>
              <table:table-cell office:value-type="float" office:value="43784">
                <text:p>4378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7571">
                <text:p>0.237571</text:p>
              </table:table-cell>
              <table:table-cell office:value-type="float" office:value="0.002058">
                <text:p>0.002058</text:p>
              </table:table-cell>
              <table:table-cell office:value-type="float" office:value="0">
                <text:p>0</text:p>
              </table:table-cell>
              <table:table-cell office:value-type="float" office:value="25811">
                <text:p>258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6252">
                <text:p>0.216252</text:p>
              </table:table-cell>
              <table:table-cell office:value-type="float" office:value="0.00254">
                <text:p>0.00254</text:p>
              </table:table-cell>
              <table:table-cell office:value-type="float" office:value="0">
                <text:p>0</text:p>
              </table:table-cell>
              <table:table-cell office:value-type="float" office:value="33953">
                <text:p>3395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4879">
                <text:p>0.264879</text:p>
              </table:table-cell>
              <table:table-cell office:value-type="float" office:value="0.003092">
                <text:p>0.003092</text:p>
              </table:table-cell>
              <table:table-cell office:value-type="float" office:value="0">
                <text:p>0</text:p>
              </table:table-cell>
              <table:table-cell office:value-type="float" office:value="37106">
                <text:p>371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3813">
                <text:p>0.303813</text:p>
              </table:table-cell>
              <table:table-cell office:value-type="float" office:value="0.005397">
                <text:p>0.005397</text:p>
              </table:table-cell>
              <table:table-cell office:value-type="float" office:value="0">
                <text:p>0</text:p>
              </table:table-cell>
              <table:table-cell office:value-type="float" office:value="35862">
                <text:p>3586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9736">
                <text:p>0.279736</text:p>
              </table:table-cell>
              <table:table-cell office:value-type="float" office:value="0.003976">
                <text:p>0.003976</text:p>
              </table:table-cell>
              <table:table-cell office:value-type="float" office:value="0">
                <text:p>0</text:p>
              </table:table-cell>
              <table:table-cell office:value-type="float" office:value="33349">
                <text:p>3334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0114">
                <text:p>0.220114</text:p>
              </table:table-cell>
              <table:table-cell office:value-type="float" office:value="0.004646">
                <text:p>0.004646</text:p>
              </table:table-cell>
              <table:table-cell office:value-type="float" office:value="0">
                <text:p>0</text:p>
              </table:table-cell>
              <table:table-cell office:value-type="float" office:value="30389">
                <text:p>3038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2793">
                <text:p>0.232793</text:p>
              </table:table-cell>
              <table:table-cell office:value-type="float" office:value="0.002759">
                <text:p>0.002759</text:p>
              </table:table-cell>
              <table:table-cell office:value-type="float" office:value="0">
                <text:p>0</text:p>
              </table:table-cell>
              <table:table-cell office:value-type="float" office:value="32777">
                <text:p>3277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325">
                <text:p>0.24325</text:p>
              </table:table-cell>
              <table:table-cell office:value-type="float" office:value="0.003352">
                <text:p>0.003352</text:p>
              </table:table-cell>
              <table:table-cell office:value-type="float" office:value="0">
                <text:p>0</text:p>
              </table:table-cell>
              <table:table-cell office:value-type="float" office:value="48333">
                <text:p>483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7959">
                <text:p>0.177959</text:p>
              </table:table-cell>
              <table:table-cell office:value-type="float" office:value="0.006017">
                <text:p>0.006017</text:p>
              </table:table-cell>
              <table:table-cell office:value-type="float" office:value="0">
                <text:p>0</text:p>
              </table:table-cell>
              <table:table-cell office:value-type="float" office:value="44884">
                <text:p>4488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0383">
                <text:p>0.160383</text:p>
              </table:table-cell>
              <table:table-cell office:value-type="float" office:value="0.00257">
                <text:p>0.00257</text:p>
              </table:table-cell>
              <table:table-cell office:value-type="float" office:value="0">
                <text:p>0</text:p>
              </table:table-cell>
              <table:table-cell office:value-type="float" office:value="35191">
                <text:p>351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9511">
                <text:p>0.249511</text:p>
              </table:table-cell>
              <table:table-cell office:value-type="float" office:value="0.002655">
                <text:p>0.002655</text:p>
              </table:table-cell>
              <table:table-cell office:value-type="float" office:value="0">
                <text:p>0</text:p>
              </table:table-cell>
              <table:table-cell office:value-type="float" office:value="34312">
                <text:p>343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7768">
                <text:p>0.247768</text:p>
              </table:table-cell>
              <table:table-cell office:value-type="float" office:value="0.003251">
                <text:p>0.003251</text:p>
              </table:table-cell>
              <table:table-cell office:value-type="float" office:value="0">
                <text:p>0</text:p>
              </table:table-cell>
              <table:table-cell office:value-type="float" office:value="27911">
                <text:p>279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8061">
                <text:p>0.218061</text:p>
              </table:table-cell>
              <table:table-cell office:value-type="float" office:value="0.00245">
                <text:p>0.00245</text:p>
              </table:table-cell>
              <table:table-cell office:value-type="float" office:value="0">
                <text:p>0</text:p>
              </table:table-cell>
              <table:table-cell office:value-type="float" office:value="31102">
                <text:p>3110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4477">
                <text:p>0.214477</text:p>
              </table:table-cell>
              <table:table-cell office:value-type="float" office:value="0.002566">
                <text:p>0.002566</text:p>
              </table:table-cell>
              <table:table-cell office:value-type="float" office:value="0">
                <text:p>0</text:p>
              </table:table-cell>
              <table:table-cell office:value-type="float" office:value="33888">
                <text:p>3388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9651">
                <text:p>0.279651</text:p>
              </table:table-cell>
              <table:table-cell office:value-type="float" office:value="0.004055">
                <text:p>0.004055</text:p>
              </table:table-cell>
              <table:table-cell office:value-type="float" office:value="0">
                <text:p>0</text:p>
              </table:table-cell>
              <table:table-cell office:value-type="float" office:value="34265">
                <text:p>3426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6642">
                <text:p>0.206642</text:p>
              </table:table-cell>
              <table:table-cell office:value-type="float" office:value="0.004273">
                <text:p>0.004273</text:p>
              </table:table-cell>
              <table:table-cell office:value-type="float" office:value="0">
                <text:p>0</text:p>
              </table:table-cell>
              <table:table-cell office:value-type="float" office:value="29914">
                <text:p>2991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3082">
                <text:p>0.363082</text:p>
              </table:table-cell>
              <table:table-cell office:value-type="float" office:value="0.002616">
                <text:p>0.002616</text:p>
              </table:table-cell>
              <table:table-cell office:value-type="float" office:value="0">
                <text:p>0</text:p>
              </table:table-cell>
              <table:table-cell office:value-type="float" office:value="27573">
                <text:p>2757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1055">
                <text:p>0.251055</text:p>
              </table:table-cell>
              <table:table-cell office:value-type="float" office:value="0.002185">
                <text:p>0.002185</text:p>
              </table:table-cell>
              <table:table-cell office:value-type="float" office:value="0">
                <text:p>0</text:p>
              </table:table-cell>
              <table:table-cell office:value-type="float" office:value="30945">
                <text:p>309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0688">
                <text:p>0.270688</text:p>
              </table:table-cell>
              <table:table-cell office:value-type="float" office:value="0.001707">
                <text:p>0.001707</text:p>
              </table:table-cell>
              <table:table-cell office:value-type="float" office:value="0">
                <text:p>0</text:p>
              </table:table-cell>
              <table:table-cell office:value-type="float" office:value="23296">
                <text:p>2329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6195">
                <text:p>0.276195</text:p>
              </table:table-cell>
              <table:table-cell office:value-type="float" office:value="0.004239">
                <text:p>0.004239</text:p>
              </table:table-cell>
              <table:table-cell office:value-type="float" office:value="0">
                <text:p>0</text:p>
              </table:table-cell>
              <table:table-cell office:value-type="float" office:value="38480">
                <text:p>384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646">
                <text:p>0.35646</text:p>
              </table:table-cell>
              <table:table-cell office:value-type="float" office:value="0.003791">
                <text:p>0.003791</text:p>
              </table:table-cell>
              <table:table-cell office:value-type="float" office:value="0">
                <text:p>0</text:p>
              </table:table-cell>
              <table:table-cell office:value-type="float" office:value="25901">
                <text:p>2590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8338">
                <text:p>0.348338</text:p>
              </table:table-cell>
              <table:table-cell office:value-type="float" office:value="0.002169">
                <text:p>0.002169</text:p>
              </table:table-cell>
              <table:table-cell office:value-type="float" office:value="0">
                <text:p>0</text:p>
              </table:table-cell>
              <table:table-cell office:value-type="float" office:value="27938">
                <text:p>2793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5165">
                <text:p>0.315165</text:p>
              </table:table-cell>
              <table:table-cell office:value-type="float" office:value="0.004586">
                <text:p>0.004586</text:p>
              </table:table-cell>
              <table:table-cell office:value-type="float" office:value="0">
                <text:p>0</text:p>
              </table:table-cell>
              <table:table-cell office:value-type="float" office:value="31634">
                <text:p>3163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8771">
                <text:p>0.268771</text:p>
              </table:table-cell>
              <table:table-cell office:value-type="float" office:value="0.003591">
                <text:p>0.003591</text:p>
              </table:table-cell>
              <table:table-cell office:value-type="float" office:value="0">
                <text:p>0</text:p>
              </table:table-cell>
              <table:table-cell office:value-type="float" office:value="27446">
                <text:p>2744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9567">
                <text:p>0.319567</text:p>
              </table:table-cell>
              <table:table-cell office:value-type="float" office:value="0.005384">
                <text:p>0.005384</text:p>
              </table:table-cell>
              <table:table-cell office:value-type="float" office:value="0">
                <text:p>0</text:p>
              </table:table-cell>
              <table:table-cell office:value-type="float" office:value="25088">
                <text:p>2508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2962">
                <text:p>0.422962</text:p>
              </table:table-cell>
              <table:table-cell office:value-type="float" office:value="0.003207">
                <text:p>0.003207</text:p>
              </table:table-cell>
              <table:table-cell office:value-type="float" office:value="0">
                <text:p>0</text:p>
              </table:table-cell>
              <table:table-cell office:value-type="float" office:value="36915">
                <text:p>3691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6538">
                <text:p>0.346538</text:p>
              </table:table-cell>
              <table:table-cell office:value-type="float" office:value="0.002263">
                <text:p>0.002263</text:p>
              </table:table-cell>
              <table:table-cell office:value-type="float" office:value="0">
                <text:p>0</text:p>
              </table:table-cell>
              <table:table-cell office:value-type="float" office:value="25741">
                <text:p>2574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9211">
                <text:p>0.319211</text:p>
              </table:table-cell>
              <table:table-cell office:value-type="float" office:value="0.001813">
                <text:p>0.001813</text:p>
              </table:table-cell>
              <table:table-cell office:value-type="float" office:value="0">
                <text:p>0</text:p>
              </table:table-cell>
              <table:table-cell office:value-type="float" office:value="22575">
                <text:p>225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33096">
                <text:p>3.733096</text:p>
              </table:table-cell>
              <table:table-cell office:value-type="float" office:value="0.003302">
                <text:p>0.003302</text:p>
              </table:table-cell>
              <table:table-cell office:value-type="float" office:value="0">
                <text:p>0</text:p>
              </table:table-cell>
              <table:table-cell office:value-type="float" office:value="29185">
                <text:p>2918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05207">
                <text:p>10.05207</text:p>
              </table:table-cell>
              <table:table-cell office:value-type="float" office:value="0.003008">
                <text:p>0.003008</text:p>
              </table:table-cell>
              <table:table-cell office:value-type="float" office:value="0">
                <text:p>0</text:p>
              </table:table-cell>
              <table:table-cell office:value-type="float" office:value="22645">
                <text:p>2264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548169">
                <text:p>9.548169</text:p>
              </table:table-cell>
              <table:table-cell office:value-type="float" office:value="0.003266">
                <text:p>0.003266</text:p>
              </table:table-cell>
              <table:table-cell office:value-type="float" office:value="0">
                <text:p>0</text:p>
              </table:table-cell>
              <table:table-cell office:value-type="float" office:value="22894">
                <text:p>2289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99028">
                <text:p>9.999028</text:p>
              </table:table-cell>
              <table:table-cell office:value-type="float" office:value="0.001173">
                <text:p>0.001173</text:p>
              </table:table-cell>
              <table:table-cell office:value-type="float" office:value="0">
                <text:p>0</text:p>
              </table:table-cell>
              <table:table-cell office:value-type="float" office:value="22197">
                <text:p>221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948255">
                <text:p>8.948255</text:p>
              </table:table-cell>
              <table:table-cell office:value-type="float" office:value="0.001275">
                <text:p>0.001275</text:p>
              </table:table-cell>
              <table:table-cell office:value-type="float" office:value="0">
                <text:p>0</text:p>
              </table:table-cell>
              <table:table-cell office:value-type="float" office:value="25134">
                <text:p>251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374102">
                <text:p>10.374102</text:p>
              </table:table-cell>
              <table:table-cell office:value-type="float" office:value="0.001487">
                <text:p>0.001487</text:p>
              </table:table-cell>
              <table:table-cell office:value-type="float" office:value="0">
                <text:p>0</text:p>
              </table:table-cell>
              <table:table-cell office:value-type="float" office:value="28709">
                <text:p>287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99738">
                <text:p>8.599738</text:p>
              </table:table-cell>
              <table:table-cell office:value-type="float" office:value="0.001521">
                <text:p>0.001521</text:p>
              </table:table-cell>
              <table:table-cell office:value-type="float" office:value="0">
                <text:p>0</text:p>
              </table:table-cell>
              <table:table-cell office:value-type="float" office:value="23986">
                <text:p>239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565113">
                <text:p>7.565113</text:p>
              </table:table-cell>
              <table:table-cell office:value-type="float" office:value="0.001194">
                <text:p>0.001194</text:p>
              </table:table-cell>
              <table:table-cell office:value-type="float" office:value="0">
                <text:p>0</text:p>
              </table:table-cell>
              <table:table-cell office:value-type="float" office:value="24068">
                <text:p>2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55329">
                <text:p>11.155329</text:p>
              </table:table-cell>
              <table:table-cell office:value-type="float" office:value="0.00151">
                <text:p>0.00151</text:p>
              </table:table-cell>
              <table:table-cell office:value-type="float" office:value="0">
                <text:p>0</text:p>
              </table:table-cell>
              <table:table-cell office:value-type="float" office:value="23869">
                <text:p>238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828387">
                <text:p>6.828387</text:p>
              </table:table-cell>
              <table:table-cell office:value-type="float" office:value="0.002035">
                <text:p>0.002035</text:p>
              </table:table-cell>
              <table:table-cell office:value-type="float" office:value="0">
                <text:p>0</text:p>
              </table:table-cell>
              <table:table-cell office:value-type="float" office:value="39704">
                <text:p>397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68368">
                <text:p>6.868368</text:p>
              </table:table-cell>
              <table:table-cell office:value-type="float" office:value="0.001254">
                <text:p>0.001254</text:p>
              </table:table-cell>
              <table:table-cell office:value-type="float" office:value="0">
                <text:p>0</text:p>
              </table:table-cell>
              <table:table-cell office:value-type="float" office:value="23330">
                <text:p>233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803856">
                <text:p>7.803856</text:p>
              </table:table-cell>
              <table:table-cell office:value-type="float" office:value="0.001181">
                <text:p>0.001181</text:p>
              </table:table-cell>
              <table:table-cell office:value-type="float" office:value="0">
                <text:p>0</text:p>
              </table:table-cell>
              <table:table-cell office:value-type="float" office:value="17002">
                <text:p>170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079346">
                <text:p>14.079346</text:p>
              </table:table-cell>
              <table:table-cell office:value-type="float" office:value="0.00126">
                <text:p>0.00126</text:p>
              </table:table-cell>
              <table:table-cell office:value-type="float" office:value="0">
                <text:p>0</text:p>
              </table:table-cell>
              <table:table-cell office:value-type="float" office:value="26631">
                <text:p>266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93679">
                <text:p>0.093679</text:p>
              </table:table-cell>
              <table:table-cell office:value-type="float" office:value="0.001007">
                <text:p>0.001007</text:p>
              </table:table-cell>
              <table:table-cell office:value-type="float" office:value="0">
                <text:p>0</text:p>
              </table:table-cell>
              <table:table-cell office:value-type="float" office:value="18100">
                <text:p>18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896368">
                <text:p>8.896368</text:p>
              </table:table-cell>
              <table:table-cell office:value-type="float" office:value="0.00087">
                <text:p>0.00087</text:p>
              </table:table-cell>
              <table:table-cell office:value-type="float" office:value="0">
                <text:p>0</text:p>
              </table:table-cell>
              <table:table-cell office:value-type="float" office:value="14912">
                <text:p>149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95838">
                <text:p>15.95838</text:p>
              </table:table-cell>
              <table:table-cell office:value-type="float" office:value="0.000532">
                <text:p>0.000532</text:p>
              </table:table-cell>
              <table:table-cell office:value-type="float" office:value="0">
                <text:p>0</text:p>
              </table:table-cell>
              <table:table-cell office:value-type="float" office:value="15851">
                <text:p>158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7332">
                <text:p>0.907332</text:p>
              </table:table-cell>
              <table:table-cell office:value-type="float" office:value="0.005218">
                <text:p>0.005218</text:p>
              </table:table-cell>
              <table:table-cell office:value-type="float" office:value="0">
                <text:p>0</text:p>
              </table:table-cell>
              <table:table-cell office:value-type="float" office:value="113234">
                <text:p>1132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39669">
                <text:p>6.339669</text:p>
              </table:table-cell>
              <table:table-cell office:value-type="float" office:value="0.000871">
                <text:p>0.000871</text:p>
              </table:table-cell>
              <table:table-cell office:value-type="float" office:value="0">
                <text:p>0</text:p>
              </table:table-cell>
              <table:table-cell office:value-type="float" office:value="18330">
                <text:p>183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031843">
                <text:p>8.031843</text:p>
              </table:table-cell>
              <table:table-cell office:value-type="float" office:value="0.00201">
                <text:p>0.00201</text:p>
              </table:table-cell>
              <table:table-cell office:value-type="float" office:value="0">
                <text:p>0</text:p>
              </table:table-cell>
              <table:table-cell office:value-type="float" office:value="47930">
                <text:p>47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75409">
                <text:p>0.775409</text:p>
              </table:table-cell>
              <table:table-cell office:value-type="float" office:value="0.001242">
                <text:p>0.001242</text:p>
              </table:table-cell>
              <table:table-cell office:value-type="float" office:value="0">
                <text:p>0</text:p>
              </table:table-cell>
              <table:table-cell office:value-type="float" office:value="26154">
                <text:p>26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875231">
                <text:p>8.875231</text:p>
              </table:table-cell>
              <table:table-cell office:value-type="float" office:value="0.002267">
                <text:p>0.002267</text:p>
              </table:table-cell>
              <table:table-cell office:value-type="float" office:value="0">
                <text:p>0</text:p>
              </table:table-cell>
              <table:table-cell office:value-type="float" office:value="48103">
                <text:p>48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16421">
                <text:p>16.716421</text:p>
              </table:table-cell>
              <table:table-cell office:value-type="float" office:value="0.000562">
                <text:p>0.000562</text:p>
              </table:table-cell>
              <table:table-cell office:value-type="float" office:value="0">
                <text:p>0</text:p>
              </table:table-cell>
              <table:table-cell office:value-type="float" office:value="7509">
                <text:p>75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012">
                <text:p>0.07012</text:p>
              </table:table-cell>
              <table:table-cell office:value-type="float" office:value="0.003428">
                <text:p>0.003428</text:p>
              </table:table-cell>
              <table:table-cell office:value-type="float" office:value="0">
                <text:p>0</text:p>
              </table:table-cell>
              <table:table-cell office:value-type="float" office:value="77189">
                <text:p>77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54625">
                <text:p>0.654625</text:p>
              </table:table-cell>
              <table:table-cell office:value-type="float" office:value="0.001377">
                <text:p>0.001377</text:p>
              </table:table-cell>
              <table:table-cell office:value-type="float" office:value="0">
                <text:p>0</text:p>
              </table:table-cell>
              <table:table-cell office:value-type="float" office:value="36029">
                <text:p>360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252213">
                <text:p>6.252213</text:p>
              </table:table-cell>
              <table:table-cell office:value-type="float" office:value="0.004541">
                <text:p>0.004541</text:p>
              </table:table-cell>
              <table:table-cell office:value-type="float" office:value="0">
                <text:p>0</text:p>
              </table:table-cell>
              <table:table-cell office:value-type="float" office:value="43102">
                <text:p>43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1672">
                <text:p>0.191672</text:p>
              </table:table-cell>
              <table:table-cell office:value-type="float" office:value="0.004918">
                <text:p>0.004918</text:p>
              </table:table-cell>
              <table:table-cell office:value-type="float" office:value="0">
                <text:p>0</text:p>
              </table:table-cell>
              <table:table-cell office:value-type="float" office:value="115443">
                <text:p>115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030236">
                <text:p>18.030236</text:p>
              </table:table-cell>
              <table:table-cell office:value-type="float" office:value="0.002003">
                <text:p>0.002003</text:p>
              </table:table-cell>
              <table:table-cell office:value-type="float" office:value="0">
                <text:p>0</text:p>
              </table:table-cell>
              <table:table-cell office:value-type="float" office:value="46168">
                <text:p>461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728157">
                <text:p>9.728157</text:p>
              </table:table-cell>
              <table:table-cell office:value-type="float" office:value="0.003615">
                <text:p>0.003615</text:p>
              </table:table-cell>
              <table:table-cell office:value-type="float" office:value="0">
                <text:p>0</text:p>
              </table:table-cell>
              <table:table-cell office:value-type="float" office:value="86281">
                <text:p>86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312698">
                <text:p>42.312698</text:p>
              </table:table-cell>
              <table:table-cell office:value-type="float" office:value="0.001846">
                <text:p>0.001846</text:p>
              </table:table-cell>
              <table:table-cell office:value-type="float" office:value="0">
                <text:p>0</text:p>
              </table:table-cell>
              <table:table-cell office:value-type="float" office:value="10710">
                <text:p>10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2045">
                <text:p>0.122045</text:p>
              </table:table-cell>
              <table:table-cell office:value-type="float" office:value="0.005641">
                <text:p>0.005641</text:p>
              </table:table-cell>
              <table:table-cell office:value-type="float" office:value="0">
                <text:p>0</text:p>
              </table:table-cell>
              <table:table-cell office:value-type="float" office:value="83149">
                <text:p>83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8176">
                <text:p>0.378176</text:p>
              </table:table-cell>
              <table:table-cell office:value-type="float" office:value="0.001836">
                <text:p>0.001836</text:p>
              </table:table-cell>
              <table:table-cell office:value-type="float" office:value="0">
                <text:p>0</text:p>
              </table:table-cell>
              <table:table-cell office:value-type="float" office:value="75414">
                <text:p>75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64561">
                <text:p>3.064561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20132">
                <text:p>20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02542">
                <text:p>2.902542</text:p>
              </table:table-cell>
              <table:table-cell office:value-type="float" office:value="0.001748">
                <text:p>0.001748</text:p>
              </table:table-cell>
              <table:table-cell office:value-type="float" office:value="0">
                <text:p>0</text:p>
              </table:table-cell>
              <table:table-cell office:value-type="float" office:value="44699">
                <text:p>446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97277">
                <text:p>1.497277</text:p>
              </table:table-cell>
              <table:table-cell office:value-type="float" office:value="0.000806">
                <text:p>0.000806</text:p>
              </table:table-cell>
              <table:table-cell office:value-type="float" office:value="0">
                <text:p>0</text:p>
              </table:table-cell>
              <table:table-cell office:value-type="float" office:value="17268">
                <text:p>172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23737">
                <text:p>3.523737</text:p>
              </table:table-cell>
              <table:table-cell office:value-type="float" office:value="0.001503">
                <text:p>0.001503</text:p>
              </table:table-cell>
              <table:table-cell office:value-type="float" office:value="0">
                <text:p>0</text:p>
              </table:table-cell>
              <table:table-cell office:value-type="float" office:value="30795">
                <text:p>307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86184">
                <text:p>3.586184</text:p>
              </table:table-cell>
              <table:table-cell office:value-type="float" office:value="0.001789">
                <text:p>0.001789</text:p>
              </table:table-cell>
              <table:table-cell office:value-type="float" office:value="0">
                <text:p>0</text:p>
              </table:table-cell>
              <table:table-cell office:value-type="float" office:value="27017">
                <text:p>270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3457">
                <text:p>4.843457</text:p>
              </table:table-cell>
              <table:table-cell office:value-type="float" office:value="0.001574">
                <text:p>0.001574</text:p>
              </table:table-cell>
              <table:table-cell office:value-type="float" office:value="0">
                <text:p>0</text:p>
              </table:table-cell>
              <table:table-cell office:value-type="float" office:value="30963">
                <text:p>309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71273">
                <text:p>2.671273</text:p>
              </table:table-cell>
              <table:table-cell office:value-type="float" office:value="0.005157">
                <text:p>0.005157</text:p>
              </table:table-cell>
              <table:table-cell office:value-type="float" office:value="0">
                <text:p>0</text:p>
              </table:table-cell>
              <table:table-cell office:value-type="float" office:value="72130">
                <text:p>721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750961">
                <text:p>3.750961</text:p>
              </table:table-cell>
              <table:table-cell office:value-type="float" office:value="0.001468">
                <text:p>0.001468</text:p>
              </table:table-cell>
              <table:table-cell office:value-type="float" office:value="0">
                <text:p>0</text:p>
              </table:table-cell>
              <table:table-cell office:value-type="float" office:value="30834">
                <text:p>308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698334">
                <text:p>3.698334</text:p>
              </table:table-cell>
              <table:table-cell office:value-type="float" office:value="0.00115">
                <text:p>0.00115</text:p>
              </table:table-cell>
              <table:table-cell office:value-type="float" office:value="0">
                <text:p>0</text:p>
              </table:table-cell>
              <table:table-cell office:value-type="float" office:value="21639">
                <text:p>216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01425">
                <text:p>3.001425</text:p>
              </table:table-cell>
              <table:table-cell office:value-type="float" office:value="0.001511">
                <text:p>0.001511</text:p>
              </table:table-cell>
              <table:table-cell office:value-type="float" office:value="0">
                <text:p>0</text:p>
              </table:table-cell>
              <table:table-cell office:value-type="float" office:value="27987">
                <text:p>279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56109">
                <text:p>4.656109</text:p>
              </table:table-cell>
              <table:table-cell office:value-type="float" office:value="0.001297">
                <text:p>0.001297</text:p>
              </table:table-cell>
              <table:table-cell office:value-type="float" office:value="0">
                <text:p>0</text:p>
              </table:table-cell>
              <table:table-cell office:value-type="float" office:value="24661">
                <text:p>246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51214">
                <text:p>4.151214</text:p>
              </table:table-cell>
              <table:table-cell office:value-type="float" office:value="0.001386">
                <text:p>0.001386</text:p>
              </table:table-cell>
              <table:table-cell office:value-type="float" office:value="0">
                <text:p>0</text:p>
              </table:table-cell>
              <table:table-cell office:value-type="float" office:value="27562">
                <text:p>275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40471">
                <text:p>2.640471</text:p>
              </table:table-cell>
              <table:table-cell office:value-type="float" office:value="0.001146">
                <text:p>0.001146</text:p>
              </table:table-cell>
              <table:table-cell office:value-type="float" office:value="0">
                <text:p>0</text:p>
              </table:table-cell>
              <table:table-cell office:value-type="float" office:value="23738">
                <text:p>237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85642">
                <text:p>1.285642</text:p>
              </table:table-cell>
              <table:table-cell office:value-type="float" office:value="0.000963">
                <text:p>0.000963</text:p>
              </table:table-cell>
              <table:table-cell office:value-type="float" office:value="0">
                <text:p>0</text:p>
              </table:table-cell>
              <table:table-cell office:value-type="float" office:value="19650">
                <text:p>196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6311">
                <text:p>2.46311</text:p>
              </table:table-cell>
              <table:table-cell office:value-type="float" office:value="0.001582">
                <text:p>0.001582</text:p>
              </table:table-cell>
              <table:table-cell office:value-type="float" office:value="0">
                <text:p>0</text:p>
              </table:table-cell>
              <table:table-cell office:value-type="float" office:value="25323">
                <text:p>253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00707">
                <text:p>1.800707</text:p>
              </table:table-cell>
              <table:table-cell office:value-type="float" office:value="0.001594">
                <text:p>0.001594</text:p>
              </table:table-cell>
              <table:table-cell office:value-type="float" office:value="0">
                <text:p>0</text:p>
              </table:table-cell>
              <table:table-cell office:value-type="float" office:value="24569">
                <text:p>245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969478">
                <text:p>3.969478</text:p>
              </table:table-cell>
              <table:table-cell office:value-type="float" office:value="0.001999">
                <text:p>0.001999</text:p>
              </table:table-cell>
              <table:table-cell office:value-type="float" office:value="0">
                <text:p>0</text:p>
              </table:table-cell>
              <table:table-cell office:value-type="float" office:value="35596">
                <text:p>355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49106">
                <text:p>3.649106</text:p>
              </table:table-cell>
              <table:table-cell office:value-type="float" office:value="0.002256">
                <text:p>0.002256</text:p>
              </table:table-cell>
              <table:table-cell office:value-type="float" office:value="0">
                <text:p>0</text:p>
              </table:table-cell>
              <table:table-cell office:value-type="float" office:value="34384">
                <text:p>343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17235">
                <text:p>3.017235</text:p>
              </table:table-cell>
              <table:table-cell office:value-type="float" office:value="0.002386">
                <text:p>0.002386</text:p>
              </table:table-cell>
              <table:table-cell office:value-type="float" office:value="0">
                <text:p>0</text:p>
              </table:table-cell>
              <table:table-cell office:value-type="float" office:value="32547">
                <text:p>325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989667">
                <text:p>3.989667</text:p>
              </table:table-cell>
              <table:table-cell office:value-type="float" office:value="0.002141">
                <text:p>0.002141</text:p>
              </table:table-cell>
              <table:table-cell office:value-type="float" office:value="0">
                <text:p>0</text:p>
              </table:table-cell>
              <table:table-cell office:value-type="float" office:value="19099">
                <text:p>1909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71915">
                <text:p>4.071915</text:p>
              </table:table-cell>
              <table:table-cell office:value-type="float" office:value="0.001527">
                <text:p>0.001527</text:p>
              </table:table-cell>
              <table:table-cell office:value-type="float" office:value="0">
                <text:p>0</text:p>
              </table:table-cell>
              <table:table-cell office:value-type="float" office:value="29348">
                <text:p>293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702347">
                <text:p>4.702347</text:p>
              </table:table-cell>
              <table:table-cell office:value-type="float" office:value="0.002237">
                <text:p>0.002237</text:p>
              </table:table-cell>
              <table:table-cell office:value-type="float" office:value="0">
                <text:p>0</text:p>
              </table:table-cell>
              <table:table-cell office:value-type="float" office:value="49111">
                <text:p>491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743197">
                <text:p>3.743197</text:p>
              </table:table-cell>
              <table:table-cell office:value-type="float" office:value="0.001977">
                <text:p>0.001977</text:p>
              </table:table-cell>
              <table:table-cell office:value-type="float" office:value="0">
                <text:p>0</text:p>
              </table:table-cell>
              <table:table-cell office:value-type="float" office:value="42277">
                <text:p>422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999993">
                <text:p>3.999993</text:p>
              </table:table-cell>
              <table:table-cell office:value-type="float" office:value="0.001435">
                <text:p>0.001435</text:p>
              </table:table-cell>
              <table:table-cell office:value-type="float" office:value="0">
                <text:p>0</text:p>
              </table:table-cell>
              <table:table-cell office:value-type="float" office:value="28767">
                <text:p>287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17185">
                <text:p>5.317185</text:p>
              </table:table-cell>
              <table:table-cell office:value-type="float" office:value="0.000876">
                <text:p>0.000876</text:p>
              </table:table-cell>
              <table:table-cell office:value-type="float" office:value="0">
                <text:p>0</text:p>
              </table:table-cell>
              <table:table-cell office:value-type="float" office:value="20136">
                <text:p>201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584276">
                <text:p>6.584276</text:p>
              </table:table-cell>
              <table:table-cell office:value-type="float" office:value="0.002218">
                <text:p>0.002218</text:p>
              </table:table-cell>
              <table:table-cell office:value-type="float" office:value="0">
                <text:p>0</text:p>
              </table:table-cell>
              <table:table-cell office:value-type="float" office:value="43190">
                <text:p>431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53757">
                <text:p>5.453757</text:p>
              </table:table-cell>
              <table:table-cell office:value-type="float" office:value="0.002403">
                <text:p>0.002403</text:p>
              </table:table-cell>
              <table:table-cell office:value-type="float" office:value="0">
                <text:p>0</text:p>
              </table:table-cell>
              <table:table-cell office:value-type="float" office:value="43852">
                <text:p>438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681645">
                <text:p>4.681645</text:p>
              </table:table-cell>
              <table:table-cell office:value-type="float" office:value="0.001201">
                <text:p>0.001201</text:p>
              </table:table-cell>
              <table:table-cell office:value-type="float" office:value="0">
                <text:p>0</text:p>
              </table:table-cell>
              <table:table-cell office:value-type="float" office:value="28337">
                <text:p>283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709436">
                <text:p>6.709436</text:p>
              </table:table-cell>
              <table:table-cell office:value-type="float" office:value="0.002203">
                <text:p>0.002203</text:p>
              </table:table-cell>
              <table:table-cell office:value-type="float" office:value="0">
                <text:p>0</text:p>
              </table:table-cell>
              <table:table-cell office:value-type="float" office:value="37376">
                <text:p>373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681932">
                <text:p>6.681932</text:p>
              </table:table-cell>
              <table:table-cell office:value-type="float" office:value="0.001873">
                <text:p>0.001873</text:p>
              </table:table-cell>
              <table:table-cell office:value-type="float" office:value="0">
                <text:p>0</text:p>
              </table:table-cell>
              <table:table-cell office:value-type="float" office:value="41332">
                <text:p>41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805421">
                <text:p>7.805421</text:p>
              </table:table-cell>
              <table:table-cell office:value-type="float" office:value="0.002011">
                <text:p>0.002011</text:p>
              </table:table-cell>
              <table:table-cell office:value-type="float" office:value="0">
                <text:p>0</text:p>
              </table:table-cell>
              <table:table-cell office:value-type="float" office:value="38920">
                <text:p>389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813621">
                <text:p>4.813621</text:p>
              </table:table-cell>
              <table:table-cell office:value-type="float" office:value="0.005242">
                <text:p>0.005242</text:p>
              </table:table-cell>
              <table:table-cell office:value-type="float" office:value="0">
                <text:p>0</text:p>
              </table:table-cell>
              <table:table-cell office:value-type="float" office:value="76290">
                <text:p>762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125213">
                <text:p>7.125213</text:p>
              </table:table-cell>
              <table:table-cell office:value-type="float" office:value="0.004029">
                <text:p>0.004029</text:p>
              </table:table-cell>
              <table:table-cell office:value-type="float" office:value="0">
                <text:p>0</text:p>
              </table:table-cell>
              <table:table-cell office:value-type="float" office:value="84610">
                <text:p>846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547542">
                <text:p>7.547542</text:p>
              </table:table-cell>
              <table:table-cell office:value-type="float" office:value="0.000837">
                <text:p>0.000837</text:p>
              </table:table-cell>
              <table:table-cell office:value-type="float" office:value="0">
                <text:p>0</text:p>
              </table:table-cell>
              <table:table-cell office:value-type="float" office:value="14505">
                <text:p>145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05287">
                <text:p>5.105287</text:p>
              </table:table-cell>
              <table:table-cell office:value-type="float" office:value="0.001924">
                <text:p>0.001924</text:p>
              </table:table-cell>
              <table:table-cell office:value-type="float" office:value="0">
                <text:p>0</text:p>
              </table:table-cell>
              <table:table-cell office:value-type="float" office:value="47566">
                <text:p>475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141669">
                <text:p>6.141669</text:p>
              </table:table-cell>
              <table:table-cell office:value-type="float" office:value="0.001378">
                <text:p>0.001378</text:p>
              </table:table-cell>
              <table:table-cell office:value-type="float" office:value="0">
                <text:p>0</text:p>
              </table:table-cell>
              <table:table-cell office:value-type="float" office:value="37100">
                <text:p>37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822904">
                <text:p>8.822904</text:p>
              </table:table-cell>
              <table:table-cell office:value-type="float" office:value="0.001252">
                <text:p>0.001252</text:p>
              </table:table-cell>
              <table:table-cell office:value-type="float" office:value="0">
                <text:p>0</text:p>
              </table:table-cell>
              <table:table-cell office:value-type="float" office:value="36603">
                <text:p>366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77224">
                <text:p>5.177224</text:p>
              </table:table-cell>
              <table:table-cell office:value-type="float" office:value="0.002988">
                <text:p>0.002988</text:p>
              </table:table-cell>
              <table:table-cell office:value-type="float" office:value="0">
                <text:p>0</text:p>
              </table:table-cell>
              <table:table-cell office:value-type="float" office:value="53916">
                <text:p>539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092011">
                <text:p>10.092011</text:p>
              </table:table-cell>
              <table:table-cell office:value-type="float" office:value="0.00042">
                <text:p>0.00042</text:p>
              </table:table-cell>
              <table:table-cell office:value-type="float" office:value="0">
                <text:p>0</text:p>
              </table:table-cell>
              <table:table-cell office:value-type="float" office:value="8733">
                <text:p>8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286141">
                <text:p>4.286141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24639">
                <text:p>24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731272">
                <text:p>10.731272</text:p>
              </table:table-cell>
              <table:table-cell office:value-type="float" office:value="0.001547">
                <text:p>0.001547</text:p>
              </table:table-cell>
              <table:table-cell office:value-type="float" office:value="0">
                <text:p>0</text:p>
              </table:table-cell>
              <table:table-cell office:value-type="float" office:value="33896">
                <text:p>338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866516">
                <text:p>5.866516</text:p>
              </table:table-cell>
              <table:table-cell office:value-type="float" office:value="0.00157">
                <text:p>0.00157</text:p>
              </table:table-cell>
              <table:table-cell office:value-type="float" office:value="0">
                <text:p>0</text:p>
              </table:table-cell>
              <table:table-cell office:value-type="float" office:value="21260">
                <text:p>21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460381">
                <text:p>2.460381</text:p>
              </table:table-cell>
              <table:table-cell office:value-type="float" office:value="0.003355">
                <text:p>0.003355</text:p>
              </table:table-cell>
              <table:table-cell office:value-type="float" office:value="0">
                <text:p>0</text:p>
              </table:table-cell>
              <table:table-cell office:value-type="float" office:value="98666">
                <text:p>986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05611">
                <text:p>2.805611</text:p>
              </table:table-cell>
              <table:table-cell office:value-type="float" office:value="0.005002">
                <text:p>0.005002</text:p>
              </table:table-cell>
              <table:table-cell office:value-type="float" office:value="0">
                <text:p>0</text:p>
              </table:table-cell>
              <table:table-cell office:value-type="float" office:value="126945">
                <text:p>126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2932">
                <text:p>0.052932</text:p>
              </table:table-cell>
              <table:table-cell office:value-type="float" office:value="0.002986">
                <text:p>0.002986</text:p>
              </table:table-cell>
              <table:table-cell office:value-type="float" office:value="0">
                <text:p>0</text:p>
              </table:table-cell>
              <table:table-cell office:value-type="float" office:value="90857">
                <text:p>908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748967">
                <text:p>16.748967</text:p>
              </table:table-cell>
              <table:table-cell office:value-type="float" office:value="0.011225">
                <text:p>0.011225</text:p>
              </table:table-cell>
              <table:table-cell office:value-type="float" office:value="0">
                <text:p>0</text:p>
              </table:table-cell>
              <table:table-cell office:value-type="float" office:value="32394">
                <text:p>32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33909">
                <text:p>3.933909</text:p>
              </table:table-cell>
              <table:table-cell office:value-type="float" office:value="0.005381">
                <text:p>0.005381</text:p>
              </table:table-cell>
              <table:table-cell office:value-type="float" office:value="0">
                <text:p>0</text:p>
              </table:table-cell>
              <table:table-cell office:value-type="float" office:value="103051">
                <text:p>103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22961">
                <text:p>0.322961</text:p>
              </table:table-cell>
              <table:table-cell office:value-type="float" office:value="0.005375">
                <text:p>0.005375</text:p>
              </table:table-cell>
              <table:table-cell office:value-type="float" office:value="0">
                <text:p>0</text:p>
              </table:table-cell>
              <table:table-cell office:value-type="float" office:value="61229">
                <text:p>61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64424">
                <text:p>0.164424</text:p>
              </table:table-cell>
              <table:table-cell office:value-type="float" office:value="0.004907">
                <text:p>0.004907</text:p>
              </table:table-cell>
              <table:table-cell office:value-type="float" office:value="0">
                <text:p>0</text:p>
              </table:table-cell>
              <table:table-cell office:value-type="float" office:value="120974">
                <text:p>120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5586">
                <text:p>0.255586</text:p>
              </table:table-cell>
              <table:table-cell office:value-type="float" office:value="0.003587">
                <text:p>0.003587</text:p>
              </table:table-cell>
              <table:table-cell office:value-type="float" office:value="0">
                <text:p>0</text:p>
              </table:table-cell>
              <table:table-cell office:value-type="float" office:value="74183">
                <text:p>74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527444">
                <text:p>25.527444</text:p>
              </table:table-cell>
              <table:table-cell office:value-type="float" office:value="0.000584">
                <text:p>0.000584</text:p>
              </table:table-cell>
              <table:table-cell office:value-type="float" office:value="0">
                <text:p>0</text:p>
              </table:table-cell>
              <table:table-cell office:value-type="float" office:value="20668">
                <text:p>20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988383">
                <text:p>5.988383</text:p>
              </table:table-cell>
              <table:table-cell office:value-type="float" office:value="0.004535">
                <text:p>0.004535</text:p>
              </table:table-cell>
              <table:table-cell office:value-type="float" office:value="0">
                <text:p>0</text:p>
              </table:table-cell>
              <table:table-cell office:value-type="float" office:value="12804">
                <text:p>128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257425">
                <text:p>5.257425</text:p>
              </table:table-cell>
              <table:table-cell office:value-type="float" office:value="0.001973">
                <text:p>0.001973</text:p>
              </table:table-cell>
              <table:table-cell office:value-type="float" office:value="0">
                <text:p>0</text:p>
              </table:table-cell>
              <table:table-cell office:value-type="float" office:value="28714">
                <text:p>287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652298">
                <text:p>6.652298</text:p>
              </table:table-cell>
              <table:table-cell office:value-type="float" office:value="0.001805">
                <text:p>0.001805</text:p>
              </table:table-cell>
              <table:table-cell office:value-type="float" office:value="0">
                <text:p>0</text:p>
              </table:table-cell>
              <table:table-cell office:value-type="float" office:value="28879">
                <text:p>288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358518">
                <text:p>4.358518</text:p>
              </table:table-cell>
              <table:table-cell office:value-type="float" office:value="0.000898">
                <text:p>0.000898</text:p>
              </table:table-cell>
              <table:table-cell office:value-type="float" office:value="0">
                <text:p>0</text:p>
              </table:table-cell>
              <table:table-cell office:value-type="float" office:value="16894">
                <text:p>168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598006">
                <text:p>7.598006</text:p>
              </table:table-cell>
              <table:table-cell office:value-type="float" office:value="0.001288">
                <text:p>0.001288</text:p>
              </table:table-cell>
              <table:table-cell office:value-type="float" office:value="0">
                <text:p>0</text:p>
              </table:table-cell>
              <table:table-cell office:value-type="float" office:value="20392">
                <text:p>203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10273">
                <text:p>6.10273</text:p>
              </table:table-cell>
              <table:table-cell office:value-type="float" office:value="0.000912">
                <text:p>0.000912</text:p>
              </table:table-cell>
              <table:table-cell office:value-type="float" office:value="0">
                <text:p>0</text:p>
              </table:table-cell>
              <table:table-cell office:value-type="float" office:value="21748">
                <text:p>217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657521">
                <text:p>4.657521</text:p>
              </table:table-cell>
              <table:table-cell office:value-type="float" office:value="0.001661">
                <text:p>0.001661</text:p>
              </table:table-cell>
              <table:table-cell office:value-type="float" office:value="0">
                <text:p>0</text:p>
              </table:table-cell>
              <table:table-cell office:value-type="float" office:value="26305">
                <text:p>263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943905">
                <text:p>6.943905</text:p>
              </table:table-cell>
              <table:table-cell office:value-type="float" office:value="0.001419">
                <text:p>0.001419</text:p>
              </table:table-cell>
              <table:table-cell office:value-type="float" office:value="0">
                <text:p>0</text:p>
              </table:table-cell>
              <table:table-cell office:value-type="float" office:value="31195">
                <text:p>311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651958">
                <text:p>11.651958</text:p>
              </table:table-cell>
              <table:table-cell office:value-type="float" office:value="0.000587">
                <text:p>0.000587</text:p>
              </table:table-cell>
              <table:table-cell office:value-type="float" office:value="0">
                <text:p>0</text:p>
              </table:table-cell>
              <table:table-cell office:value-type="float" office:value="14298">
                <text:p>14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403405">
                <text:p>4.403405</text:p>
              </table:table-cell>
              <table:table-cell office:value-type="float" office:value="0.001417">
                <text:p>0.001417</text:p>
              </table:table-cell>
              <table:table-cell office:value-type="float" office:value="0">
                <text:p>0</text:p>
              </table:table-cell>
              <table:table-cell office:value-type="float" office:value="33546">
                <text:p>335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655482">
                <text:p>4.655482</text:p>
              </table:table-cell>
              <table:table-cell office:value-type="float" office:value="0.001024">
                <text:p>0.001024</text:p>
              </table:table-cell>
              <table:table-cell office:value-type="float" office:value="0">
                <text:p>0</text:p>
              </table:table-cell>
              <table:table-cell office:value-type="float" office:value="21261">
                <text:p>212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664075">
                <text:p>5.664075</text:p>
              </table:table-cell>
              <table:table-cell office:value-type="float" office:value="0.001364">
                <text:p>0.001364</text:p>
              </table:table-cell>
              <table:table-cell office:value-type="float" office:value="0">
                <text:p>0</text:p>
              </table:table-cell>
              <table:table-cell office:value-type="float" office:value="34369">
                <text:p>343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04319">
                <text:p>3.204319</text:p>
              </table:table-cell>
              <table:table-cell office:value-type="float" office:value="0.00131">
                <text:p>0.00131</text:p>
              </table:table-cell>
              <table:table-cell office:value-type="float" office:value="0">
                <text:p>0</text:p>
              </table:table-cell>
              <table:table-cell office:value-type="float" office:value="23558">
                <text:p>235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732601">
                <text:p>8.732601</text:p>
              </table:table-cell>
              <table:table-cell office:value-type="float" office:value="0.001059">
                <text:p>0.001059</text:p>
              </table:table-cell>
              <table:table-cell office:value-type="float" office:value="0">
                <text:p>0</text:p>
              </table:table-cell>
              <table:table-cell office:value-type="float" office:value="19448">
                <text:p>1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218128">
                <text:p>8.218128</text:p>
              </table:table-cell>
              <table:table-cell office:value-type="float" office:value="0.000572">
                <text:p>0.000572</text:p>
              </table:table-cell>
              <table:table-cell office:value-type="float" office:value="0">
                <text:p>0</text:p>
              </table:table-cell>
              <table:table-cell office:value-type="float" office:value="18108">
                <text:p>181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85757">
                <text:p>0.585757</text:p>
              </table:table-cell>
              <table:table-cell office:value-type="float" office:value="0.001158">
                <text:p>0.001158</text:p>
              </table:table-cell>
              <table:table-cell office:value-type="float" office:value="0">
                <text:p>0</text:p>
              </table:table-cell>
              <table:table-cell office:value-type="float" office:value="24261">
                <text:p>242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527683">
                <text:p>8.527683</text:p>
              </table:table-cell>
              <table:table-cell office:value-type="float" office:value="0.00144">
                <text:p>0.00144</text:p>
              </table:table-cell>
              <table:table-cell office:value-type="float" office:value="0">
                <text:p>0</text:p>
              </table:table-cell>
              <table:table-cell office:value-type="float" office:value="34999">
                <text:p>34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6914">
                <text:p>0.116914</text:p>
              </table:table-cell>
              <table:table-cell office:value-type="float" office:value="0.000912">
                <text:p>0.000912</text:p>
              </table:table-cell>
              <table:table-cell office:value-type="float" office:value="0">
                <text:p>0</text:p>
              </table:table-cell>
              <table:table-cell office:value-type="float" office:value="22886">
                <text:p>22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143638">
                <text:p>4.143638</text:p>
              </table:table-cell>
              <table:table-cell office:value-type="float" office:value="0.000944">
                <text:p>0.000944</text:p>
              </table:table-cell>
              <table:table-cell office:value-type="float" office:value="0">
                <text:p>0</text:p>
              </table:table-cell>
              <table:table-cell office:value-type="float" office:value="32435">
                <text:p>324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8038">
                <text:p>0.058038</text:p>
              </table:table-cell>
              <table:table-cell office:value-type="float" office:value="0.00093">
                <text:p>0.00093</text:p>
              </table:table-cell>
              <table:table-cell office:value-type="float" office:value="0">
                <text:p>0</text:p>
              </table:table-cell>
              <table:table-cell office:value-type="float" office:value="21565">
                <text:p>21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290457">
                <text:p>4.290457</text:p>
              </table:table-cell>
              <table:table-cell office:value-type="float" office:value="0.001891">
                <text:p>0.001891</text:p>
              </table:table-cell>
              <table:table-cell office:value-type="float" office:value="0">
                <text:p>0</text:p>
              </table:table-cell>
              <table:table-cell office:value-type="float" office:value="38594">
                <text:p>385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55495">
                <text:p>8.355495</text:p>
              </table:table-cell>
              <table:table-cell office:value-type="float" office:value="0.000782">
                <text:p>0.000782</text:p>
              </table:table-cell>
              <table:table-cell office:value-type="float" office:value="0">
                <text:p>0</text:p>
              </table:table-cell>
              <table:table-cell office:value-type="float" office:value="16928">
                <text:p>16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294217">
                <text:p>5.294217</text:p>
              </table:table-cell>
              <table:table-cell office:value-type="float" office:value="0.001096">
                <text:p>0.001096</text:p>
              </table:table-cell>
              <table:table-cell office:value-type="float" office:value="0">
                <text:p>0</text:p>
              </table:table-cell>
              <table:table-cell office:value-type="float" office:value="18353">
                <text:p>183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989019">
                <text:p>3.989019</text:p>
              </table:table-cell>
              <table:table-cell office:value-type="float" office:value="0.001224">
                <text:p>0.001224</text:p>
              </table:table-cell>
              <table:table-cell office:value-type="float" office:value="0">
                <text:p>0</text:p>
              </table:table-cell>
              <table:table-cell office:value-type="float" office:value="24942">
                <text:p>249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01119">
                <text:p>3.301119</text:p>
              </table:table-cell>
              <table:table-cell office:value-type="float" office:value="0.001493">
                <text:p>0.001493</text:p>
              </table:table-cell>
              <table:table-cell office:value-type="float" office:value="0">
                <text:p>0</text:p>
              </table:table-cell>
              <table:table-cell office:value-type="float" office:value="39884">
                <text:p>398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79052">
                <text:p>1.579052</text:p>
              </table:table-cell>
              <table:table-cell office:value-type="float" office:value="0.001205">
                <text:p>0.001205</text:p>
              </table:table-cell>
              <table:table-cell office:value-type="float" office:value="0">
                <text:p>0</text:p>
              </table:table-cell>
              <table:table-cell office:value-type="float" office:value="31617">
                <text:p>316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57889">
                <text:p>3.357889</text:p>
              </table:table-cell>
              <table:table-cell office:value-type="float" office:value="0.003869">
                <text:p>0.003869</text:p>
              </table:table-cell>
              <table:table-cell office:value-type="float" office:value="0">
                <text:p>0</text:p>
              </table:table-cell>
              <table:table-cell office:value-type="float" office:value="24814">
                <text:p>248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34508">
                <text:p>2.934508</text:p>
              </table:table-cell>
              <table:table-cell office:value-type="float" office:value="0.001815">
                <text:p>0.001815</text:p>
              </table:table-cell>
              <table:table-cell office:value-type="float" office:value="0">
                <text:p>0</text:p>
              </table:table-cell>
              <table:table-cell office:value-type="float" office:value="38161">
                <text:p>38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55591">
                <text:p>2.555591</text:p>
              </table:table-cell>
              <table:table-cell office:value-type="float" office:value="0.001973">
                <text:p>0.001973</text:p>
              </table:table-cell>
              <table:table-cell office:value-type="float" office:value="0">
                <text:p>0</text:p>
              </table:table-cell>
              <table:table-cell office:value-type="float" office:value="43527">
                <text:p>435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512615">
                <text:p>3.512615</text:p>
              </table:table-cell>
              <table:table-cell office:value-type="float" office:value="0.001161">
                <text:p>0.001161</text:p>
              </table:table-cell>
              <table:table-cell office:value-type="float" office:value="0">
                <text:p>0</text:p>
              </table:table-cell>
              <table:table-cell office:value-type="float" office:value="33034">
                <text:p>330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15181">
                <text:p>2.15181</text:p>
              </table:table-cell>
              <table:table-cell office:value-type="float" office:value="0.001921">
                <text:p>0.001921</text:p>
              </table:table-cell>
              <table:table-cell office:value-type="float" office:value="0">
                <text:p>0</text:p>
              </table:table-cell>
              <table:table-cell office:value-type="float" office:value="34699">
                <text:p>346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96122">
                <text:p>1.396122</text:p>
              </table:table-cell>
              <table:table-cell office:value-type="float" office:value="0.001074">
                <text:p>0.001074</text:p>
              </table:table-cell>
              <table:table-cell office:value-type="float" office:value="0">
                <text:p>0</text:p>
              </table:table-cell>
              <table:table-cell office:value-type="float" office:value="26251">
                <text:p>262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209439">
                <text:p>5.209439</text:p>
              </table:table-cell>
              <table:table-cell office:value-type="float" office:value="0.001812">
                <text:p>0.001812</text:p>
              </table:table-cell>
              <table:table-cell office:value-type="float" office:value="0">
                <text:p>0</text:p>
              </table:table-cell>
              <table:table-cell office:value-type="float" office:value="40070">
                <text:p>400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227488">
                <text:p>4.227488</text:p>
              </table:table-cell>
              <table:table-cell office:value-type="float" office:value="0.001448">
                <text:p>0.001448</text:p>
              </table:table-cell>
              <table:table-cell office:value-type="float" office:value="0">
                <text:p>0</text:p>
              </table:table-cell>
              <table:table-cell office:value-type="float" office:value="40334">
                <text:p>403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32957">
                <text:p>3.732957</text:p>
              </table:table-cell>
              <table:table-cell office:value-type="float" office:value="0.001223">
                <text:p>0.001223</text:p>
              </table:table-cell>
              <table:table-cell office:value-type="float" office:value="0">
                <text:p>0</text:p>
              </table:table-cell>
              <table:table-cell office:value-type="float" office:value="27619">
                <text:p>276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951559">
                <text:p>3.951559</text:p>
              </table:table-cell>
              <table:table-cell office:value-type="float" office:value="0.000693">
                <text:p>0.000693</text:p>
              </table:table-cell>
              <table:table-cell office:value-type="float" office:value="0">
                <text:p>0</text:p>
              </table:table-cell>
              <table:table-cell office:value-type="float" office:value="18376">
                <text:p>183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02854">
                <text:p>4.502854</text:p>
              </table:table-cell>
              <table:table-cell office:value-type="float" office:value="0.001149">
                <text:p>0.001149</text:p>
              </table:table-cell>
              <table:table-cell office:value-type="float" office:value="0">
                <text:p>0</text:p>
              </table:table-cell>
              <table:table-cell office:value-type="float" office:value="26597">
                <text:p>26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71405">
                <text:p>1.171405</text:p>
              </table:table-cell>
              <table:table-cell office:value-type="float" office:value="0.000775">
                <text:p>0.000775</text:p>
              </table:table-cell>
              <table:table-cell office:value-type="float" office:value="0">
                <text:p>0</text:p>
              </table:table-cell>
              <table:table-cell office:value-type="float" office:value="21893">
                <text:p>218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200659">
                <text:p>3.200659</text:p>
              </table:table-cell>
              <table:table-cell office:value-type="float" office:value="0.000902">
                <text:p>0.000902</text:p>
              </table:table-cell>
              <table:table-cell office:value-type="float" office:value="0">
                <text:p>0</text:p>
              </table:table-cell>
              <table:table-cell office:value-type="float" office:value="25380">
                <text:p>253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2506">
                <text:p>1.852506</text:p>
              </table:table-cell>
              <table:table-cell office:value-type="float" office:value="0.000955">
                <text:p>0.000955</text:p>
              </table:table-cell>
              <table:table-cell office:value-type="float" office:value="0">
                <text:p>0</text:p>
              </table:table-cell>
              <table:table-cell office:value-type="float" office:value="24406">
                <text:p>244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60145">
                <text:p>4.60145</text:p>
              </table:table-cell>
              <table:table-cell office:value-type="float" office:value="0.001261">
                <text:p>0.001261</text:p>
              </table:table-cell>
              <table:table-cell office:value-type="float" office:value="0">
                <text:p>0</text:p>
              </table:table-cell>
              <table:table-cell office:value-type="float" office:value="31017">
                <text:p>31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13124">
                <text:p>4.13124</text:p>
              </table:table-cell>
              <table:table-cell office:value-type="float" office:value="0.001445">
                <text:p>0.001445</text:p>
              </table:table-cell>
              <table:table-cell office:value-type="float" office:value="0">
                <text:p>0</text:p>
              </table:table-cell>
              <table:table-cell office:value-type="float" office:value="33142">
                <text:p>331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780933">
                <text:p>2.780933</text:p>
              </table:table-cell>
              <table:table-cell office:value-type="float" office:value="0.000661">
                <text:p>0.000661</text:p>
              </table:table-cell>
              <table:table-cell office:value-type="float" office:value="0">
                <text:p>0</text:p>
              </table:table-cell>
              <table:table-cell office:value-type="float" office:value="17532">
                <text:p>17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91884">
                <text:p>0.391884</text:p>
              </table:table-cell>
              <table:table-cell office:value-type="float" office:value="0.002419">
                <text:p>0.002419</text:p>
              </table:table-cell>
              <table:table-cell office:value-type="float" office:value="0">
                <text:p>0</text:p>
              </table:table-cell>
              <table:table-cell office:value-type="float" office:value="55320">
                <text:p>553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228875">
                <text:p>3.228875</text:p>
              </table:table-cell>
              <table:table-cell office:value-type="float" office:value="0.001109">
                <text:p>0.001109</text:p>
              </table:table-cell>
              <table:table-cell office:value-type="float" office:value="0">
                <text:p>0</text:p>
              </table:table-cell>
              <table:table-cell office:value-type="float" office:value="23541">
                <text:p>235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974">
                <text:p>0.10974</text:p>
              </table:table-cell>
              <table:table-cell office:value-type="float" office:value="0.001298">
                <text:p>0.001298</text:p>
              </table:table-cell>
              <table:table-cell office:value-type="float" office:value="0">
                <text:p>0</text:p>
              </table:table-cell>
              <table:table-cell office:value-type="float" office:value="34355">
                <text:p>343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899">
                <text:p>0.16899</text:p>
              </table:table-cell>
              <table:table-cell office:value-type="float" office:value="0.001323">
                <text:p>0.001323</text:p>
              </table:table-cell>
              <table:table-cell office:value-type="float" office:value="0">
                <text:p>0</text:p>
              </table:table-cell>
              <table:table-cell office:value-type="float" office:value="28997">
                <text:p>28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58785">
                <text:p>2.458785</text:p>
              </table:table-cell>
              <table:table-cell office:value-type="float" office:value="0.001466">
                <text:p>0.001466</text:p>
              </table:table-cell>
              <table:table-cell office:value-type="float" office:value="0">
                <text:p>0</text:p>
              </table:table-cell>
              <table:table-cell office:value-type="float" office:value="19811">
                <text:p>198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239421">
                <text:p>2.239421</text:p>
              </table:table-cell>
              <table:table-cell office:value-type="float" office:value="0.001515">
                <text:p>0.001515</text:p>
              </table:table-cell>
              <table:table-cell office:value-type="float" office:value="0">
                <text:p>0</text:p>
              </table:table-cell>
              <table:table-cell office:value-type="float" office:value="30626">
                <text:p>306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389819">
                <text:p>2.389819</text:p>
              </table:table-cell>
              <table:table-cell office:value-type="float" office:value="0.001032">
                <text:p>0.001032</text:p>
              </table:table-cell>
              <table:table-cell office:value-type="float" office:value="0">
                <text:p>0</text:p>
              </table:table-cell>
              <table:table-cell office:value-type="float" office:value="27366">
                <text:p>273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170025">
                <text:p>2.170025</text:p>
              </table:table-cell>
              <table:table-cell office:value-type="float" office:value="0.001261">
                <text:p>0.001261</text:p>
              </table:table-cell>
              <table:table-cell office:value-type="float" office:value="0">
                <text:p>0</text:p>
              </table:table-cell>
              <table:table-cell office:value-type="float" office:value="24768">
                <text:p>247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05595">
                <text:p>2.405595</text:p>
              </table:table-cell>
              <table:table-cell office:value-type="float" office:value="0.001315">
                <text:p>0.001315</text:p>
              </table:table-cell>
              <table:table-cell office:value-type="float" office:value="0">
                <text:p>0</text:p>
              </table:table-cell>
              <table:table-cell office:value-type="float" office:value="24275">
                <text:p>242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655081">
                <text:p>3.655081</text:p>
              </table:table-cell>
              <table:table-cell office:value-type="float" office:value="0.001617">
                <text:p>0.001617</text:p>
              </table:table-cell>
              <table:table-cell office:value-type="float" office:value="0">
                <text:p>0</text:p>
              </table:table-cell>
              <table:table-cell office:value-type="float" office:value="33322">
                <text:p>333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225735">
                <text:p>4.225735</text:p>
              </table:table-cell>
              <table:table-cell office:value-type="float" office:value="0.001608">
                <text:p>0.001608</text:p>
              </table:table-cell>
              <table:table-cell office:value-type="float" office:value="0">
                <text:p>0</text:p>
              </table:table-cell>
              <table:table-cell office:value-type="float" office:value="28534">
                <text:p>285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85516">
                <text:p>2.085516</text:p>
              </table:table-cell>
              <table:table-cell office:value-type="float" office:value="0.001973">
                <text:p>0.001973</text:p>
              </table:table-cell>
              <table:table-cell office:value-type="float" office:value="0">
                <text:p>0</text:p>
              </table:table-cell>
              <table:table-cell office:value-type="float" office:value="31107">
                <text:p>311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853886">
                <text:p>2.853886</text:p>
              </table:table-cell>
              <table:table-cell office:value-type="float" office:value="0.002632">
                <text:p>0.002632</text:p>
              </table:table-cell>
              <table:table-cell office:value-type="float" office:value="0">
                <text:p>0</text:p>
              </table:table-cell>
              <table:table-cell office:value-type="float" office:value="51364">
                <text:p>513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188987">
                <text:p>4.188987</text:p>
              </table:table-cell>
              <table:table-cell office:value-type="float" office:value="0.002071">
                <text:p>0.002071</text:p>
              </table:table-cell>
              <table:table-cell office:value-type="float" office:value="0">
                <text:p>0</text:p>
              </table:table-cell>
              <table:table-cell office:value-type="float" office:value="40036">
                <text:p>400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8397">
                <text:p>1.08397</text:p>
              </table:table-cell>
              <table:table-cell office:value-type="float" office:value="0.00169">
                <text:p>0.00169</text:p>
              </table:table-cell>
              <table:table-cell office:value-type="float" office:value="0">
                <text:p>0</text:p>
              </table:table-cell>
              <table:table-cell office:value-type="float" office:value="29306">
                <text:p>293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82504">
                <text:p>0.282504</text:p>
              </table:table-cell>
              <table:table-cell office:value-type="float" office:value="0.001513">
                <text:p>0.001513</text:p>
              </table:table-cell>
              <table:table-cell office:value-type="float" office:value="0">
                <text:p>0</text:p>
              </table:table-cell>
              <table:table-cell office:value-type="float" office:value="34607">
                <text:p>346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77391">
                <text:p>0.177391</text:p>
              </table:table-cell>
              <table:table-cell office:value-type="float" office:value="0.00177">
                <text:p>0.00177</text:p>
              </table:table-cell>
              <table:table-cell office:value-type="float" office:value="0">
                <text:p>0</text:p>
              </table:table-cell>
              <table:table-cell office:value-type="float" office:value="38948">
                <text:p>389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88075">
                <text:p>0.188075</text:p>
              </table:table-cell>
              <table:table-cell office:value-type="float" office:value="0.001707">
                <text:p>0.001707</text:p>
              </table:table-cell>
              <table:table-cell office:value-type="float" office:value="0">
                <text:p>0</text:p>
              </table:table-cell>
              <table:table-cell office:value-type="float" office:value="38040">
                <text:p>380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50986">
                <text:p>0.350986</text:p>
              </table:table-cell>
              <table:table-cell office:value-type="float" office:value="0.001527">
                <text:p>0.001527</text:p>
              </table:table-cell>
              <table:table-cell office:value-type="float" office:value="0">
                <text:p>0</text:p>
              </table:table-cell>
              <table:table-cell office:value-type="float" office:value="30572">
                <text:p>305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41552">
                <text:p>0.141552</text:p>
              </table:table-cell>
              <table:table-cell office:value-type="float" office:value="0.002269">
                <text:p>0.002269</text:p>
              </table:table-cell>
              <table:table-cell office:value-type="float" office:value="0">
                <text:p>0</text:p>
              </table:table-cell>
              <table:table-cell office:value-type="float" office:value="37266">
                <text:p>37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86121">
                <text:p>0.186121</text:p>
              </table:table-cell>
              <table:table-cell office:value-type="float" office:value="0.00278">
                <text:p>0.00278</text:p>
              </table:table-cell>
              <table:table-cell office:value-type="float" office:value="0">
                <text:p>0</text:p>
              </table:table-cell>
              <table:table-cell office:value-type="float" office:value="43549">
                <text:p>435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52682">
                <text:p>0.352682</text:p>
              </table:table-cell>
              <table:table-cell office:value-type="float" office:value="0.001587">
                <text:p>0.001587</text:p>
              </table:table-cell>
              <table:table-cell office:value-type="float" office:value="0">
                <text:p>0</text:p>
              </table:table-cell>
              <table:table-cell office:value-type="float" office:value="33486">
                <text:p>334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78966">
                <text:p>0.278966</text:p>
              </table:table-cell>
              <table:table-cell office:value-type="float" office:value="0.001893">
                <text:p>0.001893</text:p>
              </table:table-cell>
              <table:table-cell office:value-type="float" office:value="0">
                <text:p>0</text:p>
              </table:table-cell>
              <table:table-cell office:value-type="float" office:value="42430">
                <text:p>424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73695">
                <text:p>0.173695</text:p>
              </table:table-cell>
              <table:table-cell office:value-type="float" office:value="0.001828">
                <text:p>0.001828</text:p>
              </table:table-cell>
              <table:table-cell office:value-type="float" office:value="0">
                <text:p>0</text:p>
              </table:table-cell>
              <table:table-cell office:value-type="float" office:value="42346">
                <text:p>423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86676">
                <text:p>0.186676</text:p>
              </table:table-cell>
              <table:table-cell office:value-type="float" office:value="0.001886">
                <text:p>0.001886</text:p>
              </table:table-cell>
              <table:table-cell office:value-type="float" office:value="0">
                <text:p>0</text:p>
              </table:table-cell>
              <table:table-cell office:value-type="float" office:value="42368">
                <text:p>423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62613">
                <text:p>0.162613</text:p>
              </table:table-cell>
              <table:table-cell office:value-type="float" office:value="0.00118">
                <text:p>0.00118</text:p>
              </table:table-cell>
              <table:table-cell office:value-type="float" office:value="0">
                <text:p>0</text:p>
              </table:table-cell>
              <table:table-cell office:value-type="float" office:value="31918">
                <text:p>319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02685">
                <text:p>0.702685</text:p>
              </table:table-cell>
              <table:table-cell office:value-type="float" office:value="0.006206">
                <text:p>0.006206</text:p>
              </table:table-cell>
              <table:table-cell office:value-type="float" office:value="0">
                <text:p>0</text:p>
              </table:table-cell>
              <table:table-cell office:value-type="float" office:value="46466">
                <text:p>464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26604">
                <text:p>0.226604</text:p>
              </table:table-cell>
              <table:table-cell office:value-type="float" office:value="0.001415">
                <text:p>0.001415</text:p>
              </table:table-cell>
              <table:table-cell office:value-type="float" office:value="0">
                <text:p>0</text:p>
              </table:table-cell>
              <table:table-cell office:value-type="float" office:value="35116">
                <text:p>351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46056">
                <text:p>0.246056</text:p>
              </table:table-cell>
              <table:table-cell office:value-type="float" office:value="0.001459">
                <text:p>0.001459</text:p>
              </table:table-cell>
              <table:table-cell office:value-type="float" office:value="0">
                <text:p>0</text:p>
              </table:table-cell>
              <table:table-cell office:value-type="float" office:value="29418">
                <text:p>294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88392">
                <text:p>0.288392</text:p>
              </table:table-cell>
              <table:table-cell office:value-type="float" office:value="0.001489">
                <text:p>0.001489</text:p>
              </table:table-cell>
              <table:table-cell office:value-type="float" office:value="0">
                <text:p>0</text:p>
              </table:table-cell>
              <table:table-cell office:value-type="float" office:value="30812">
                <text:p>308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5668">
                <text:p>0.65668</text:p>
              </table:table-cell>
              <table:table-cell office:value-type="float" office:value="0.001155">
                <text:p>0.001155</text:p>
              </table:table-cell>
              <table:table-cell office:value-type="float" office:value="0">
                <text:p>0</text:p>
              </table:table-cell>
              <table:table-cell office:value-type="float" office:value="23827">
                <text:p>238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2617">
                <text:p>0.22617</text:p>
              </table:table-cell>
              <table:table-cell office:value-type="float" office:value="0.002035">
                <text:p>0.002035</text:p>
              </table:table-cell>
              <table:table-cell office:value-type="float" office:value="0">
                <text:p>0</text:p>
              </table:table-cell>
              <table:table-cell office:value-type="float" office:value="38670">
                <text:p>386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19313">
                <text:p>0.119313</text:p>
              </table:table-cell>
              <table:table-cell office:value-type="float" office:value="0.001593">
                <text:p>0.001593</text:p>
              </table:table-cell>
              <table:table-cell office:value-type="float" office:value="0">
                <text:p>0</text:p>
              </table:table-cell>
              <table:table-cell office:value-type="float" office:value="42218">
                <text:p>422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12104">
                <text:p>0.112104</text:p>
              </table:table-cell>
              <table:table-cell office:value-type="float" office:value="0.00148">
                <text:p>0.00148</text:p>
              </table:table-cell>
              <table:table-cell office:value-type="float" office:value="0">
                <text:p>0</text:p>
              </table:table-cell>
              <table:table-cell office:value-type="float" office:value="34940">
                <text:p>349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2345">
                <text:p>0.062345</text:p>
              </table:table-cell>
              <table:table-cell office:value-type="float" office:value="0.001346">
                <text:p>0.001346</text:p>
              </table:table-cell>
              <table:table-cell office:value-type="float" office:value="0">
                <text:p>0</text:p>
              </table:table-cell>
              <table:table-cell office:value-type="float" office:value="27459">
                <text:p>274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06333">
                <text:p>0.106333</text:p>
              </table:table-cell>
              <table:table-cell office:value-type="float" office:value="0.000987">
                <text:p>0.000987</text:p>
              </table:table-cell>
              <table:table-cell office:value-type="float" office:value="0">
                <text:p>0</text:p>
              </table:table-cell>
              <table:table-cell office:value-type="float" office:value="21844">
                <text:p>21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26927">
                <text:p>0.126927</text:p>
              </table:table-cell>
              <table:table-cell office:value-type="float" office:value="0.002326">
                <text:p>0.002326</text:p>
              </table:table-cell>
              <table:table-cell office:value-type="float" office:value="0">
                <text:p>0</text:p>
              </table:table-cell>
              <table:table-cell office:value-type="float" office:value="55492">
                <text:p>55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5143">
                <text:p>0.155143</text:p>
              </table:table-cell>
              <table:table-cell office:value-type="float" office:value="0.001911">
                <text:p>0.001911</text:p>
              </table:table-cell>
              <table:table-cell office:value-type="float" office:value="0">
                <text:p>0</text:p>
              </table:table-cell>
              <table:table-cell office:value-type="float" office:value="30673">
                <text:p>306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8905">
                <text:p>0.098905</text:p>
              </table:table-cell>
              <table:table-cell office:value-type="float" office:value="0.00229">
                <text:p>0.00229</text:p>
              </table:table-cell>
              <table:table-cell office:value-type="float" office:value="0">
                <text:p>0</text:p>
              </table:table-cell>
              <table:table-cell office:value-type="float" office:value="49491">
                <text:p>494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004">
                <text:p>0.22004</text:p>
              </table:table-cell>
              <table:table-cell office:value-type="float" office:value="0.001816">
                <text:p>0.001816</text:p>
              </table:table-cell>
              <table:table-cell office:value-type="float" office:value="0">
                <text:p>0</text:p>
              </table:table-cell>
              <table:table-cell office:value-type="float" office:value="38591">
                <text:p>385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36642">
                <text:p>0.136642</text:p>
              </table:table-cell>
              <table:table-cell office:value-type="float" office:value="0.000963">
                <text:p>0.000963</text:p>
              </table:table-cell>
              <table:table-cell office:value-type="float" office:value="0">
                <text:p>0</text:p>
              </table:table-cell>
              <table:table-cell office:value-type="float" office:value="26344">
                <text:p>263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45933">
                <text:p>0.145933</text:p>
              </table:table-cell>
              <table:table-cell office:value-type="float" office:value="0.00153">
                <text:p>0.00153</text:p>
              </table:table-cell>
              <table:table-cell office:value-type="float" office:value="0">
                <text:p>0</text:p>
              </table:table-cell>
              <table:table-cell office:value-type="float" office:value="29338">
                <text:p>29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34918">
                <text:p>0.134918</text:p>
              </table:table-cell>
              <table:table-cell office:value-type="float" office:value="0.001183">
                <text:p>0.001183</text:p>
              </table:table-cell>
              <table:table-cell office:value-type="float" office:value="0">
                <text:p>0</text:p>
              </table:table-cell>
              <table:table-cell office:value-type="float" office:value="21713">
                <text:p>21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08596">
                <text:p>0.108596</text:p>
              </table:table-cell>
              <table:table-cell office:value-type="float" office:value="0.001999">
                <text:p>0.001999</text:p>
              </table:table-cell>
              <table:table-cell office:value-type="float" office:value="0">
                <text:p>0</text:p>
              </table:table-cell>
              <table:table-cell office:value-type="float" office:value="41129">
                <text:p>41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5571">
                <text:p>0.115571</text:p>
              </table:table-cell>
              <table:table-cell office:value-type="float" office:value="0.001712">
                <text:p>0.001712</text:p>
              </table:table-cell>
              <table:table-cell office:value-type="float" office:value="0">
                <text:p>0</text:p>
              </table:table-cell>
              <table:table-cell office:value-type="float" office:value="50451">
                <text:p>504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36363">
                <text:p>0.136363</text:p>
              </table:table-cell>
              <table:table-cell office:value-type="float" office:value="0.00167">
                <text:p>0.00167</text:p>
              </table:table-cell>
              <table:table-cell office:value-type="float" office:value="0">
                <text:p>0</text:p>
              </table:table-cell>
              <table:table-cell office:value-type="float" office:value="47495">
                <text:p>4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0075">
                <text:p>0.070075</text:p>
              </table:table-cell>
              <table:table-cell office:value-type="float" office:value="0.000945">
                <text:p>0.000945</text:p>
              </table:table-cell>
              <table:table-cell office:value-type="float" office:value="0">
                <text:p>0</text:p>
              </table:table-cell>
              <table:table-cell office:value-type="float" office:value="20748">
                <text:p>207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53605">
                <text:p>0.153605</text:p>
              </table:table-cell>
              <table:table-cell office:value-type="float" office:value="0.001434">
                <text:p>0.001434</text:p>
              </table:table-cell>
              <table:table-cell office:value-type="float" office:value="0">
                <text:p>0</text:p>
              </table:table-cell>
              <table:table-cell office:value-type="float" office:value="32893">
                <text:p>328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0934">
                <text:p>0.150934</text:p>
              </table:table-cell>
              <table:table-cell office:value-type="float" office:value="0.001124">
                <text:p>0.001124</text:p>
              </table:table-cell>
              <table:table-cell office:value-type="float" office:value="0">
                <text:p>0</text:p>
              </table:table-cell>
              <table:table-cell office:value-type="float" office:value="30906">
                <text:p>30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4078">
                <text:p>0.074078</text:p>
              </table:table-cell>
              <table:table-cell office:value-type="float" office:value="0.000958">
                <text:p>0.000958</text:p>
              </table:table-cell>
              <table:table-cell office:value-type="float" office:value="0">
                <text:p>0</text:p>
              </table:table-cell>
              <table:table-cell office:value-type="float" office:value="33043">
                <text:p>330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4588">
                <text:p>0.124588</text:p>
              </table:table-cell>
              <table:table-cell office:value-type="float" office:value="0.001003">
                <text:p>0.001003</text:p>
              </table:table-cell>
              <table:table-cell office:value-type="float" office:value="0">
                <text:p>0</text:p>
              </table:table-cell>
              <table:table-cell office:value-type="float" office:value="27658">
                <text:p>27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17278">
                <text:p>0.217278</text:p>
              </table:table-cell>
              <table:table-cell office:value-type="float" office:value="0.000545">
                <text:p>0.000545</text:p>
              </table:table-cell>
              <table:table-cell office:value-type="float" office:value="0">
                <text:p>0</text:p>
              </table:table-cell>
              <table:table-cell office:value-type="float" office:value="14181">
                <text:p>14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32446">
                <text:p>0.132446</text:p>
              </table:table-cell>
              <table:table-cell office:value-type="float" office:value="0.00088">
                <text:p>0.00088</text:p>
              </table:table-cell>
              <table:table-cell office:value-type="float" office:value="0">
                <text:p>0</text:p>
              </table:table-cell>
              <table:table-cell office:value-type="float" office:value="31192">
                <text:p>31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0522">
                <text:p>0.070522</text:p>
              </table:table-cell>
              <table:table-cell office:value-type="float" office:value="0.000331">
                <text:p>0.000331</text:p>
              </table:table-cell>
              <table:table-cell office:value-type="float" office:value="0">
                <text:p>0</text:p>
              </table:table-cell>
              <table:table-cell office:value-type="float" office:value="14607">
                <text:p>146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42812">
                <text:p>0.14281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33468">
                <text:p>334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37758">
                <text:p>0.137758</text:p>
              </table:table-cell>
              <table:table-cell office:value-type="float" office:value="0.001012">
                <text:p>0.001012</text:p>
              </table:table-cell>
              <table:table-cell office:value-type="float" office:value="0">
                <text:p>0</text:p>
              </table:table-cell>
              <table:table-cell office:value-type="float" office:value="30044">
                <text:p>300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4162">
                <text:p>0.234162</text:p>
              </table:table-cell>
              <table:table-cell office:value-type="float" office:value="0.000886">
                <text:p>0.000886</text:p>
              </table:table-cell>
              <table:table-cell office:value-type="float" office:value="0">
                <text:p>0</text:p>
              </table:table-cell>
              <table:table-cell office:value-type="float" office:value="26409">
                <text:p>264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6305">
                <text:p>0.056305</text:p>
              </table:table-cell>
              <table:table-cell office:value-type="float" office:value="0.000491">
                <text:p>0.000491</text:p>
              </table:table-cell>
              <table:table-cell office:value-type="float" office:value="0">
                <text:p>0</text:p>
              </table:table-cell>
              <table:table-cell office:value-type="float" office:value="12139">
                <text:p>121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69182">
                <text:p>0.069182</text:p>
              </table:table-cell>
              <table:table-cell office:value-type="float" office:value="0.00079">
                <text:p>0.00079</text:p>
              </table:table-cell>
              <table:table-cell office:value-type="float" office:value="0">
                <text:p>0</text:p>
              </table:table-cell>
              <table:table-cell office:value-type="float" office:value="18145">
                <text:p>181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9053">
                <text:p>0.079053</text:p>
              </table:table-cell>
              <table:table-cell office:value-type="float" office:value="0.001641">
                <text:p>0.001641</text:p>
              </table:table-cell>
              <table:table-cell office:value-type="float" office:value="0">
                <text:p>0</text:p>
              </table:table-cell>
              <table:table-cell office:value-type="float" office:value="45579">
                <text:p>455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7236">
                <text:p>0.057236</text:p>
              </table:table-cell>
              <table:table-cell office:value-type="float" office:value="0.001229">
                <text:p>0.001229</text:p>
              </table:table-cell>
              <table:table-cell office:value-type="float" office:value="0">
                <text:p>0</text:p>
              </table:table-cell>
              <table:table-cell office:value-type="float" office:value="30527">
                <text:p>305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37781">
                <text:p>0.137781</text:p>
              </table:table-cell>
              <table:table-cell office:value-type="float" office:value="0.00094">
                <text:p>0.00094</text:p>
              </table:table-cell>
              <table:table-cell office:value-type="float" office:value="0">
                <text:p>0</text:p>
              </table:table-cell>
              <table:table-cell office:value-type="float" office:value="26243">
                <text:p>262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37359">
                <text:p>0.137359</text:p>
              </table:table-cell>
              <table:table-cell office:value-type="float" office:value="0.001015">
                <text:p>0.001015</text:p>
              </table:table-cell>
              <table:table-cell office:value-type="float" office:value="0">
                <text:p>0</text:p>
              </table:table-cell>
              <table:table-cell office:value-type="float" office:value="25485">
                <text:p>254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4567">
                <text:p>0.144567</text:p>
              </table:table-cell>
              <table:table-cell office:value-type="float" office:value="0.001156">
                <text:p>0.001156</text:p>
              </table:table-cell>
              <table:table-cell office:value-type="float" office:value="0">
                <text:p>0</text:p>
              </table:table-cell>
              <table:table-cell office:value-type="float" office:value="33315">
                <text:p>333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78cm" svg:y="0.315cm" chart:style-name="ch2">
          <text:p>Test 289, 200 TPS</text:p>
        </chart:title>
        <chart:legend chart:legend-position="end" svg:x="13.366cm" svg:y="3.337cm" style:legend-expansion="high" chart:style-name="ch3"/>
        <chart:plot-area chart:style-name="ch4" table:cell-range-address="test289.C1:test289.G254" chart:data-source-has-labels="row" svg:x="0.32cm" svg:y="1.248cm" svg:width="12.726cm" svg:height="7.572cm">
          <chartooo:coordinate-region svg:x="1.682cm" svg:y="1.369cm" svg:width="11.364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89.C2:test289.C254" chart:label-cell-address="test289.C1:test289.C1" chart:class="chart:bar">
            <chart:data-point chart:repeated="253"/>
          </chart:series>
          <chart:series chart:style-name="ch9" chart:values-cell-range-address="test289.D2:test289.D254" chart:label-cell-address="test289.D1:test289.D1" chart:class="chart:bar">
            <chart:data-point chart:repeated="253"/>
          </chart:series>
          <chart:series chart:style-name="ch10" chart:values-cell-range-address="test289.E2:test289.E254" chart:label-cell-address="test289.E1:test289.E1" chart:class="chart:bar">
            <chart:data-point chart:repeated="253"/>
          </chart:series>
          <chart:series chart:style-name="ch11" chart:values-cell-range-address="test289.F2:test289.F254" chart:label-cell-address="test289.F1:test289.F1" chart:class="chart:bar">
            <chart:data-point chart:repeated="253"/>
          </chart:series>
          <chart:series chart:style-name="ch12" chart:values-cell-range-address="test289.G2:test289.G254" chart:label-cell-address="test289.G1:test289.G1" chart:class="chart:bar">
            <chart:data-point chart:repeated="2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9.C1:test289.C1</svg:desc>
                </draw:g>
              </table:table-cell>
              <table:table-cell office:value-type="string">
                <text:p>xfertime</text:p>
                <draw:g>
                  <svg:desc>test289.D1:test289.D1</svg:desc>
                </draw:g>
              </table:table-cell>
              <table:table-cell office:value-type="string">
                <text:p>thinktime</text:p>
                <draw:g>
                  <svg:desc>test289.E1:test289.E1</svg:desc>
                </draw:g>
              </table:table-cell>
              <table:table-cell office:value-type="string">
                <text:p>bytes</text:p>
                <draw:g>
                  <svg:desc>test289.F1:test289.F1</svg:desc>
                </draw:g>
              </table:table-cell>
              <table:table-cell office:value-type="string">
                <text:p>transactions</text:p>
                <draw:g>
                  <svg:desc>test289.G1:test289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4515">
                <text:p>0.784515</text:p>
                <draw:g>
                  <svg:desc>test289.C2:test289.C254</svg:desc>
                </draw:g>
              </table:table-cell>
              <table:table-cell office:value-type="float" office:value="0.006756">
                <text:p>0.006756</text:p>
                <draw:g>
                  <svg:desc>test289.D2:test289.D254</svg:desc>
                </draw:g>
              </table:table-cell>
              <table:table-cell office:value-type="float" office:value="0">
                <text:p>0</text:p>
                <draw:g>
                  <svg:desc>test289.E2:test289.E254</svg:desc>
                </draw:g>
              </table:table-cell>
              <table:table-cell office:value-type="float" office:value="34623">
                <text:p>34623</text:p>
                <draw:g>
                  <svg:desc>test289.F2:test289.F254</svg:desc>
                </draw:g>
              </table:table-cell>
              <table:table-cell office:value-type="float" office:value="237">
                <text:p>237</text:p>
                <draw:g>
                  <svg:desc>test289.G2:test289.G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4774">
                <text:p>0.594774</text:p>
              </table:table-cell>
              <table:table-cell office:value-type="float" office:value="0.005076">
                <text:p>0.005076</text:p>
              </table:table-cell>
              <table:table-cell office:value-type="float" office:value="0">
                <text:p>0</text:p>
              </table:table-cell>
              <table:table-cell office:value-type="float" office:value="36207">
                <text:p>3620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2191">
                <text:p>0.462191</text:p>
              </table:table-cell>
              <table:table-cell office:value-type="float" office:value="0.003294">
                <text:p>0.003294</text:p>
              </table:table-cell>
              <table:table-cell office:value-type="float" office:value="0">
                <text:p>0</text:p>
              </table:table-cell>
              <table:table-cell office:value-type="float" office:value="38449">
                <text:p>384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5519">
                <text:p>0.305519</text:p>
              </table:table-cell>
              <table:table-cell office:value-type="float" office:value="0.004862">
                <text:p>0.004862</text:p>
              </table:table-cell>
              <table:table-cell office:value-type="float" office:value="0">
                <text:p>0</text:p>
              </table:table-cell>
              <table:table-cell office:value-type="float" office:value="32475">
                <text:p>3247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6539">
                <text:p>0.336539</text:p>
              </table:table-cell>
              <table:table-cell office:value-type="float" office:value="0.002593">
                <text:p>0.002593</text:p>
              </table:table-cell>
              <table:table-cell office:value-type="float" office:value="0">
                <text:p>0</text:p>
              </table:table-cell>
              <table:table-cell office:value-type="float" office:value="31717">
                <text:p>3171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568">
                <text:p>0.275568</text:p>
              </table:table-cell>
              <table:table-cell office:value-type="float" office:value="0.00432">
                <text:p>0.00432</text:p>
              </table:table-cell>
              <table:table-cell office:value-type="float" office:value="0">
                <text:p>0</text:p>
              </table:table-cell>
              <table:table-cell office:value-type="float" office:value="40621">
                <text:p>4062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9908">
                <text:p>0.199908</text:p>
              </table:table-cell>
              <table:table-cell office:value-type="float" office:value="0.002344">
                <text:p>0.002344</text:p>
              </table:table-cell>
              <table:table-cell office:value-type="float" office:value="0">
                <text:p>0</text:p>
              </table:table-cell>
              <table:table-cell office:value-type="float" office:value="32332">
                <text:p>3233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6344">
                <text:p>0.286344</text:p>
              </table:table-cell>
              <table:table-cell office:value-type="float" office:value="0.002807">
                <text:p>0.002807</text:p>
              </table:table-cell>
              <table:table-cell office:value-type="float" office:value="0">
                <text:p>0</text:p>
              </table:table-cell>
              <table:table-cell office:value-type="float" office:value="32888">
                <text:p>3288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0367">
                <text:p>0.370367</text:p>
              </table:table-cell>
              <table:table-cell office:value-type="float" office:value="0.004632">
                <text:p>0.004632</text:p>
              </table:table-cell>
              <table:table-cell office:value-type="float" office:value="0">
                <text:p>0</text:p>
              </table:table-cell>
              <table:table-cell office:value-type="float" office:value="48768">
                <text:p>487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096">
                <text:p>0.25096</text:p>
              </table:table-cell>
              <table:table-cell office:value-type="float" office:value="0.002354">
                <text:p>0.002354</text:p>
              </table:table-cell>
              <table:table-cell office:value-type="float" office:value="0">
                <text:p>0</text:p>
              </table:table-cell>
              <table:table-cell office:value-type="float" office:value="33824">
                <text:p>3382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8715">
                <text:p>0.228715</text:p>
              </table:table-cell>
              <table:table-cell office:value-type="float" office:value="0.004278">
                <text:p>0.004278</text:p>
              </table:table-cell>
              <table:table-cell office:value-type="float" office:value="0">
                <text:p>0</text:p>
              </table:table-cell>
              <table:table-cell office:value-type="float" office:value="39044">
                <text:p>3904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7013">
                <text:p>0.307013</text:p>
              </table:table-cell>
              <table:table-cell office:value-type="float" office:value="0.002968">
                <text:p>0.002968</text:p>
              </table:table-cell>
              <table:table-cell office:value-type="float" office:value="0">
                <text:p>0</text:p>
              </table:table-cell>
              <table:table-cell office:value-type="float" office:value="42776">
                <text:p>4277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1184">
                <text:p>0.281184</text:p>
              </table:table-cell>
              <table:table-cell office:value-type="float" office:value="0.003467">
                <text:p>0.003467</text:p>
              </table:table-cell>
              <table:table-cell office:value-type="float" office:value="0">
                <text:p>0</text:p>
              </table:table-cell>
              <table:table-cell office:value-type="float" office:value="29702">
                <text:p>297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7973">
                <text:p>0.267973</text:p>
              </table:table-cell>
              <table:table-cell office:value-type="float" office:value="0.002894">
                <text:p>0.002894</text:p>
              </table:table-cell>
              <table:table-cell office:value-type="float" office:value="0">
                <text:p>0</text:p>
              </table:table-cell>
              <table:table-cell office:value-type="float" office:value="36275">
                <text:p>3627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1867">
                <text:p>0.541867</text:p>
              </table:table-cell>
              <table:table-cell office:value-type="float" office:value="0.00267">
                <text:p>0.00267</text:p>
              </table:table-cell>
              <table:table-cell office:value-type="float" office:value="0">
                <text:p>0</text:p>
              </table:table-cell>
              <table:table-cell office:value-type="float" office:value="36743">
                <text:p>3674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6385">
                <text:p>0.266385</text:p>
              </table:table-cell>
              <table:table-cell office:value-type="float" office:value="0.001966">
                <text:p>0.001966</text:p>
              </table:table-cell>
              <table:table-cell office:value-type="float" office:value="0">
                <text:p>0</text:p>
              </table:table-cell>
              <table:table-cell office:value-type="float" office:value="30932">
                <text:p>309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2912">
                <text:p>0.212912</text:p>
              </table:table-cell>
              <table:table-cell office:value-type="float" office:value="0.003554">
                <text:p>0.003554</text:p>
              </table:table-cell>
              <table:table-cell office:value-type="float" office:value="0">
                <text:p>0</text:p>
              </table:table-cell>
              <table:table-cell office:value-type="float" office:value="43784">
                <text:p>4378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7571">
                <text:p>0.237571</text:p>
              </table:table-cell>
              <table:table-cell office:value-type="float" office:value="0.002058">
                <text:p>0.002058</text:p>
              </table:table-cell>
              <table:table-cell office:value-type="float" office:value="0">
                <text:p>0</text:p>
              </table:table-cell>
              <table:table-cell office:value-type="float" office:value="25811">
                <text:p>258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6252">
                <text:p>0.216252</text:p>
              </table:table-cell>
              <table:table-cell office:value-type="float" office:value="0.00254">
                <text:p>0.00254</text:p>
              </table:table-cell>
              <table:table-cell office:value-type="float" office:value="0">
                <text:p>0</text:p>
              </table:table-cell>
              <table:table-cell office:value-type="float" office:value="33953">
                <text:p>3395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4879">
                <text:p>0.264879</text:p>
              </table:table-cell>
              <table:table-cell office:value-type="float" office:value="0.003092">
                <text:p>0.003092</text:p>
              </table:table-cell>
              <table:table-cell office:value-type="float" office:value="0">
                <text:p>0</text:p>
              </table:table-cell>
              <table:table-cell office:value-type="float" office:value="37106">
                <text:p>371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3813">
                <text:p>0.303813</text:p>
              </table:table-cell>
              <table:table-cell office:value-type="float" office:value="0.005397">
                <text:p>0.005397</text:p>
              </table:table-cell>
              <table:table-cell office:value-type="float" office:value="0">
                <text:p>0</text:p>
              </table:table-cell>
              <table:table-cell office:value-type="float" office:value="35862">
                <text:p>3586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9736">
                <text:p>0.279736</text:p>
              </table:table-cell>
              <table:table-cell office:value-type="float" office:value="0.003976">
                <text:p>0.003976</text:p>
              </table:table-cell>
              <table:table-cell office:value-type="float" office:value="0">
                <text:p>0</text:p>
              </table:table-cell>
              <table:table-cell office:value-type="float" office:value="33349">
                <text:p>3334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0114">
                <text:p>0.220114</text:p>
              </table:table-cell>
              <table:table-cell office:value-type="float" office:value="0.004646">
                <text:p>0.004646</text:p>
              </table:table-cell>
              <table:table-cell office:value-type="float" office:value="0">
                <text:p>0</text:p>
              </table:table-cell>
              <table:table-cell office:value-type="float" office:value="30389">
                <text:p>3038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2793">
                <text:p>0.232793</text:p>
              </table:table-cell>
              <table:table-cell office:value-type="float" office:value="0.002759">
                <text:p>0.002759</text:p>
              </table:table-cell>
              <table:table-cell office:value-type="float" office:value="0">
                <text:p>0</text:p>
              </table:table-cell>
              <table:table-cell office:value-type="float" office:value="32777">
                <text:p>3277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325">
                <text:p>0.24325</text:p>
              </table:table-cell>
              <table:table-cell office:value-type="float" office:value="0.003352">
                <text:p>0.003352</text:p>
              </table:table-cell>
              <table:table-cell office:value-type="float" office:value="0">
                <text:p>0</text:p>
              </table:table-cell>
              <table:table-cell office:value-type="float" office:value="48333">
                <text:p>483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7959">
                <text:p>0.177959</text:p>
              </table:table-cell>
              <table:table-cell office:value-type="float" office:value="0.006017">
                <text:p>0.006017</text:p>
              </table:table-cell>
              <table:table-cell office:value-type="float" office:value="0">
                <text:p>0</text:p>
              </table:table-cell>
              <table:table-cell office:value-type="float" office:value="44884">
                <text:p>4488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0383">
                <text:p>0.160383</text:p>
              </table:table-cell>
              <table:table-cell office:value-type="float" office:value="0.00257">
                <text:p>0.00257</text:p>
              </table:table-cell>
              <table:table-cell office:value-type="float" office:value="0">
                <text:p>0</text:p>
              </table:table-cell>
              <table:table-cell office:value-type="float" office:value="35191">
                <text:p>351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9511">
                <text:p>0.249511</text:p>
              </table:table-cell>
              <table:table-cell office:value-type="float" office:value="0.002655">
                <text:p>0.002655</text:p>
              </table:table-cell>
              <table:table-cell office:value-type="float" office:value="0">
                <text:p>0</text:p>
              </table:table-cell>
              <table:table-cell office:value-type="float" office:value="34312">
                <text:p>343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7768">
                <text:p>0.247768</text:p>
              </table:table-cell>
              <table:table-cell office:value-type="float" office:value="0.003251">
                <text:p>0.003251</text:p>
              </table:table-cell>
              <table:table-cell office:value-type="float" office:value="0">
                <text:p>0</text:p>
              </table:table-cell>
              <table:table-cell office:value-type="float" office:value="27911">
                <text:p>279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8061">
                <text:p>0.218061</text:p>
              </table:table-cell>
              <table:table-cell office:value-type="float" office:value="0.00245">
                <text:p>0.00245</text:p>
              </table:table-cell>
              <table:table-cell office:value-type="float" office:value="0">
                <text:p>0</text:p>
              </table:table-cell>
              <table:table-cell office:value-type="float" office:value="31102">
                <text:p>3110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4477">
                <text:p>0.214477</text:p>
              </table:table-cell>
              <table:table-cell office:value-type="float" office:value="0.002566">
                <text:p>0.002566</text:p>
              </table:table-cell>
              <table:table-cell office:value-type="float" office:value="0">
                <text:p>0</text:p>
              </table:table-cell>
              <table:table-cell office:value-type="float" office:value="33888">
                <text:p>3388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9651">
                <text:p>0.279651</text:p>
              </table:table-cell>
              <table:table-cell office:value-type="float" office:value="0.004055">
                <text:p>0.004055</text:p>
              </table:table-cell>
              <table:table-cell office:value-type="float" office:value="0">
                <text:p>0</text:p>
              </table:table-cell>
              <table:table-cell office:value-type="float" office:value="34265">
                <text:p>3426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6642">
                <text:p>0.206642</text:p>
              </table:table-cell>
              <table:table-cell office:value-type="float" office:value="0.004273">
                <text:p>0.004273</text:p>
              </table:table-cell>
              <table:table-cell office:value-type="float" office:value="0">
                <text:p>0</text:p>
              </table:table-cell>
              <table:table-cell office:value-type="float" office:value="29914">
                <text:p>2991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3082">
                <text:p>0.363082</text:p>
              </table:table-cell>
              <table:table-cell office:value-type="float" office:value="0.002616">
                <text:p>0.002616</text:p>
              </table:table-cell>
              <table:table-cell office:value-type="float" office:value="0">
                <text:p>0</text:p>
              </table:table-cell>
              <table:table-cell office:value-type="float" office:value="27573">
                <text:p>2757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1055">
                <text:p>0.251055</text:p>
              </table:table-cell>
              <table:table-cell office:value-type="float" office:value="0.002185">
                <text:p>0.002185</text:p>
              </table:table-cell>
              <table:table-cell office:value-type="float" office:value="0">
                <text:p>0</text:p>
              </table:table-cell>
              <table:table-cell office:value-type="float" office:value="30945">
                <text:p>309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0688">
                <text:p>0.270688</text:p>
              </table:table-cell>
              <table:table-cell office:value-type="float" office:value="0.001707">
                <text:p>0.001707</text:p>
              </table:table-cell>
              <table:table-cell office:value-type="float" office:value="0">
                <text:p>0</text:p>
              </table:table-cell>
              <table:table-cell office:value-type="float" office:value="23296">
                <text:p>2329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6195">
                <text:p>0.276195</text:p>
              </table:table-cell>
              <table:table-cell office:value-type="float" office:value="0.004239">
                <text:p>0.004239</text:p>
              </table:table-cell>
              <table:table-cell office:value-type="float" office:value="0">
                <text:p>0</text:p>
              </table:table-cell>
              <table:table-cell office:value-type="float" office:value="38480">
                <text:p>384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646">
                <text:p>0.35646</text:p>
              </table:table-cell>
              <table:table-cell office:value-type="float" office:value="0.003791">
                <text:p>0.003791</text:p>
              </table:table-cell>
              <table:table-cell office:value-type="float" office:value="0">
                <text:p>0</text:p>
              </table:table-cell>
              <table:table-cell office:value-type="float" office:value="25901">
                <text:p>2590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8338">
                <text:p>0.348338</text:p>
              </table:table-cell>
              <table:table-cell office:value-type="float" office:value="0.002169">
                <text:p>0.002169</text:p>
              </table:table-cell>
              <table:table-cell office:value-type="float" office:value="0">
                <text:p>0</text:p>
              </table:table-cell>
              <table:table-cell office:value-type="float" office:value="27938">
                <text:p>2793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5165">
                <text:p>0.315165</text:p>
              </table:table-cell>
              <table:table-cell office:value-type="float" office:value="0.004586">
                <text:p>0.004586</text:p>
              </table:table-cell>
              <table:table-cell office:value-type="float" office:value="0">
                <text:p>0</text:p>
              </table:table-cell>
              <table:table-cell office:value-type="float" office:value="31634">
                <text:p>3163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8771">
                <text:p>0.268771</text:p>
              </table:table-cell>
              <table:table-cell office:value-type="float" office:value="0.003591">
                <text:p>0.003591</text:p>
              </table:table-cell>
              <table:table-cell office:value-type="float" office:value="0">
                <text:p>0</text:p>
              </table:table-cell>
              <table:table-cell office:value-type="float" office:value="27446">
                <text:p>2744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9567">
                <text:p>0.319567</text:p>
              </table:table-cell>
              <table:table-cell office:value-type="float" office:value="0.005384">
                <text:p>0.005384</text:p>
              </table:table-cell>
              <table:table-cell office:value-type="float" office:value="0">
                <text:p>0</text:p>
              </table:table-cell>
              <table:table-cell office:value-type="float" office:value="25088">
                <text:p>2508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2962">
                <text:p>0.422962</text:p>
              </table:table-cell>
              <table:table-cell office:value-type="float" office:value="0.003207">
                <text:p>0.003207</text:p>
              </table:table-cell>
              <table:table-cell office:value-type="float" office:value="0">
                <text:p>0</text:p>
              </table:table-cell>
              <table:table-cell office:value-type="float" office:value="36915">
                <text:p>3691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6538">
                <text:p>0.346538</text:p>
              </table:table-cell>
              <table:table-cell office:value-type="float" office:value="0.002263">
                <text:p>0.002263</text:p>
              </table:table-cell>
              <table:table-cell office:value-type="float" office:value="0">
                <text:p>0</text:p>
              </table:table-cell>
              <table:table-cell office:value-type="float" office:value="25741">
                <text:p>2574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9211">
                <text:p>0.319211</text:p>
              </table:table-cell>
              <table:table-cell office:value-type="float" office:value="0.001813">
                <text:p>0.001813</text:p>
              </table:table-cell>
              <table:table-cell office:value-type="float" office:value="0">
                <text:p>0</text:p>
              </table:table-cell>
              <table:table-cell office:value-type="float" office:value="22575">
                <text:p>225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33096">
                <text:p>3.733096</text:p>
              </table:table-cell>
              <table:table-cell office:value-type="float" office:value="0.003302">
                <text:p>0.003302</text:p>
              </table:table-cell>
              <table:table-cell office:value-type="float" office:value="0">
                <text:p>0</text:p>
              </table:table-cell>
              <table:table-cell office:value-type="float" office:value="29185">
                <text:p>2918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05207">
                <text:p>10.05207</text:p>
              </table:table-cell>
              <table:table-cell office:value-type="float" office:value="0.003008">
                <text:p>0.003008</text:p>
              </table:table-cell>
              <table:table-cell office:value-type="float" office:value="0">
                <text:p>0</text:p>
              </table:table-cell>
              <table:table-cell office:value-type="float" office:value="22645">
                <text:p>2264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548169">
                <text:p>9.548169</text:p>
              </table:table-cell>
              <table:table-cell office:value-type="float" office:value="0.003266">
                <text:p>0.003266</text:p>
              </table:table-cell>
              <table:table-cell office:value-type="float" office:value="0">
                <text:p>0</text:p>
              </table:table-cell>
              <table:table-cell office:value-type="float" office:value="22894">
                <text:p>2289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99028">
                <text:p>9.999028</text:p>
              </table:table-cell>
              <table:table-cell office:value-type="float" office:value="0.001173">
                <text:p>0.001173</text:p>
              </table:table-cell>
              <table:table-cell office:value-type="float" office:value="0">
                <text:p>0</text:p>
              </table:table-cell>
              <table:table-cell office:value-type="float" office:value="22197">
                <text:p>221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948255">
                <text:p>8.948255</text:p>
              </table:table-cell>
              <table:table-cell office:value-type="float" office:value="0.001275">
                <text:p>0.001275</text:p>
              </table:table-cell>
              <table:table-cell office:value-type="float" office:value="0">
                <text:p>0</text:p>
              </table:table-cell>
              <table:table-cell office:value-type="float" office:value="25134">
                <text:p>251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374102">
                <text:p>10.374102</text:p>
              </table:table-cell>
              <table:table-cell office:value-type="float" office:value="0.001487">
                <text:p>0.001487</text:p>
              </table:table-cell>
              <table:table-cell office:value-type="float" office:value="0">
                <text:p>0</text:p>
              </table:table-cell>
              <table:table-cell office:value-type="float" office:value="28709">
                <text:p>287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99738">
                <text:p>8.599738</text:p>
              </table:table-cell>
              <table:table-cell office:value-type="float" office:value="0.001521">
                <text:p>0.001521</text:p>
              </table:table-cell>
              <table:table-cell office:value-type="float" office:value="0">
                <text:p>0</text:p>
              </table:table-cell>
              <table:table-cell office:value-type="float" office:value="23986">
                <text:p>239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565113">
                <text:p>7.565113</text:p>
              </table:table-cell>
              <table:table-cell office:value-type="float" office:value="0.001194">
                <text:p>0.001194</text:p>
              </table:table-cell>
              <table:table-cell office:value-type="float" office:value="0">
                <text:p>0</text:p>
              </table:table-cell>
              <table:table-cell office:value-type="float" office:value="24068">
                <text:p>2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55329">
                <text:p>11.155329</text:p>
              </table:table-cell>
              <table:table-cell office:value-type="float" office:value="0.00151">
                <text:p>0.00151</text:p>
              </table:table-cell>
              <table:table-cell office:value-type="float" office:value="0">
                <text:p>0</text:p>
              </table:table-cell>
              <table:table-cell office:value-type="float" office:value="23869">
                <text:p>238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828387">
                <text:p>6.828387</text:p>
              </table:table-cell>
              <table:table-cell office:value-type="float" office:value="0.002035">
                <text:p>0.002035</text:p>
              </table:table-cell>
              <table:table-cell office:value-type="float" office:value="0">
                <text:p>0</text:p>
              </table:table-cell>
              <table:table-cell office:value-type="float" office:value="39704">
                <text:p>397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68368">
                <text:p>6.868368</text:p>
              </table:table-cell>
              <table:table-cell office:value-type="float" office:value="0.001254">
                <text:p>0.001254</text:p>
              </table:table-cell>
              <table:table-cell office:value-type="float" office:value="0">
                <text:p>0</text:p>
              </table:table-cell>
              <table:table-cell office:value-type="float" office:value="23330">
                <text:p>233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803856">
                <text:p>7.803856</text:p>
              </table:table-cell>
              <table:table-cell office:value-type="float" office:value="0.001181">
                <text:p>0.001181</text:p>
              </table:table-cell>
              <table:table-cell office:value-type="float" office:value="0">
                <text:p>0</text:p>
              </table:table-cell>
              <table:table-cell office:value-type="float" office:value="17002">
                <text:p>170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079346">
                <text:p>14.079346</text:p>
              </table:table-cell>
              <table:table-cell office:value-type="float" office:value="0.00126">
                <text:p>0.00126</text:p>
              </table:table-cell>
              <table:table-cell office:value-type="float" office:value="0">
                <text:p>0</text:p>
              </table:table-cell>
              <table:table-cell office:value-type="float" office:value="26631">
                <text:p>266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93679">
                <text:p>0.093679</text:p>
              </table:table-cell>
              <table:table-cell office:value-type="float" office:value="0.001007">
                <text:p>0.001007</text:p>
              </table:table-cell>
              <table:table-cell office:value-type="float" office:value="0">
                <text:p>0</text:p>
              </table:table-cell>
              <table:table-cell office:value-type="float" office:value="18100">
                <text:p>18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896368">
                <text:p>8.896368</text:p>
              </table:table-cell>
              <table:table-cell office:value-type="float" office:value="0.00087">
                <text:p>0.00087</text:p>
              </table:table-cell>
              <table:table-cell office:value-type="float" office:value="0">
                <text:p>0</text:p>
              </table:table-cell>
              <table:table-cell office:value-type="float" office:value="14912">
                <text:p>149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95838">
                <text:p>15.95838</text:p>
              </table:table-cell>
              <table:table-cell office:value-type="float" office:value="0.000532">
                <text:p>0.000532</text:p>
              </table:table-cell>
              <table:table-cell office:value-type="float" office:value="0">
                <text:p>0</text:p>
              </table:table-cell>
              <table:table-cell office:value-type="float" office:value="15851">
                <text:p>158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7332">
                <text:p>0.907332</text:p>
              </table:table-cell>
              <table:table-cell office:value-type="float" office:value="0.005218">
                <text:p>0.005218</text:p>
              </table:table-cell>
              <table:table-cell office:value-type="float" office:value="0">
                <text:p>0</text:p>
              </table:table-cell>
              <table:table-cell office:value-type="float" office:value="113234">
                <text:p>1132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39669">
                <text:p>6.339669</text:p>
              </table:table-cell>
              <table:table-cell office:value-type="float" office:value="0.000871">
                <text:p>0.000871</text:p>
              </table:table-cell>
              <table:table-cell office:value-type="float" office:value="0">
                <text:p>0</text:p>
              </table:table-cell>
              <table:table-cell office:value-type="float" office:value="18330">
                <text:p>183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031843">
                <text:p>8.031843</text:p>
              </table:table-cell>
              <table:table-cell office:value-type="float" office:value="0.00201">
                <text:p>0.00201</text:p>
              </table:table-cell>
              <table:table-cell office:value-type="float" office:value="0">
                <text:p>0</text:p>
              </table:table-cell>
              <table:table-cell office:value-type="float" office:value="47930">
                <text:p>47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75409">
                <text:p>0.775409</text:p>
              </table:table-cell>
              <table:table-cell office:value-type="float" office:value="0.001242">
                <text:p>0.001242</text:p>
              </table:table-cell>
              <table:table-cell office:value-type="float" office:value="0">
                <text:p>0</text:p>
              </table:table-cell>
              <table:table-cell office:value-type="float" office:value="26154">
                <text:p>26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875231">
                <text:p>8.875231</text:p>
              </table:table-cell>
              <table:table-cell office:value-type="float" office:value="0.002267">
                <text:p>0.002267</text:p>
              </table:table-cell>
              <table:table-cell office:value-type="float" office:value="0">
                <text:p>0</text:p>
              </table:table-cell>
              <table:table-cell office:value-type="float" office:value="48103">
                <text:p>48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16421">
                <text:p>16.716421</text:p>
              </table:table-cell>
              <table:table-cell office:value-type="float" office:value="0.000562">
                <text:p>0.000562</text:p>
              </table:table-cell>
              <table:table-cell office:value-type="float" office:value="0">
                <text:p>0</text:p>
              </table:table-cell>
              <table:table-cell office:value-type="float" office:value="7509">
                <text:p>75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012">
                <text:p>0.07012</text:p>
              </table:table-cell>
              <table:table-cell office:value-type="float" office:value="0.003428">
                <text:p>0.003428</text:p>
              </table:table-cell>
              <table:table-cell office:value-type="float" office:value="0">
                <text:p>0</text:p>
              </table:table-cell>
              <table:table-cell office:value-type="float" office:value="77189">
                <text:p>77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54625">
                <text:p>0.654625</text:p>
              </table:table-cell>
              <table:table-cell office:value-type="float" office:value="0.001377">
                <text:p>0.001377</text:p>
              </table:table-cell>
              <table:table-cell office:value-type="float" office:value="0">
                <text:p>0</text:p>
              </table:table-cell>
              <table:table-cell office:value-type="float" office:value="36029">
                <text:p>360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252213">
                <text:p>6.252213</text:p>
              </table:table-cell>
              <table:table-cell office:value-type="float" office:value="0.004541">
                <text:p>0.004541</text:p>
              </table:table-cell>
              <table:table-cell office:value-type="float" office:value="0">
                <text:p>0</text:p>
              </table:table-cell>
              <table:table-cell office:value-type="float" office:value="43102">
                <text:p>43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1672">
                <text:p>0.191672</text:p>
              </table:table-cell>
              <table:table-cell office:value-type="float" office:value="0.004918">
                <text:p>0.004918</text:p>
              </table:table-cell>
              <table:table-cell office:value-type="float" office:value="0">
                <text:p>0</text:p>
              </table:table-cell>
              <table:table-cell office:value-type="float" office:value="115443">
                <text:p>115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030236">
                <text:p>18.030236</text:p>
              </table:table-cell>
              <table:table-cell office:value-type="float" office:value="0.002003">
                <text:p>0.002003</text:p>
              </table:table-cell>
              <table:table-cell office:value-type="float" office:value="0">
                <text:p>0</text:p>
              </table:table-cell>
              <table:table-cell office:value-type="float" office:value="46168">
                <text:p>461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728157">
                <text:p>9.728157</text:p>
              </table:table-cell>
              <table:table-cell office:value-type="float" office:value="0.003615">
                <text:p>0.003615</text:p>
              </table:table-cell>
              <table:table-cell office:value-type="float" office:value="0">
                <text:p>0</text:p>
              </table:table-cell>
              <table:table-cell office:value-type="float" office:value="86281">
                <text:p>86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312698">
                <text:p>42.312698</text:p>
              </table:table-cell>
              <table:table-cell office:value-type="float" office:value="0.001846">
                <text:p>0.001846</text:p>
              </table:table-cell>
              <table:table-cell office:value-type="float" office:value="0">
                <text:p>0</text:p>
              </table:table-cell>
              <table:table-cell office:value-type="float" office:value="10710">
                <text:p>10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2045">
                <text:p>0.122045</text:p>
              </table:table-cell>
              <table:table-cell office:value-type="float" office:value="0.005641">
                <text:p>0.005641</text:p>
              </table:table-cell>
              <table:table-cell office:value-type="float" office:value="0">
                <text:p>0</text:p>
              </table:table-cell>
              <table:table-cell office:value-type="float" office:value="83149">
                <text:p>83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8176">
                <text:p>0.378176</text:p>
              </table:table-cell>
              <table:table-cell office:value-type="float" office:value="0.001836">
                <text:p>0.001836</text:p>
              </table:table-cell>
              <table:table-cell office:value-type="float" office:value="0">
                <text:p>0</text:p>
              </table:table-cell>
              <table:table-cell office:value-type="float" office:value="75414">
                <text:p>75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64561">
                <text:p>3.064561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20132">
                <text:p>20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02542">
                <text:p>2.902542</text:p>
              </table:table-cell>
              <table:table-cell office:value-type="float" office:value="0.001748">
                <text:p>0.001748</text:p>
              </table:table-cell>
              <table:table-cell office:value-type="float" office:value="0">
                <text:p>0</text:p>
              </table:table-cell>
              <table:table-cell office:value-type="float" office:value="44699">
                <text:p>446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97277">
                <text:p>1.497277</text:p>
              </table:table-cell>
              <table:table-cell office:value-type="float" office:value="0.000806">
                <text:p>0.000806</text:p>
              </table:table-cell>
              <table:table-cell office:value-type="float" office:value="0">
                <text:p>0</text:p>
              </table:table-cell>
              <table:table-cell office:value-type="float" office:value="17268">
                <text:p>172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23737">
                <text:p>3.523737</text:p>
              </table:table-cell>
              <table:table-cell office:value-type="float" office:value="0.001503">
                <text:p>0.001503</text:p>
              </table:table-cell>
              <table:table-cell office:value-type="float" office:value="0">
                <text:p>0</text:p>
              </table:table-cell>
              <table:table-cell office:value-type="float" office:value="30795">
                <text:p>307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86184">
                <text:p>3.586184</text:p>
              </table:table-cell>
              <table:table-cell office:value-type="float" office:value="0.001789">
                <text:p>0.001789</text:p>
              </table:table-cell>
              <table:table-cell office:value-type="float" office:value="0">
                <text:p>0</text:p>
              </table:table-cell>
              <table:table-cell office:value-type="float" office:value="27017">
                <text:p>270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3457">
                <text:p>4.843457</text:p>
              </table:table-cell>
              <table:table-cell office:value-type="float" office:value="0.001574">
                <text:p>0.001574</text:p>
              </table:table-cell>
              <table:table-cell office:value-type="float" office:value="0">
                <text:p>0</text:p>
              </table:table-cell>
              <table:table-cell office:value-type="float" office:value="30963">
                <text:p>309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71273">
                <text:p>2.671273</text:p>
              </table:table-cell>
              <table:table-cell office:value-type="float" office:value="0.005157">
                <text:p>0.005157</text:p>
              </table:table-cell>
              <table:table-cell office:value-type="float" office:value="0">
                <text:p>0</text:p>
              </table:table-cell>
              <table:table-cell office:value-type="float" office:value="72130">
                <text:p>721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750961">
                <text:p>3.750961</text:p>
              </table:table-cell>
              <table:table-cell office:value-type="float" office:value="0.001468">
                <text:p>0.001468</text:p>
              </table:table-cell>
              <table:table-cell office:value-type="float" office:value="0">
                <text:p>0</text:p>
              </table:table-cell>
              <table:table-cell office:value-type="float" office:value="30834">
                <text:p>308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698334">
                <text:p>3.698334</text:p>
              </table:table-cell>
              <table:table-cell office:value-type="float" office:value="0.00115">
                <text:p>0.00115</text:p>
              </table:table-cell>
              <table:table-cell office:value-type="float" office:value="0">
                <text:p>0</text:p>
              </table:table-cell>
              <table:table-cell office:value-type="float" office:value="21639">
                <text:p>216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01425">
                <text:p>3.001425</text:p>
              </table:table-cell>
              <table:table-cell office:value-type="float" office:value="0.001511">
                <text:p>0.001511</text:p>
              </table:table-cell>
              <table:table-cell office:value-type="float" office:value="0">
                <text:p>0</text:p>
              </table:table-cell>
              <table:table-cell office:value-type="float" office:value="27987">
                <text:p>279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56109">
                <text:p>4.656109</text:p>
              </table:table-cell>
              <table:table-cell office:value-type="float" office:value="0.001297">
                <text:p>0.001297</text:p>
              </table:table-cell>
              <table:table-cell office:value-type="float" office:value="0">
                <text:p>0</text:p>
              </table:table-cell>
              <table:table-cell office:value-type="float" office:value="24661">
                <text:p>246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51214">
                <text:p>4.151214</text:p>
              </table:table-cell>
              <table:table-cell office:value-type="float" office:value="0.001386">
                <text:p>0.001386</text:p>
              </table:table-cell>
              <table:table-cell office:value-type="float" office:value="0">
                <text:p>0</text:p>
              </table:table-cell>
              <table:table-cell office:value-type="float" office:value="27562">
                <text:p>275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40471">
                <text:p>2.640471</text:p>
              </table:table-cell>
              <table:table-cell office:value-type="float" office:value="0.001146">
                <text:p>0.001146</text:p>
              </table:table-cell>
              <table:table-cell office:value-type="float" office:value="0">
                <text:p>0</text:p>
              </table:table-cell>
              <table:table-cell office:value-type="float" office:value="23738">
                <text:p>237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85642">
                <text:p>1.285642</text:p>
              </table:table-cell>
              <table:table-cell office:value-type="float" office:value="0.000963">
                <text:p>0.000963</text:p>
              </table:table-cell>
              <table:table-cell office:value-type="float" office:value="0">
                <text:p>0</text:p>
              </table:table-cell>
              <table:table-cell office:value-type="float" office:value="19650">
                <text:p>196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6311">
                <text:p>2.46311</text:p>
              </table:table-cell>
              <table:table-cell office:value-type="float" office:value="0.001582">
                <text:p>0.001582</text:p>
              </table:table-cell>
              <table:table-cell office:value-type="float" office:value="0">
                <text:p>0</text:p>
              </table:table-cell>
              <table:table-cell office:value-type="float" office:value="25323">
                <text:p>253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00707">
                <text:p>1.800707</text:p>
              </table:table-cell>
              <table:table-cell office:value-type="float" office:value="0.001594">
                <text:p>0.001594</text:p>
              </table:table-cell>
              <table:table-cell office:value-type="float" office:value="0">
                <text:p>0</text:p>
              </table:table-cell>
              <table:table-cell office:value-type="float" office:value="24569">
                <text:p>245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969478">
                <text:p>3.969478</text:p>
              </table:table-cell>
              <table:table-cell office:value-type="float" office:value="0.001999">
                <text:p>0.001999</text:p>
              </table:table-cell>
              <table:table-cell office:value-type="float" office:value="0">
                <text:p>0</text:p>
              </table:table-cell>
              <table:table-cell office:value-type="float" office:value="35596">
                <text:p>355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49106">
                <text:p>3.649106</text:p>
              </table:table-cell>
              <table:table-cell office:value-type="float" office:value="0.002256">
                <text:p>0.002256</text:p>
              </table:table-cell>
              <table:table-cell office:value-type="float" office:value="0">
                <text:p>0</text:p>
              </table:table-cell>
              <table:table-cell office:value-type="float" office:value="34384">
                <text:p>343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17235">
                <text:p>3.017235</text:p>
              </table:table-cell>
              <table:table-cell office:value-type="float" office:value="0.002386">
                <text:p>0.002386</text:p>
              </table:table-cell>
              <table:table-cell office:value-type="float" office:value="0">
                <text:p>0</text:p>
              </table:table-cell>
              <table:table-cell office:value-type="float" office:value="32547">
                <text:p>325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989667">
                <text:p>3.989667</text:p>
              </table:table-cell>
              <table:table-cell office:value-type="float" office:value="0.002141">
                <text:p>0.002141</text:p>
              </table:table-cell>
              <table:table-cell office:value-type="float" office:value="0">
                <text:p>0</text:p>
              </table:table-cell>
              <table:table-cell office:value-type="float" office:value="19099">
                <text:p>1909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71915">
                <text:p>4.071915</text:p>
              </table:table-cell>
              <table:table-cell office:value-type="float" office:value="0.001527">
                <text:p>0.001527</text:p>
              </table:table-cell>
              <table:table-cell office:value-type="float" office:value="0">
                <text:p>0</text:p>
              </table:table-cell>
              <table:table-cell office:value-type="float" office:value="29348">
                <text:p>293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702347">
                <text:p>4.702347</text:p>
              </table:table-cell>
              <table:table-cell office:value-type="float" office:value="0.002237">
                <text:p>0.002237</text:p>
              </table:table-cell>
              <table:table-cell office:value-type="float" office:value="0">
                <text:p>0</text:p>
              </table:table-cell>
              <table:table-cell office:value-type="float" office:value="49111">
                <text:p>491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743197">
                <text:p>3.743197</text:p>
              </table:table-cell>
              <table:table-cell office:value-type="float" office:value="0.001977">
                <text:p>0.001977</text:p>
              </table:table-cell>
              <table:table-cell office:value-type="float" office:value="0">
                <text:p>0</text:p>
              </table:table-cell>
              <table:table-cell office:value-type="float" office:value="42277">
                <text:p>422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999993">
                <text:p>3.999993</text:p>
              </table:table-cell>
              <table:table-cell office:value-type="float" office:value="0.001435">
                <text:p>0.001435</text:p>
              </table:table-cell>
              <table:table-cell office:value-type="float" office:value="0">
                <text:p>0</text:p>
              </table:table-cell>
              <table:table-cell office:value-type="float" office:value="28767">
                <text:p>287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17185">
                <text:p>5.317185</text:p>
              </table:table-cell>
              <table:table-cell office:value-type="float" office:value="0.000876">
                <text:p>0.000876</text:p>
              </table:table-cell>
              <table:table-cell office:value-type="float" office:value="0">
                <text:p>0</text:p>
              </table:table-cell>
              <table:table-cell office:value-type="float" office:value="20136">
                <text:p>201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584276">
                <text:p>6.584276</text:p>
              </table:table-cell>
              <table:table-cell office:value-type="float" office:value="0.002218">
                <text:p>0.002218</text:p>
              </table:table-cell>
              <table:table-cell office:value-type="float" office:value="0">
                <text:p>0</text:p>
              </table:table-cell>
              <table:table-cell office:value-type="float" office:value="43190">
                <text:p>431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53757">
                <text:p>5.453757</text:p>
              </table:table-cell>
              <table:table-cell office:value-type="float" office:value="0.002403">
                <text:p>0.002403</text:p>
              </table:table-cell>
              <table:table-cell office:value-type="float" office:value="0">
                <text:p>0</text:p>
              </table:table-cell>
              <table:table-cell office:value-type="float" office:value="43852">
                <text:p>438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681645">
                <text:p>4.681645</text:p>
              </table:table-cell>
              <table:table-cell office:value-type="float" office:value="0.001201">
                <text:p>0.001201</text:p>
              </table:table-cell>
              <table:table-cell office:value-type="float" office:value="0">
                <text:p>0</text:p>
              </table:table-cell>
              <table:table-cell office:value-type="float" office:value="28337">
                <text:p>283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709436">
                <text:p>6.709436</text:p>
              </table:table-cell>
              <table:table-cell office:value-type="float" office:value="0.002203">
                <text:p>0.002203</text:p>
              </table:table-cell>
              <table:table-cell office:value-type="float" office:value="0">
                <text:p>0</text:p>
              </table:table-cell>
              <table:table-cell office:value-type="float" office:value="37376">
                <text:p>373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681932">
                <text:p>6.681932</text:p>
              </table:table-cell>
              <table:table-cell office:value-type="float" office:value="0.001873">
                <text:p>0.001873</text:p>
              </table:table-cell>
              <table:table-cell office:value-type="float" office:value="0">
                <text:p>0</text:p>
              </table:table-cell>
              <table:table-cell office:value-type="float" office:value="41332">
                <text:p>41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805421">
                <text:p>7.805421</text:p>
              </table:table-cell>
              <table:table-cell office:value-type="float" office:value="0.002011">
                <text:p>0.002011</text:p>
              </table:table-cell>
              <table:table-cell office:value-type="float" office:value="0">
                <text:p>0</text:p>
              </table:table-cell>
              <table:table-cell office:value-type="float" office:value="38920">
                <text:p>389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813621">
                <text:p>4.813621</text:p>
              </table:table-cell>
              <table:table-cell office:value-type="float" office:value="0.005242">
                <text:p>0.005242</text:p>
              </table:table-cell>
              <table:table-cell office:value-type="float" office:value="0">
                <text:p>0</text:p>
              </table:table-cell>
              <table:table-cell office:value-type="float" office:value="76290">
                <text:p>762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125213">
                <text:p>7.125213</text:p>
              </table:table-cell>
              <table:table-cell office:value-type="float" office:value="0.004029">
                <text:p>0.004029</text:p>
              </table:table-cell>
              <table:table-cell office:value-type="float" office:value="0">
                <text:p>0</text:p>
              </table:table-cell>
              <table:table-cell office:value-type="float" office:value="84610">
                <text:p>846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547542">
                <text:p>7.547542</text:p>
              </table:table-cell>
              <table:table-cell office:value-type="float" office:value="0.000837">
                <text:p>0.000837</text:p>
              </table:table-cell>
              <table:table-cell office:value-type="float" office:value="0">
                <text:p>0</text:p>
              </table:table-cell>
              <table:table-cell office:value-type="float" office:value="14505">
                <text:p>145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05287">
                <text:p>5.105287</text:p>
              </table:table-cell>
              <table:table-cell office:value-type="float" office:value="0.001924">
                <text:p>0.001924</text:p>
              </table:table-cell>
              <table:table-cell office:value-type="float" office:value="0">
                <text:p>0</text:p>
              </table:table-cell>
              <table:table-cell office:value-type="float" office:value="47566">
                <text:p>475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141669">
                <text:p>6.141669</text:p>
              </table:table-cell>
              <table:table-cell office:value-type="float" office:value="0.001378">
                <text:p>0.001378</text:p>
              </table:table-cell>
              <table:table-cell office:value-type="float" office:value="0">
                <text:p>0</text:p>
              </table:table-cell>
              <table:table-cell office:value-type="float" office:value="37100">
                <text:p>37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822904">
                <text:p>8.822904</text:p>
              </table:table-cell>
              <table:table-cell office:value-type="float" office:value="0.001252">
                <text:p>0.001252</text:p>
              </table:table-cell>
              <table:table-cell office:value-type="float" office:value="0">
                <text:p>0</text:p>
              </table:table-cell>
              <table:table-cell office:value-type="float" office:value="36603">
                <text:p>366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77224">
                <text:p>5.177224</text:p>
              </table:table-cell>
              <table:table-cell office:value-type="float" office:value="0.002988">
                <text:p>0.002988</text:p>
              </table:table-cell>
              <table:table-cell office:value-type="float" office:value="0">
                <text:p>0</text:p>
              </table:table-cell>
              <table:table-cell office:value-type="float" office:value="53916">
                <text:p>539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092011">
                <text:p>10.092011</text:p>
              </table:table-cell>
              <table:table-cell office:value-type="float" office:value="0.00042">
                <text:p>0.00042</text:p>
              </table:table-cell>
              <table:table-cell office:value-type="float" office:value="0">
                <text:p>0</text:p>
              </table:table-cell>
              <table:table-cell office:value-type="float" office:value="8733">
                <text:p>8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286141">
                <text:p>4.286141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24639">
                <text:p>24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731272">
                <text:p>10.731272</text:p>
              </table:table-cell>
              <table:table-cell office:value-type="float" office:value="0.001547">
                <text:p>0.001547</text:p>
              </table:table-cell>
              <table:table-cell office:value-type="float" office:value="0">
                <text:p>0</text:p>
              </table:table-cell>
              <table:table-cell office:value-type="float" office:value="33896">
                <text:p>338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866516">
                <text:p>5.866516</text:p>
              </table:table-cell>
              <table:table-cell office:value-type="float" office:value="0.00157">
                <text:p>0.00157</text:p>
              </table:table-cell>
              <table:table-cell office:value-type="float" office:value="0">
                <text:p>0</text:p>
              </table:table-cell>
              <table:table-cell office:value-type="float" office:value="21260">
                <text:p>21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460381">
                <text:p>2.460381</text:p>
              </table:table-cell>
              <table:table-cell office:value-type="float" office:value="0.003355">
                <text:p>0.003355</text:p>
              </table:table-cell>
              <table:table-cell office:value-type="float" office:value="0">
                <text:p>0</text:p>
              </table:table-cell>
              <table:table-cell office:value-type="float" office:value="98666">
                <text:p>986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05611">
                <text:p>2.805611</text:p>
              </table:table-cell>
              <table:table-cell office:value-type="float" office:value="0.005002">
                <text:p>0.005002</text:p>
              </table:table-cell>
              <table:table-cell office:value-type="float" office:value="0">
                <text:p>0</text:p>
              </table:table-cell>
              <table:table-cell office:value-type="float" office:value="126945">
                <text:p>126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2932">
                <text:p>0.052932</text:p>
              </table:table-cell>
              <table:table-cell office:value-type="float" office:value="0.002986">
                <text:p>0.002986</text:p>
              </table:table-cell>
              <table:table-cell office:value-type="float" office:value="0">
                <text:p>0</text:p>
              </table:table-cell>
              <table:table-cell office:value-type="float" office:value="90857">
                <text:p>908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748967">
                <text:p>16.748967</text:p>
              </table:table-cell>
              <table:table-cell office:value-type="float" office:value="0.011225">
                <text:p>0.011225</text:p>
              </table:table-cell>
              <table:table-cell office:value-type="float" office:value="0">
                <text:p>0</text:p>
              </table:table-cell>
              <table:table-cell office:value-type="float" office:value="32394">
                <text:p>32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33909">
                <text:p>3.933909</text:p>
              </table:table-cell>
              <table:table-cell office:value-type="float" office:value="0.005381">
                <text:p>0.005381</text:p>
              </table:table-cell>
              <table:table-cell office:value-type="float" office:value="0">
                <text:p>0</text:p>
              </table:table-cell>
              <table:table-cell office:value-type="float" office:value="103051">
                <text:p>103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22961">
                <text:p>0.322961</text:p>
              </table:table-cell>
              <table:table-cell office:value-type="float" office:value="0.005375">
                <text:p>0.005375</text:p>
              </table:table-cell>
              <table:table-cell office:value-type="float" office:value="0">
                <text:p>0</text:p>
              </table:table-cell>
              <table:table-cell office:value-type="float" office:value="61229">
                <text:p>61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64424">
                <text:p>0.164424</text:p>
              </table:table-cell>
              <table:table-cell office:value-type="float" office:value="0.004907">
                <text:p>0.004907</text:p>
              </table:table-cell>
              <table:table-cell office:value-type="float" office:value="0">
                <text:p>0</text:p>
              </table:table-cell>
              <table:table-cell office:value-type="float" office:value="120974">
                <text:p>120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5586">
                <text:p>0.255586</text:p>
              </table:table-cell>
              <table:table-cell office:value-type="float" office:value="0.003587">
                <text:p>0.003587</text:p>
              </table:table-cell>
              <table:table-cell office:value-type="float" office:value="0">
                <text:p>0</text:p>
              </table:table-cell>
              <table:table-cell office:value-type="float" office:value="74183">
                <text:p>74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527444">
                <text:p>25.527444</text:p>
              </table:table-cell>
              <table:table-cell office:value-type="float" office:value="0.000584">
                <text:p>0.000584</text:p>
              </table:table-cell>
              <table:table-cell office:value-type="float" office:value="0">
                <text:p>0</text:p>
              </table:table-cell>
              <table:table-cell office:value-type="float" office:value="20668">
                <text:p>20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988383">
                <text:p>5.988383</text:p>
              </table:table-cell>
              <table:table-cell office:value-type="float" office:value="0.004535">
                <text:p>0.004535</text:p>
              </table:table-cell>
              <table:table-cell office:value-type="float" office:value="0">
                <text:p>0</text:p>
              </table:table-cell>
              <table:table-cell office:value-type="float" office:value="12804">
                <text:p>128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257425">
                <text:p>5.257425</text:p>
              </table:table-cell>
              <table:table-cell office:value-type="float" office:value="0.001973">
                <text:p>0.001973</text:p>
              </table:table-cell>
              <table:table-cell office:value-type="float" office:value="0">
                <text:p>0</text:p>
              </table:table-cell>
              <table:table-cell office:value-type="float" office:value="28714">
                <text:p>287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652298">
                <text:p>6.652298</text:p>
              </table:table-cell>
              <table:table-cell office:value-type="float" office:value="0.001805">
                <text:p>0.001805</text:p>
              </table:table-cell>
              <table:table-cell office:value-type="float" office:value="0">
                <text:p>0</text:p>
              </table:table-cell>
              <table:table-cell office:value-type="float" office:value="28879">
                <text:p>288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358518">
                <text:p>4.358518</text:p>
              </table:table-cell>
              <table:table-cell office:value-type="float" office:value="0.000898">
                <text:p>0.000898</text:p>
              </table:table-cell>
              <table:table-cell office:value-type="float" office:value="0">
                <text:p>0</text:p>
              </table:table-cell>
              <table:table-cell office:value-type="float" office:value="16894">
                <text:p>168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598006">
                <text:p>7.598006</text:p>
              </table:table-cell>
              <table:table-cell office:value-type="float" office:value="0.001288">
                <text:p>0.001288</text:p>
              </table:table-cell>
              <table:table-cell office:value-type="float" office:value="0">
                <text:p>0</text:p>
              </table:table-cell>
              <table:table-cell office:value-type="float" office:value="20392">
                <text:p>203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10273">
                <text:p>6.10273</text:p>
              </table:table-cell>
              <table:table-cell office:value-type="float" office:value="0.000912">
                <text:p>0.000912</text:p>
              </table:table-cell>
              <table:table-cell office:value-type="float" office:value="0">
                <text:p>0</text:p>
              </table:table-cell>
              <table:table-cell office:value-type="float" office:value="21748">
                <text:p>217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657521">
                <text:p>4.657521</text:p>
              </table:table-cell>
              <table:table-cell office:value-type="float" office:value="0.001661">
                <text:p>0.001661</text:p>
              </table:table-cell>
              <table:table-cell office:value-type="float" office:value="0">
                <text:p>0</text:p>
              </table:table-cell>
              <table:table-cell office:value-type="float" office:value="26305">
                <text:p>263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943905">
                <text:p>6.943905</text:p>
              </table:table-cell>
              <table:table-cell office:value-type="float" office:value="0.001419">
                <text:p>0.001419</text:p>
              </table:table-cell>
              <table:table-cell office:value-type="float" office:value="0">
                <text:p>0</text:p>
              </table:table-cell>
              <table:table-cell office:value-type="float" office:value="31195">
                <text:p>311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651958">
                <text:p>11.651958</text:p>
              </table:table-cell>
              <table:table-cell office:value-type="float" office:value="0.000587">
                <text:p>0.000587</text:p>
              </table:table-cell>
              <table:table-cell office:value-type="float" office:value="0">
                <text:p>0</text:p>
              </table:table-cell>
              <table:table-cell office:value-type="float" office:value="14298">
                <text:p>14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403405">
                <text:p>4.403405</text:p>
              </table:table-cell>
              <table:table-cell office:value-type="float" office:value="0.001417">
                <text:p>0.001417</text:p>
              </table:table-cell>
              <table:table-cell office:value-type="float" office:value="0">
                <text:p>0</text:p>
              </table:table-cell>
              <table:table-cell office:value-type="float" office:value="33546">
                <text:p>335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655482">
                <text:p>4.655482</text:p>
              </table:table-cell>
              <table:table-cell office:value-type="float" office:value="0.001024">
                <text:p>0.001024</text:p>
              </table:table-cell>
              <table:table-cell office:value-type="float" office:value="0">
                <text:p>0</text:p>
              </table:table-cell>
              <table:table-cell office:value-type="float" office:value="21261">
                <text:p>212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664075">
                <text:p>5.664075</text:p>
              </table:table-cell>
              <table:table-cell office:value-type="float" office:value="0.001364">
                <text:p>0.001364</text:p>
              </table:table-cell>
              <table:table-cell office:value-type="float" office:value="0">
                <text:p>0</text:p>
              </table:table-cell>
              <table:table-cell office:value-type="float" office:value="34369">
                <text:p>343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04319">
                <text:p>3.204319</text:p>
              </table:table-cell>
              <table:table-cell office:value-type="float" office:value="0.00131">
                <text:p>0.00131</text:p>
              </table:table-cell>
              <table:table-cell office:value-type="float" office:value="0">
                <text:p>0</text:p>
              </table:table-cell>
              <table:table-cell office:value-type="float" office:value="23558">
                <text:p>235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732601">
                <text:p>8.732601</text:p>
              </table:table-cell>
              <table:table-cell office:value-type="float" office:value="0.001059">
                <text:p>0.001059</text:p>
              </table:table-cell>
              <table:table-cell office:value-type="float" office:value="0">
                <text:p>0</text:p>
              </table:table-cell>
              <table:table-cell office:value-type="float" office:value="19448">
                <text:p>1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218128">
                <text:p>8.218128</text:p>
              </table:table-cell>
              <table:table-cell office:value-type="float" office:value="0.000572">
                <text:p>0.000572</text:p>
              </table:table-cell>
              <table:table-cell office:value-type="float" office:value="0">
                <text:p>0</text:p>
              </table:table-cell>
              <table:table-cell office:value-type="float" office:value="18108">
                <text:p>181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85757">
                <text:p>0.585757</text:p>
              </table:table-cell>
              <table:table-cell office:value-type="float" office:value="0.001158">
                <text:p>0.001158</text:p>
              </table:table-cell>
              <table:table-cell office:value-type="float" office:value="0">
                <text:p>0</text:p>
              </table:table-cell>
              <table:table-cell office:value-type="float" office:value="24261">
                <text:p>242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527683">
                <text:p>8.527683</text:p>
              </table:table-cell>
              <table:table-cell office:value-type="float" office:value="0.00144">
                <text:p>0.00144</text:p>
              </table:table-cell>
              <table:table-cell office:value-type="float" office:value="0">
                <text:p>0</text:p>
              </table:table-cell>
              <table:table-cell office:value-type="float" office:value="34999">
                <text:p>34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6914">
                <text:p>0.116914</text:p>
              </table:table-cell>
              <table:table-cell office:value-type="float" office:value="0.000912">
                <text:p>0.000912</text:p>
              </table:table-cell>
              <table:table-cell office:value-type="float" office:value="0">
                <text:p>0</text:p>
              </table:table-cell>
              <table:table-cell office:value-type="float" office:value="22886">
                <text:p>22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143638">
                <text:p>4.143638</text:p>
              </table:table-cell>
              <table:table-cell office:value-type="float" office:value="0.000944">
                <text:p>0.000944</text:p>
              </table:table-cell>
              <table:table-cell office:value-type="float" office:value="0">
                <text:p>0</text:p>
              </table:table-cell>
              <table:table-cell office:value-type="float" office:value="32435">
                <text:p>324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8038">
                <text:p>0.058038</text:p>
              </table:table-cell>
              <table:table-cell office:value-type="float" office:value="0.00093">
                <text:p>0.00093</text:p>
              </table:table-cell>
              <table:table-cell office:value-type="float" office:value="0">
                <text:p>0</text:p>
              </table:table-cell>
              <table:table-cell office:value-type="float" office:value="21565">
                <text:p>21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290457">
                <text:p>4.290457</text:p>
              </table:table-cell>
              <table:table-cell office:value-type="float" office:value="0.001891">
                <text:p>0.001891</text:p>
              </table:table-cell>
              <table:table-cell office:value-type="float" office:value="0">
                <text:p>0</text:p>
              </table:table-cell>
              <table:table-cell office:value-type="float" office:value="38594">
                <text:p>385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55495">
                <text:p>8.355495</text:p>
              </table:table-cell>
              <table:table-cell office:value-type="float" office:value="0.000782">
                <text:p>0.000782</text:p>
              </table:table-cell>
              <table:table-cell office:value-type="float" office:value="0">
                <text:p>0</text:p>
              </table:table-cell>
              <table:table-cell office:value-type="float" office:value="16928">
                <text:p>16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294217">
                <text:p>5.294217</text:p>
              </table:table-cell>
              <table:table-cell office:value-type="float" office:value="0.001096">
                <text:p>0.001096</text:p>
              </table:table-cell>
              <table:table-cell office:value-type="float" office:value="0">
                <text:p>0</text:p>
              </table:table-cell>
              <table:table-cell office:value-type="float" office:value="18353">
                <text:p>183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989019">
                <text:p>3.989019</text:p>
              </table:table-cell>
              <table:table-cell office:value-type="float" office:value="0.001224">
                <text:p>0.001224</text:p>
              </table:table-cell>
              <table:table-cell office:value-type="float" office:value="0">
                <text:p>0</text:p>
              </table:table-cell>
              <table:table-cell office:value-type="float" office:value="24942">
                <text:p>249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01119">
                <text:p>3.301119</text:p>
              </table:table-cell>
              <table:table-cell office:value-type="float" office:value="0.001493">
                <text:p>0.001493</text:p>
              </table:table-cell>
              <table:table-cell office:value-type="float" office:value="0">
                <text:p>0</text:p>
              </table:table-cell>
              <table:table-cell office:value-type="float" office:value="39884">
                <text:p>398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79052">
                <text:p>1.579052</text:p>
              </table:table-cell>
              <table:table-cell office:value-type="float" office:value="0.001205">
                <text:p>0.001205</text:p>
              </table:table-cell>
              <table:table-cell office:value-type="float" office:value="0">
                <text:p>0</text:p>
              </table:table-cell>
              <table:table-cell office:value-type="float" office:value="31617">
                <text:p>316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57889">
                <text:p>3.357889</text:p>
              </table:table-cell>
              <table:table-cell office:value-type="float" office:value="0.003869">
                <text:p>0.003869</text:p>
              </table:table-cell>
              <table:table-cell office:value-type="float" office:value="0">
                <text:p>0</text:p>
              </table:table-cell>
              <table:table-cell office:value-type="float" office:value="24814">
                <text:p>248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34508">
                <text:p>2.934508</text:p>
              </table:table-cell>
              <table:table-cell office:value-type="float" office:value="0.001815">
                <text:p>0.001815</text:p>
              </table:table-cell>
              <table:table-cell office:value-type="float" office:value="0">
                <text:p>0</text:p>
              </table:table-cell>
              <table:table-cell office:value-type="float" office:value="38161">
                <text:p>38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55591">
                <text:p>2.555591</text:p>
              </table:table-cell>
              <table:table-cell office:value-type="float" office:value="0.001973">
                <text:p>0.001973</text:p>
              </table:table-cell>
              <table:table-cell office:value-type="float" office:value="0">
                <text:p>0</text:p>
              </table:table-cell>
              <table:table-cell office:value-type="float" office:value="43527">
                <text:p>435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512615">
                <text:p>3.512615</text:p>
              </table:table-cell>
              <table:table-cell office:value-type="float" office:value="0.001161">
                <text:p>0.001161</text:p>
              </table:table-cell>
              <table:table-cell office:value-type="float" office:value="0">
                <text:p>0</text:p>
              </table:table-cell>
              <table:table-cell office:value-type="float" office:value="33034">
                <text:p>330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15181">
                <text:p>2.15181</text:p>
              </table:table-cell>
              <table:table-cell office:value-type="float" office:value="0.001921">
                <text:p>0.001921</text:p>
              </table:table-cell>
              <table:table-cell office:value-type="float" office:value="0">
                <text:p>0</text:p>
              </table:table-cell>
              <table:table-cell office:value-type="float" office:value="34699">
                <text:p>346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96122">
                <text:p>1.396122</text:p>
              </table:table-cell>
              <table:table-cell office:value-type="float" office:value="0.001074">
                <text:p>0.001074</text:p>
              </table:table-cell>
              <table:table-cell office:value-type="float" office:value="0">
                <text:p>0</text:p>
              </table:table-cell>
              <table:table-cell office:value-type="float" office:value="26251">
                <text:p>262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209439">
                <text:p>5.209439</text:p>
              </table:table-cell>
              <table:table-cell office:value-type="float" office:value="0.001812">
                <text:p>0.001812</text:p>
              </table:table-cell>
              <table:table-cell office:value-type="float" office:value="0">
                <text:p>0</text:p>
              </table:table-cell>
              <table:table-cell office:value-type="float" office:value="40070">
                <text:p>400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227488">
                <text:p>4.227488</text:p>
              </table:table-cell>
              <table:table-cell office:value-type="float" office:value="0.001448">
                <text:p>0.001448</text:p>
              </table:table-cell>
              <table:table-cell office:value-type="float" office:value="0">
                <text:p>0</text:p>
              </table:table-cell>
              <table:table-cell office:value-type="float" office:value="40334">
                <text:p>403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32957">
                <text:p>3.732957</text:p>
              </table:table-cell>
              <table:table-cell office:value-type="float" office:value="0.001223">
                <text:p>0.001223</text:p>
              </table:table-cell>
              <table:table-cell office:value-type="float" office:value="0">
                <text:p>0</text:p>
              </table:table-cell>
              <table:table-cell office:value-type="float" office:value="27619">
                <text:p>276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951559">
                <text:p>3.951559</text:p>
              </table:table-cell>
              <table:table-cell office:value-type="float" office:value="0.000693">
                <text:p>0.000693</text:p>
              </table:table-cell>
              <table:table-cell office:value-type="float" office:value="0">
                <text:p>0</text:p>
              </table:table-cell>
              <table:table-cell office:value-type="float" office:value="18376">
                <text:p>183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02854">
                <text:p>4.502854</text:p>
              </table:table-cell>
              <table:table-cell office:value-type="float" office:value="0.001149">
                <text:p>0.001149</text:p>
              </table:table-cell>
              <table:table-cell office:value-type="float" office:value="0">
                <text:p>0</text:p>
              </table:table-cell>
              <table:table-cell office:value-type="float" office:value="26597">
                <text:p>26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71405">
                <text:p>1.171405</text:p>
              </table:table-cell>
              <table:table-cell office:value-type="float" office:value="0.000775">
                <text:p>0.000775</text:p>
              </table:table-cell>
              <table:table-cell office:value-type="float" office:value="0">
                <text:p>0</text:p>
              </table:table-cell>
              <table:table-cell office:value-type="float" office:value="21893">
                <text:p>218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200659">
                <text:p>3.200659</text:p>
              </table:table-cell>
              <table:table-cell office:value-type="float" office:value="0.000902">
                <text:p>0.000902</text:p>
              </table:table-cell>
              <table:table-cell office:value-type="float" office:value="0">
                <text:p>0</text:p>
              </table:table-cell>
              <table:table-cell office:value-type="float" office:value="25380">
                <text:p>253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2506">
                <text:p>1.852506</text:p>
              </table:table-cell>
              <table:table-cell office:value-type="float" office:value="0.000955">
                <text:p>0.000955</text:p>
              </table:table-cell>
              <table:table-cell office:value-type="float" office:value="0">
                <text:p>0</text:p>
              </table:table-cell>
              <table:table-cell office:value-type="float" office:value="24406">
                <text:p>244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60145">
                <text:p>4.60145</text:p>
              </table:table-cell>
              <table:table-cell office:value-type="float" office:value="0.001261">
                <text:p>0.001261</text:p>
              </table:table-cell>
              <table:table-cell office:value-type="float" office:value="0">
                <text:p>0</text:p>
              </table:table-cell>
              <table:table-cell office:value-type="float" office:value="31017">
                <text:p>31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13124">
                <text:p>4.13124</text:p>
              </table:table-cell>
              <table:table-cell office:value-type="float" office:value="0.001445">
                <text:p>0.001445</text:p>
              </table:table-cell>
              <table:table-cell office:value-type="float" office:value="0">
                <text:p>0</text:p>
              </table:table-cell>
              <table:table-cell office:value-type="float" office:value="33142">
                <text:p>331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780933">
                <text:p>2.780933</text:p>
              </table:table-cell>
              <table:table-cell office:value-type="float" office:value="0.000661">
                <text:p>0.000661</text:p>
              </table:table-cell>
              <table:table-cell office:value-type="float" office:value="0">
                <text:p>0</text:p>
              </table:table-cell>
              <table:table-cell office:value-type="float" office:value="17532">
                <text:p>17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91884">
                <text:p>0.391884</text:p>
              </table:table-cell>
              <table:table-cell office:value-type="float" office:value="0.002419">
                <text:p>0.002419</text:p>
              </table:table-cell>
              <table:table-cell office:value-type="float" office:value="0">
                <text:p>0</text:p>
              </table:table-cell>
              <table:table-cell office:value-type="float" office:value="55320">
                <text:p>553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228875">
                <text:p>3.228875</text:p>
              </table:table-cell>
              <table:table-cell office:value-type="float" office:value="0.001109">
                <text:p>0.001109</text:p>
              </table:table-cell>
              <table:table-cell office:value-type="float" office:value="0">
                <text:p>0</text:p>
              </table:table-cell>
              <table:table-cell office:value-type="float" office:value="23541">
                <text:p>235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974">
                <text:p>0.10974</text:p>
              </table:table-cell>
              <table:table-cell office:value-type="float" office:value="0.001298">
                <text:p>0.001298</text:p>
              </table:table-cell>
              <table:table-cell office:value-type="float" office:value="0">
                <text:p>0</text:p>
              </table:table-cell>
              <table:table-cell office:value-type="float" office:value="34355">
                <text:p>343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899">
                <text:p>0.16899</text:p>
              </table:table-cell>
              <table:table-cell office:value-type="float" office:value="0.001323">
                <text:p>0.001323</text:p>
              </table:table-cell>
              <table:table-cell office:value-type="float" office:value="0">
                <text:p>0</text:p>
              </table:table-cell>
              <table:table-cell office:value-type="float" office:value="28997">
                <text:p>28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58785">
                <text:p>2.458785</text:p>
              </table:table-cell>
              <table:table-cell office:value-type="float" office:value="0.001466">
                <text:p>0.001466</text:p>
              </table:table-cell>
              <table:table-cell office:value-type="float" office:value="0">
                <text:p>0</text:p>
              </table:table-cell>
              <table:table-cell office:value-type="float" office:value="19811">
                <text:p>198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239421">
                <text:p>2.239421</text:p>
              </table:table-cell>
              <table:table-cell office:value-type="float" office:value="0.001515">
                <text:p>0.001515</text:p>
              </table:table-cell>
              <table:table-cell office:value-type="float" office:value="0">
                <text:p>0</text:p>
              </table:table-cell>
              <table:table-cell office:value-type="float" office:value="30626">
                <text:p>306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389819">
                <text:p>2.389819</text:p>
              </table:table-cell>
              <table:table-cell office:value-type="float" office:value="0.001032">
                <text:p>0.001032</text:p>
              </table:table-cell>
              <table:table-cell office:value-type="float" office:value="0">
                <text:p>0</text:p>
              </table:table-cell>
              <table:table-cell office:value-type="float" office:value="27366">
                <text:p>273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170025">
                <text:p>2.170025</text:p>
              </table:table-cell>
              <table:table-cell office:value-type="float" office:value="0.001261">
                <text:p>0.001261</text:p>
              </table:table-cell>
              <table:table-cell office:value-type="float" office:value="0">
                <text:p>0</text:p>
              </table:table-cell>
              <table:table-cell office:value-type="float" office:value="24768">
                <text:p>247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05595">
                <text:p>2.405595</text:p>
              </table:table-cell>
              <table:table-cell office:value-type="float" office:value="0.001315">
                <text:p>0.001315</text:p>
              </table:table-cell>
              <table:table-cell office:value-type="float" office:value="0">
                <text:p>0</text:p>
              </table:table-cell>
              <table:table-cell office:value-type="float" office:value="24275">
                <text:p>242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655081">
                <text:p>3.655081</text:p>
              </table:table-cell>
              <table:table-cell office:value-type="float" office:value="0.001617">
                <text:p>0.001617</text:p>
              </table:table-cell>
              <table:table-cell office:value-type="float" office:value="0">
                <text:p>0</text:p>
              </table:table-cell>
              <table:table-cell office:value-type="float" office:value="33322">
                <text:p>333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225735">
                <text:p>4.225735</text:p>
              </table:table-cell>
              <table:table-cell office:value-type="float" office:value="0.001608">
                <text:p>0.001608</text:p>
              </table:table-cell>
              <table:table-cell office:value-type="float" office:value="0">
                <text:p>0</text:p>
              </table:table-cell>
              <table:table-cell office:value-type="float" office:value="28534">
                <text:p>285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85516">
                <text:p>2.085516</text:p>
              </table:table-cell>
              <table:table-cell office:value-type="float" office:value="0.001973">
                <text:p>0.001973</text:p>
              </table:table-cell>
              <table:table-cell office:value-type="float" office:value="0">
                <text:p>0</text:p>
              </table:table-cell>
              <table:table-cell office:value-type="float" office:value="31107">
                <text:p>311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853886">
                <text:p>2.853886</text:p>
              </table:table-cell>
              <table:table-cell office:value-type="float" office:value="0.002632">
                <text:p>0.002632</text:p>
              </table:table-cell>
              <table:table-cell office:value-type="float" office:value="0">
                <text:p>0</text:p>
              </table:table-cell>
              <table:table-cell office:value-type="float" office:value="51364">
                <text:p>513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188987">
                <text:p>4.188987</text:p>
              </table:table-cell>
              <table:table-cell office:value-type="float" office:value="0.002071">
                <text:p>0.002071</text:p>
              </table:table-cell>
              <table:table-cell office:value-type="float" office:value="0">
                <text:p>0</text:p>
              </table:table-cell>
              <table:table-cell office:value-type="float" office:value="40036">
                <text:p>400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8397">
                <text:p>1.08397</text:p>
              </table:table-cell>
              <table:table-cell office:value-type="float" office:value="0.00169">
                <text:p>0.00169</text:p>
              </table:table-cell>
              <table:table-cell office:value-type="float" office:value="0">
                <text:p>0</text:p>
              </table:table-cell>
              <table:table-cell office:value-type="float" office:value="29306">
                <text:p>293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82504">
                <text:p>0.282504</text:p>
              </table:table-cell>
              <table:table-cell office:value-type="float" office:value="0.001513">
                <text:p>0.001513</text:p>
              </table:table-cell>
              <table:table-cell office:value-type="float" office:value="0">
                <text:p>0</text:p>
              </table:table-cell>
              <table:table-cell office:value-type="float" office:value="34607">
                <text:p>346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77391">
                <text:p>0.177391</text:p>
              </table:table-cell>
              <table:table-cell office:value-type="float" office:value="0.00177">
                <text:p>0.00177</text:p>
              </table:table-cell>
              <table:table-cell office:value-type="float" office:value="0">
                <text:p>0</text:p>
              </table:table-cell>
              <table:table-cell office:value-type="float" office:value="38948">
                <text:p>389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88075">
                <text:p>0.188075</text:p>
              </table:table-cell>
              <table:table-cell office:value-type="float" office:value="0.001707">
                <text:p>0.001707</text:p>
              </table:table-cell>
              <table:table-cell office:value-type="float" office:value="0">
                <text:p>0</text:p>
              </table:table-cell>
              <table:table-cell office:value-type="float" office:value="38040">
                <text:p>380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50986">
                <text:p>0.350986</text:p>
              </table:table-cell>
              <table:table-cell office:value-type="float" office:value="0.001527">
                <text:p>0.001527</text:p>
              </table:table-cell>
              <table:table-cell office:value-type="float" office:value="0">
                <text:p>0</text:p>
              </table:table-cell>
              <table:table-cell office:value-type="float" office:value="30572">
                <text:p>305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41552">
                <text:p>0.141552</text:p>
              </table:table-cell>
              <table:table-cell office:value-type="float" office:value="0.002269">
                <text:p>0.002269</text:p>
              </table:table-cell>
              <table:table-cell office:value-type="float" office:value="0">
                <text:p>0</text:p>
              </table:table-cell>
              <table:table-cell office:value-type="float" office:value="37266">
                <text:p>37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86121">
                <text:p>0.186121</text:p>
              </table:table-cell>
              <table:table-cell office:value-type="float" office:value="0.00278">
                <text:p>0.00278</text:p>
              </table:table-cell>
              <table:table-cell office:value-type="float" office:value="0">
                <text:p>0</text:p>
              </table:table-cell>
              <table:table-cell office:value-type="float" office:value="43549">
                <text:p>435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52682">
                <text:p>0.352682</text:p>
              </table:table-cell>
              <table:table-cell office:value-type="float" office:value="0.001587">
                <text:p>0.001587</text:p>
              </table:table-cell>
              <table:table-cell office:value-type="float" office:value="0">
                <text:p>0</text:p>
              </table:table-cell>
              <table:table-cell office:value-type="float" office:value="33486">
                <text:p>334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78966">
                <text:p>0.278966</text:p>
              </table:table-cell>
              <table:table-cell office:value-type="float" office:value="0.001893">
                <text:p>0.001893</text:p>
              </table:table-cell>
              <table:table-cell office:value-type="float" office:value="0">
                <text:p>0</text:p>
              </table:table-cell>
              <table:table-cell office:value-type="float" office:value="42430">
                <text:p>424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73695">
                <text:p>0.173695</text:p>
              </table:table-cell>
              <table:table-cell office:value-type="float" office:value="0.001828">
                <text:p>0.001828</text:p>
              </table:table-cell>
              <table:table-cell office:value-type="float" office:value="0">
                <text:p>0</text:p>
              </table:table-cell>
              <table:table-cell office:value-type="float" office:value="42346">
                <text:p>423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86676">
                <text:p>0.186676</text:p>
              </table:table-cell>
              <table:table-cell office:value-type="float" office:value="0.001886">
                <text:p>0.001886</text:p>
              </table:table-cell>
              <table:table-cell office:value-type="float" office:value="0">
                <text:p>0</text:p>
              </table:table-cell>
              <table:table-cell office:value-type="float" office:value="42368">
                <text:p>423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62613">
                <text:p>0.162613</text:p>
              </table:table-cell>
              <table:table-cell office:value-type="float" office:value="0.00118">
                <text:p>0.00118</text:p>
              </table:table-cell>
              <table:table-cell office:value-type="float" office:value="0">
                <text:p>0</text:p>
              </table:table-cell>
              <table:table-cell office:value-type="float" office:value="31918">
                <text:p>319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02685">
                <text:p>0.702685</text:p>
              </table:table-cell>
              <table:table-cell office:value-type="float" office:value="0.006206">
                <text:p>0.006206</text:p>
              </table:table-cell>
              <table:table-cell office:value-type="float" office:value="0">
                <text:p>0</text:p>
              </table:table-cell>
              <table:table-cell office:value-type="float" office:value="46466">
                <text:p>464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26604">
                <text:p>0.226604</text:p>
              </table:table-cell>
              <table:table-cell office:value-type="float" office:value="0.001415">
                <text:p>0.001415</text:p>
              </table:table-cell>
              <table:table-cell office:value-type="float" office:value="0">
                <text:p>0</text:p>
              </table:table-cell>
              <table:table-cell office:value-type="float" office:value="35116">
                <text:p>351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46056">
                <text:p>0.246056</text:p>
              </table:table-cell>
              <table:table-cell office:value-type="float" office:value="0.001459">
                <text:p>0.001459</text:p>
              </table:table-cell>
              <table:table-cell office:value-type="float" office:value="0">
                <text:p>0</text:p>
              </table:table-cell>
              <table:table-cell office:value-type="float" office:value="29418">
                <text:p>294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88392">
                <text:p>0.288392</text:p>
              </table:table-cell>
              <table:table-cell office:value-type="float" office:value="0.001489">
                <text:p>0.001489</text:p>
              </table:table-cell>
              <table:table-cell office:value-type="float" office:value="0">
                <text:p>0</text:p>
              </table:table-cell>
              <table:table-cell office:value-type="float" office:value="30812">
                <text:p>308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5668">
                <text:p>0.65668</text:p>
              </table:table-cell>
              <table:table-cell office:value-type="float" office:value="0.001155">
                <text:p>0.001155</text:p>
              </table:table-cell>
              <table:table-cell office:value-type="float" office:value="0">
                <text:p>0</text:p>
              </table:table-cell>
              <table:table-cell office:value-type="float" office:value="23827">
                <text:p>238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2617">
                <text:p>0.22617</text:p>
              </table:table-cell>
              <table:table-cell office:value-type="float" office:value="0.002035">
                <text:p>0.002035</text:p>
              </table:table-cell>
              <table:table-cell office:value-type="float" office:value="0">
                <text:p>0</text:p>
              </table:table-cell>
              <table:table-cell office:value-type="float" office:value="38670">
                <text:p>386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19313">
                <text:p>0.119313</text:p>
              </table:table-cell>
              <table:table-cell office:value-type="float" office:value="0.001593">
                <text:p>0.001593</text:p>
              </table:table-cell>
              <table:table-cell office:value-type="float" office:value="0">
                <text:p>0</text:p>
              </table:table-cell>
              <table:table-cell office:value-type="float" office:value="42218">
                <text:p>422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12104">
                <text:p>0.112104</text:p>
              </table:table-cell>
              <table:table-cell office:value-type="float" office:value="0.00148">
                <text:p>0.00148</text:p>
              </table:table-cell>
              <table:table-cell office:value-type="float" office:value="0">
                <text:p>0</text:p>
              </table:table-cell>
              <table:table-cell office:value-type="float" office:value="34940">
                <text:p>349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2345">
                <text:p>0.062345</text:p>
              </table:table-cell>
              <table:table-cell office:value-type="float" office:value="0.001346">
                <text:p>0.001346</text:p>
              </table:table-cell>
              <table:table-cell office:value-type="float" office:value="0">
                <text:p>0</text:p>
              </table:table-cell>
              <table:table-cell office:value-type="float" office:value="27459">
                <text:p>274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06333">
                <text:p>0.106333</text:p>
              </table:table-cell>
              <table:table-cell office:value-type="float" office:value="0.000987">
                <text:p>0.000987</text:p>
              </table:table-cell>
              <table:table-cell office:value-type="float" office:value="0">
                <text:p>0</text:p>
              </table:table-cell>
              <table:table-cell office:value-type="float" office:value="21844">
                <text:p>21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26927">
                <text:p>0.126927</text:p>
              </table:table-cell>
              <table:table-cell office:value-type="float" office:value="0.002326">
                <text:p>0.002326</text:p>
              </table:table-cell>
              <table:table-cell office:value-type="float" office:value="0">
                <text:p>0</text:p>
              </table:table-cell>
              <table:table-cell office:value-type="float" office:value="55492">
                <text:p>55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5143">
                <text:p>0.155143</text:p>
              </table:table-cell>
              <table:table-cell office:value-type="float" office:value="0.001911">
                <text:p>0.001911</text:p>
              </table:table-cell>
              <table:table-cell office:value-type="float" office:value="0">
                <text:p>0</text:p>
              </table:table-cell>
              <table:table-cell office:value-type="float" office:value="30673">
                <text:p>306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8905">
                <text:p>0.098905</text:p>
              </table:table-cell>
              <table:table-cell office:value-type="float" office:value="0.00229">
                <text:p>0.00229</text:p>
              </table:table-cell>
              <table:table-cell office:value-type="float" office:value="0">
                <text:p>0</text:p>
              </table:table-cell>
              <table:table-cell office:value-type="float" office:value="49491">
                <text:p>494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004">
                <text:p>0.22004</text:p>
              </table:table-cell>
              <table:table-cell office:value-type="float" office:value="0.001816">
                <text:p>0.001816</text:p>
              </table:table-cell>
              <table:table-cell office:value-type="float" office:value="0">
                <text:p>0</text:p>
              </table:table-cell>
              <table:table-cell office:value-type="float" office:value="38591">
                <text:p>385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36642">
                <text:p>0.136642</text:p>
              </table:table-cell>
              <table:table-cell office:value-type="float" office:value="0.000963">
                <text:p>0.000963</text:p>
              </table:table-cell>
              <table:table-cell office:value-type="float" office:value="0">
                <text:p>0</text:p>
              </table:table-cell>
              <table:table-cell office:value-type="float" office:value="26344">
                <text:p>263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45933">
                <text:p>0.145933</text:p>
              </table:table-cell>
              <table:table-cell office:value-type="float" office:value="0.00153">
                <text:p>0.00153</text:p>
              </table:table-cell>
              <table:table-cell office:value-type="float" office:value="0">
                <text:p>0</text:p>
              </table:table-cell>
              <table:table-cell office:value-type="float" office:value="29338">
                <text:p>29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34918">
                <text:p>0.134918</text:p>
              </table:table-cell>
              <table:table-cell office:value-type="float" office:value="0.001183">
                <text:p>0.001183</text:p>
              </table:table-cell>
              <table:table-cell office:value-type="float" office:value="0">
                <text:p>0</text:p>
              </table:table-cell>
              <table:table-cell office:value-type="float" office:value="21713">
                <text:p>21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08596">
                <text:p>0.108596</text:p>
              </table:table-cell>
              <table:table-cell office:value-type="float" office:value="0.001999">
                <text:p>0.001999</text:p>
              </table:table-cell>
              <table:table-cell office:value-type="float" office:value="0">
                <text:p>0</text:p>
              </table:table-cell>
              <table:table-cell office:value-type="float" office:value="41129">
                <text:p>41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5571">
                <text:p>0.115571</text:p>
              </table:table-cell>
              <table:table-cell office:value-type="float" office:value="0.001712">
                <text:p>0.001712</text:p>
              </table:table-cell>
              <table:table-cell office:value-type="float" office:value="0">
                <text:p>0</text:p>
              </table:table-cell>
              <table:table-cell office:value-type="float" office:value="50451">
                <text:p>504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36363">
                <text:p>0.136363</text:p>
              </table:table-cell>
              <table:table-cell office:value-type="float" office:value="0.00167">
                <text:p>0.00167</text:p>
              </table:table-cell>
              <table:table-cell office:value-type="float" office:value="0">
                <text:p>0</text:p>
              </table:table-cell>
              <table:table-cell office:value-type="float" office:value="47495">
                <text:p>4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0075">
                <text:p>0.070075</text:p>
              </table:table-cell>
              <table:table-cell office:value-type="float" office:value="0.000945">
                <text:p>0.000945</text:p>
              </table:table-cell>
              <table:table-cell office:value-type="float" office:value="0">
                <text:p>0</text:p>
              </table:table-cell>
              <table:table-cell office:value-type="float" office:value="20748">
                <text:p>207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53605">
                <text:p>0.153605</text:p>
              </table:table-cell>
              <table:table-cell office:value-type="float" office:value="0.001434">
                <text:p>0.001434</text:p>
              </table:table-cell>
              <table:table-cell office:value-type="float" office:value="0">
                <text:p>0</text:p>
              </table:table-cell>
              <table:table-cell office:value-type="float" office:value="32893">
                <text:p>328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0934">
                <text:p>0.150934</text:p>
              </table:table-cell>
              <table:table-cell office:value-type="float" office:value="0.001124">
                <text:p>0.001124</text:p>
              </table:table-cell>
              <table:table-cell office:value-type="float" office:value="0">
                <text:p>0</text:p>
              </table:table-cell>
              <table:table-cell office:value-type="float" office:value="30906">
                <text:p>30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4078">
                <text:p>0.074078</text:p>
              </table:table-cell>
              <table:table-cell office:value-type="float" office:value="0.000958">
                <text:p>0.000958</text:p>
              </table:table-cell>
              <table:table-cell office:value-type="float" office:value="0">
                <text:p>0</text:p>
              </table:table-cell>
              <table:table-cell office:value-type="float" office:value="33043">
                <text:p>330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4588">
                <text:p>0.124588</text:p>
              </table:table-cell>
              <table:table-cell office:value-type="float" office:value="0.001003">
                <text:p>0.001003</text:p>
              </table:table-cell>
              <table:table-cell office:value-type="float" office:value="0">
                <text:p>0</text:p>
              </table:table-cell>
              <table:table-cell office:value-type="float" office:value="27658">
                <text:p>27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17278">
                <text:p>0.217278</text:p>
              </table:table-cell>
              <table:table-cell office:value-type="float" office:value="0.000545">
                <text:p>0.000545</text:p>
              </table:table-cell>
              <table:table-cell office:value-type="float" office:value="0">
                <text:p>0</text:p>
              </table:table-cell>
              <table:table-cell office:value-type="float" office:value="14181">
                <text:p>14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32446">
                <text:p>0.132446</text:p>
              </table:table-cell>
              <table:table-cell office:value-type="float" office:value="0.00088">
                <text:p>0.00088</text:p>
              </table:table-cell>
              <table:table-cell office:value-type="float" office:value="0">
                <text:p>0</text:p>
              </table:table-cell>
              <table:table-cell office:value-type="float" office:value="31192">
                <text:p>31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0522">
                <text:p>0.070522</text:p>
              </table:table-cell>
              <table:table-cell office:value-type="float" office:value="0.000331">
                <text:p>0.000331</text:p>
              </table:table-cell>
              <table:table-cell office:value-type="float" office:value="0">
                <text:p>0</text:p>
              </table:table-cell>
              <table:table-cell office:value-type="float" office:value="14607">
                <text:p>146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42812">
                <text:p>0.14281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33468">
                <text:p>334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37758">
                <text:p>0.137758</text:p>
              </table:table-cell>
              <table:table-cell office:value-type="float" office:value="0.001012">
                <text:p>0.001012</text:p>
              </table:table-cell>
              <table:table-cell office:value-type="float" office:value="0">
                <text:p>0</text:p>
              </table:table-cell>
              <table:table-cell office:value-type="float" office:value="30044">
                <text:p>300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4162">
                <text:p>0.234162</text:p>
              </table:table-cell>
              <table:table-cell office:value-type="float" office:value="0.000886">
                <text:p>0.000886</text:p>
              </table:table-cell>
              <table:table-cell office:value-type="float" office:value="0">
                <text:p>0</text:p>
              </table:table-cell>
              <table:table-cell office:value-type="float" office:value="26409">
                <text:p>264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6305">
                <text:p>0.056305</text:p>
              </table:table-cell>
              <table:table-cell office:value-type="float" office:value="0.000491">
                <text:p>0.000491</text:p>
              </table:table-cell>
              <table:table-cell office:value-type="float" office:value="0">
                <text:p>0</text:p>
              </table:table-cell>
              <table:table-cell office:value-type="float" office:value="12139">
                <text:p>121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69182">
                <text:p>0.069182</text:p>
              </table:table-cell>
              <table:table-cell office:value-type="float" office:value="0.00079">
                <text:p>0.00079</text:p>
              </table:table-cell>
              <table:table-cell office:value-type="float" office:value="0">
                <text:p>0</text:p>
              </table:table-cell>
              <table:table-cell office:value-type="float" office:value="18145">
                <text:p>181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9053">
                <text:p>0.079053</text:p>
              </table:table-cell>
              <table:table-cell office:value-type="float" office:value="0.001641">
                <text:p>0.001641</text:p>
              </table:table-cell>
              <table:table-cell office:value-type="float" office:value="0">
                <text:p>0</text:p>
              </table:table-cell>
              <table:table-cell office:value-type="float" office:value="45579">
                <text:p>455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7236">
                <text:p>0.057236</text:p>
              </table:table-cell>
              <table:table-cell office:value-type="float" office:value="0.001229">
                <text:p>0.001229</text:p>
              </table:table-cell>
              <table:table-cell office:value-type="float" office:value="0">
                <text:p>0</text:p>
              </table:table-cell>
              <table:table-cell office:value-type="float" office:value="30527">
                <text:p>305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37781">
                <text:p>0.137781</text:p>
              </table:table-cell>
              <table:table-cell office:value-type="float" office:value="0.00094">
                <text:p>0.00094</text:p>
              </table:table-cell>
              <table:table-cell office:value-type="float" office:value="0">
                <text:p>0</text:p>
              </table:table-cell>
              <table:table-cell office:value-type="float" office:value="26243">
                <text:p>262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37359">
                <text:p>0.137359</text:p>
              </table:table-cell>
              <table:table-cell office:value-type="float" office:value="0.001015">
                <text:p>0.001015</text:p>
              </table:table-cell>
              <table:table-cell office:value-type="float" office:value="0">
                <text:p>0</text:p>
              </table:table-cell>
              <table:table-cell office:value-type="float" office:value="25485">
                <text:p>254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4567">
                <text:p>0.144567</text:p>
              </table:table-cell>
              <table:table-cell office:value-type="float" office:value="0.001156">
                <text:p>0.001156</text:p>
              </table:table-cell>
              <table:table-cell office:value-type="float" office:value="0">
                <text:p>0</text:p>
              </table:table-cell>
              <table:table-cell office:value-type="float" office:value="33315">
                <text:p>333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78cm" svg:y="0.315cm" chart:style-name="ch2">
          <text:p>Test 289, 200 TPS</text:p>
        </chart:title>
        <chart:legend chart:legend-position="end" svg:x="13.366cm" svg:y="4.227cm" style:legend-expansion="high" chart:style-name="ch3"/>
        <chart:plot-area chart:style-name="ch4" table:cell-range-address="test289.G1:test289.G254" chart:data-source-has-labels="row" svg:x="0.32cm" svg:y="1.248cm" svg:width="12.726cm" svg:height="7.572cm">
          <chartooo:coordinate-region svg:x="1.127cm" svg:y="1.369cm" svg:width="11.919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89.G2:test289.G254" chart:label-cell-address="test289.G1:test289.G1" chart:class="chart:bar">
            <chart:data-point chart:repeated="2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89.G1:test289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7">
                <text:p>237</text:p>
                <draw:g>
                  <svg:desc>test289.G2:test289.G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78cm" svg:y="0.315cm" chart:style-name="ch2">
          <text:p>Test 289, 200 TPS</text:p>
        </chart:title>
        <chart:legend chart:legend-position="end" svg:x="13.366cm" svg:y="3.337cm" style:legend-expansion="high" chart:style-name="ch3"/>
        <chart:plot-area chart:style-name="ch4" table:cell-range-address="test289.C1:test289.G254" chart:data-source-has-labels="row" svg:x="0.32cm" svg:y="1.248cm" svg:width="12.726cm" svg:height="7.572cm">
          <chartooo:coordinate-region svg:x="1.682cm" svg:y="1.369cm" svg:width="11.364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289.C2:test289.C254" chart:label-cell-address="test289.C1:test289.C1" chart:class="chart:bar">
            <chart:data-point chart:repeated="253"/>
          </chart:series>
          <chart:series chart:style-name="ch9" chart:values-cell-range-address="test289.D2:test289.D254" chart:label-cell-address="test289.D1:test289.D1" chart:class="chart:bar">
            <chart:data-point chart:repeated="253"/>
          </chart:series>
          <chart:series chart:style-name="ch10" chart:values-cell-range-address="test289.E2:test289.E254" chart:label-cell-address="test289.E1:test289.E1" chart:class="chart:bar">
            <chart:data-point chart:repeated="253"/>
          </chart:series>
          <chart:series chart:style-name="ch11" chart:values-cell-range-address="test289.F2:test289.F254" chart:label-cell-address="test289.F1:test289.F1" chart:class="chart:bar">
            <chart:data-point chart:repeated="253"/>
          </chart:series>
          <chart:series chart:style-name="ch12" chart:values-cell-range-address="test289.G2:test289.G254" chart:label-cell-address="test289.G1:test289.G1" chart:class="chart:bar">
            <chart:data-point chart:repeated="25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9.C1:test289.C1</svg:desc>
                </draw:g>
              </table:table-cell>
              <table:table-cell office:value-type="string">
                <text:p>xfertime</text:p>
                <draw:g>
                  <svg:desc>test289.D1:test289.D1</svg:desc>
                </draw:g>
              </table:table-cell>
              <table:table-cell office:value-type="string">
                <text:p>thinktime</text:p>
                <draw:g>
                  <svg:desc>test289.E1:test289.E1</svg:desc>
                </draw:g>
              </table:table-cell>
              <table:table-cell office:value-type="string">
                <text:p>bytes</text:p>
                <draw:g>
                  <svg:desc>test289.F1:test289.F1</svg:desc>
                </draw:g>
              </table:table-cell>
              <table:table-cell office:value-type="string">
                <text:p>transactions</text:p>
                <draw:g>
                  <svg:desc>test289.G1:test289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4515">
                <text:p>0.784515</text:p>
                <draw:g>
                  <svg:desc>test289.C2:test289.C254</svg:desc>
                </draw:g>
              </table:table-cell>
              <table:table-cell office:value-type="float" office:value="0.006756">
                <text:p>0.006756</text:p>
                <draw:g>
                  <svg:desc>test289.D2:test289.D254</svg:desc>
                </draw:g>
              </table:table-cell>
              <table:table-cell office:value-type="float" office:value="0">
                <text:p>0</text:p>
                <draw:g>
                  <svg:desc>test289.E2:test289.E254</svg:desc>
                </draw:g>
              </table:table-cell>
              <table:table-cell office:value-type="float" office:value="34623">
                <text:p>34623</text:p>
                <draw:g>
                  <svg:desc>test289.F2:test289.F254</svg:desc>
                </draw:g>
              </table:table-cell>
              <table:table-cell office:value-type="float" office:value="237">
                <text:p>237</text:p>
                <draw:g>
                  <svg:desc>test289.G2:test289.G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4774">
                <text:p>0.594774</text:p>
              </table:table-cell>
              <table:table-cell office:value-type="float" office:value="0.005076">
                <text:p>0.005076</text:p>
              </table:table-cell>
              <table:table-cell office:value-type="float" office:value="0">
                <text:p>0</text:p>
              </table:table-cell>
              <table:table-cell office:value-type="float" office:value="36207">
                <text:p>3620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2191">
                <text:p>0.462191</text:p>
              </table:table-cell>
              <table:table-cell office:value-type="float" office:value="0.003294">
                <text:p>0.003294</text:p>
              </table:table-cell>
              <table:table-cell office:value-type="float" office:value="0">
                <text:p>0</text:p>
              </table:table-cell>
              <table:table-cell office:value-type="float" office:value="38449">
                <text:p>384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5519">
                <text:p>0.305519</text:p>
              </table:table-cell>
              <table:table-cell office:value-type="float" office:value="0.004862">
                <text:p>0.004862</text:p>
              </table:table-cell>
              <table:table-cell office:value-type="float" office:value="0">
                <text:p>0</text:p>
              </table:table-cell>
              <table:table-cell office:value-type="float" office:value="32475">
                <text:p>3247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6539">
                <text:p>0.336539</text:p>
              </table:table-cell>
              <table:table-cell office:value-type="float" office:value="0.002593">
                <text:p>0.002593</text:p>
              </table:table-cell>
              <table:table-cell office:value-type="float" office:value="0">
                <text:p>0</text:p>
              </table:table-cell>
              <table:table-cell office:value-type="float" office:value="31717">
                <text:p>3171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568">
                <text:p>0.275568</text:p>
              </table:table-cell>
              <table:table-cell office:value-type="float" office:value="0.00432">
                <text:p>0.00432</text:p>
              </table:table-cell>
              <table:table-cell office:value-type="float" office:value="0">
                <text:p>0</text:p>
              </table:table-cell>
              <table:table-cell office:value-type="float" office:value="40621">
                <text:p>4062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9908">
                <text:p>0.199908</text:p>
              </table:table-cell>
              <table:table-cell office:value-type="float" office:value="0.002344">
                <text:p>0.002344</text:p>
              </table:table-cell>
              <table:table-cell office:value-type="float" office:value="0">
                <text:p>0</text:p>
              </table:table-cell>
              <table:table-cell office:value-type="float" office:value="32332">
                <text:p>3233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6344">
                <text:p>0.286344</text:p>
              </table:table-cell>
              <table:table-cell office:value-type="float" office:value="0.002807">
                <text:p>0.002807</text:p>
              </table:table-cell>
              <table:table-cell office:value-type="float" office:value="0">
                <text:p>0</text:p>
              </table:table-cell>
              <table:table-cell office:value-type="float" office:value="32888">
                <text:p>3288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0367">
                <text:p>0.370367</text:p>
              </table:table-cell>
              <table:table-cell office:value-type="float" office:value="0.004632">
                <text:p>0.004632</text:p>
              </table:table-cell>
              <table:table-cell office:value-type="float" office:value="0">
                <text:p>0</text:p>
              </table:table-cell>
              <table:table-cell office:value-type="float" office:value="48768">
                <text:p>487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096">
                <text:p>0.25096</text:p>
              </table:table-cell>
              <table:table-cell office:value-type="float" office:value="0.002354">
                <text:p>0.002354</text:p>
              </table:table-cell>
              <table:table-cell office:value-type="float" office:value="0">
                <text:p>0</text:p>
              </table:table-cell>
              <table:table-cell office:value-type="float" office:value="33824">
                <text:p>3382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8715">
                <text:p>0.228715</text:p>
              </table:table-cell>
              <table:table-cell office:value-type="float" office:value="0.004278">
                <text:p>0.004278</text:p>
              </table:table-cell>
              <table:table-cell office:value-type="float" office:value="0">
                <text:p>0</text:p>
              </table:table-cell>
              <table:table-cell office:value-type="float" office:value="39044">
                <text:p>3904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7013">
                <text:p>0.307013</text:p>
              </table:table-cell>
              <table:table-cell office:value-type="float" office:value="0.002968">
                <text:p>0.002968</text:p>
              </table:table-cell>
              <table:table-cell office:value-type="float" office:value="0">
                <text:p>0</text:p>
              </table:table-cell>
              <table:table-cell office:value-type="float" office:value="42776">
                <text:p>4277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1184">
                <text:p>0.281184</text:p>
              </table:table-cell>
              <table:table-cell office:value-type="float" office:value="0.003467">
                <text:p>0.003467</text:p>
              </table:table-cell>
              <table:table-cell office:value-type="float" office:value="0">
                <text:p>0</text:p>
              </table:table-cell>
              <table:table-cell office:value-type="float" office:value="29702">
                <text:p>297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7973">
                <text:p>0.267973</text:p>
              </table:table-cell>
              <table:table-cell office:value-type="float" office:value="0.002894">
                <text:p>0.002894</text:p>
              </table:table-cell>
              <table:table-cell office:value-type="float" office:value="0">
                <text:p>0</text:p>
              </table:table-cell>
              <table:table-cell office:value-type="float" office:value="36275">
                <text:p>3627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1867">
                <text:p>0.541867</text:p>
              </table:table-cell>
              <table:table-cell office:value-type="float" office:value="0.00267">
                <text:p>0.00267</text:p>
              </table:table-cell>
              <table:table-cell office:value-type="float" office:value="0">
                <text:p>0</text:p>
              </table:table-cell>
              <table:table-cell office:value-type="float" office:value="36743">
                <text:p>3674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6385">
                <text:p>0.266385</text:p>
              </table:table-cell>
              <table:table-cell office:value-type="float" office:value="0.001966">
                <text:p>0.001966</text:p>
              </table:table-cell>
              <table:table-cell office:value-type="float" office:value="0">
                <text:p>0</text:p>
              </table:table-cell>
              <table:table-cell office:value-type="float" office:value="30932">
                <text:p>309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2912">
                <text:p>0.212912</text:p>
              </table:table-cell>
              <table:table-cell office:value-type="float" office:value="0.003554">
                <text:p>0.003554</text:p>
              </table:table-cell>
              <table:table-cell office:value-type="float" office:value="0">
                <text:p>0</text:p>
              </table:table-cell>
              <table:table-cell office:value-type="float" office:value="43784">
                <text:p>4378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7571">
                <text:p>0.237571</text:p>
              </table:table-cell>
              <table:table-cell office:value-type="float" office:value="0.002058">
                <text:p>0.002058</text:p>
              </table:table-cell>
              <table:table-cell office:value-type="float" office:value="0">
                <text:p>0</text:p>
              </table:table-cell>
              <table:table-cell office:value-type="float" office:value="25811">
                <text:p>258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6252">
                <text:p>0.216252</text:p>
              </table:table-cell>
              <table:table-cell office:value-type="float" office:value="0.00254">
                <text:p>0.00254</text:p>
              </table:table-cell>
              <table:table-cell office:value-type="float" office:value="0">
                <text:p>0</text:p>
              </table:table-cell>
              <table:table-cell office:value-type="float" office:value="33953">
                <text:p>3395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4879">
                <text:p>0.264879</text:p>
              </table:table-cell>
              <table:table-cell office:value-type="float" office:value="0.003092">
                <text:p>0.003092</text:p>
              </table:table-cell>
              <table:table-cell office:value-type="float" office:value="0">
                <text:p>0</text:p>
              </table:table-cell>
              <table:table-cell office:value-type="float" office:value="37106">
                <text:p>371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3813">
                <text:p>0.303813</text:p>
              </table:table-cell>
              <table:table-cell office:value-type="float" office:value="0.005397">
                <text:p>0.005397</text:p>
              </table:table-cell>
              <table:table-cell office:value-type="float" office:value="0">
                <text:p>0</text:p>
              </table:table-cell>
              <table:table-cell office:value-type="float" office:value="35862">
                <text:p>3586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9736">
                <text:p>0.279736</text:p>
              </table:table-cell>
              <table:table-cell office:value-type="float" office:value="0.003976">
                <text:p>0.003976</text:p>
              </table:table-cell>
              <table:table-cell office:value-type="float" office:value="0">
                <text:p>0</text:p>
              </table:table-cell>
              <table:table-cell office:value-type="float" office:value="33349">
                <text:p>3334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0114">
                <text:p>0.220114</text:p>
              </table:table-cell>
              <table:table-cell office:value-type="float" office:value="0.004646">
                <text:p>0.004646</text:p>
              </table:table-cell>
              <table:table-cell office:value-type="float" office:value="0">
                <text:p>0</text:p>
              </table:table-cell>
              <table:table-cell office:value-type="float" office:value="30389">
                <text:p>3038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2793">
                <text:p>0.232793</text:p>
              </table:table-cell>
              <table:table-cell office:value-type="float" office:value="0.002759">
                <text:p>0.002759</text:p>
              </table:table-cell>
              <table:table-cell office:value-type="float" office:value="0">
                <text:p>0</text:p>
              </table:table-cell>
              <table:table-cell office:value-type="float" office:value="32777">
                <text:p>3277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325">
                <text:p>0.24325</text:p>
              </table:table-cell>
              <table:table-cell office:value-type="float" office:value="0.003352">
                <text:p>0.003352</text:p>
              </table:table-cell>
              <table:table-cell office:value-type="float" office:value="0">
                <text:p>0</text:p>
              </table:table-cell>
              <table:table-cell office:value-type="float" office:value="48333">
                <text:p>483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7959">
                <text:p>0.177959</text:p>
              </table:table-cell>
              <table:table-cell office:value-type="float" office:value="0.006017">
                <text:p>0.006017</text:p>
              </table:table-cell>
              <table:table-cell office:value-type="float" office:value="0">
                <text:p>0</text:p>
              </table:table-cell>
              <table:table-cell office:value-type="float" office:value="44884">
                <text:p>4488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0383">
                <text:p>0.160383</text:p>
              </table:table-cell>
              <table:table-cell office:value-type="float" office:value="0.00257">
                <text:p>0.00257</text:p>
              </table:table-cell>
              <table:table-cell office:value-type="float" office:value="0">
                <text:p>0</text:p>
              </table:table-cell>
              <table:table-cell office:value-type="float" office:value="35191">
                <text:p>351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9511">
                <text:p>0.249511</text:p>
              </table:table-cell>
              <table:table-cell office:value-type="float" office:value="0.002655">
                <text:p>0.002655</text:p>
              </table:table-cell>
              <table:table-cell office:value-type="float" office:value="0">
                <text:p>0</text:p>
              </table:table-cell>
              <table:table-cell office:value-type="float" office:value="34312">
                <text:p>343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7768">
                <text:p>0.247768</text:p>
              </table:table-cell>
              <table:table-cell office:value-type="float" office:value="0.003251">
                <text:p>0.003251</text:p>
              </table:table-cell>
              <table:table-cell office:value-type="float" office:value="0">
                <text:p>0</text:p>
              </table:table-cell>
              <table:table-cell office:value-type="float" office:value="27911">
                <text:p>279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8061">
                <text:p>0.218061</text:p>
              </table:table-cell>
              <table:table-cell office:value-type="float" office:value="0.00245">
                <text:p>0.00245</text:p>
              </table:table-cell>
              <table:table-cell office:value-type="float" office:value="0">
                <text:p>0</text:p>
              </table:table-cell>
              <table:table-cell office:value-type="float" office:value="31102">
                <text:p>3110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4477">
                <text:p>0.214477</text:p>
              </table:table-cell>
              <table:table-cell office:value-type="float" office:value="0.002566">
                <text:p>0.002566</text:p>
              </table:table-cell>
              <table:table-cell office:value-type="float" office:value="0">
                <text:p>0</text:p>
              </table:table-cell>
              <table:table-cell office:value-type="float" office:value="33888">
                <text:p>3388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9651">
                <text:p>0.279651</text:p>
              </table:table-cell>
              <table:table-cell office:value-type="float" office:value="0.004055">
                <text:p>0.004055</text:p>
              </table:table-cell>
              <table:table-cell office:value-type="float" office:value="0">
                <text:p>0</text:p>
              </table:table-cell>
              <table:table-cell office:value-type="float" office:value="34265">
                <text:p>3426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6642">
                <text:p>0.206642</text:p>
              </table:table-cell>
              <table:table-cell office:value-type="float" office:value="0.004273">
                <text:p>0.004273</text:p>
              </table:table-cell>
              <table:table-cell office:value-type="float" office:value="0">
                <text:p>0</text:p>
              </table:table-cell>
              <table:table-cell office:value-type="float" office:value="29914">
                <text:p>2991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3082">
                <text:p>0.363082</text:p>
              </table:table-cell>
              <table:table-cell office:value-type="float" office:value="0.002616">
                <text:p>0.002616</text:p>
              </table:table-cell>
              <table:table-cell office:value-type="float" office:value="0">
                <text:p>0</text:p>
              </table:table-cell>
              <table:table-cell office:value-type="float" office:value="27573">
                <text:p>2757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1055">
                <text:p>0.251055</text:p>
              </table:table-cell>
              <table:table-cell office:value-type="float" office:value="0.002185">
                <text:p>0.002185</text:p>
              </table:table-cell>
              <table:table-cell office:value-type="float" office:value="0">
                <text:p>0</text:p>
              </table:table-cell>
              <table:table-cell office:value-type="float" office:value="30945">
                <text:p>309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0688">
                <text:p>0.270688</text:p>
              </table:table-cell>
              <table:table-cell office:value-type="float" office:value="0.001707">
                <text:p>0.001707</text:p>
              </table:table-cell>
              <table:table-cell office:value-type="float" office:value="0">
                <text:p>0</text:p>
              </table:table-cell>
              <table:table-cell office:value-type="float" office:value="23296">
                <text:p>2329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6195">
                <text:p>0.276195</text:p>
              </table:table-cell>
              <table:table-cell office:value-type="float" office:value="0.004239">
                <text:p>0.004239</text:p>
              </table:table-cell>
              <table:table-cell office:value-type="float" office:value="0">
                <text:p>0</text:p>
              </table:table-cell>
              <table:table-cell office:value-type="float" office:value="38480">
                <text:p>384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646">
                <text:p>0.35646</text:p>
              </table:table-cell>
              <table:table-cell office:value-type="float" office:value="0.003791">
                <text:p>0.003791</text:p>
              </table:table-cell>
              <table:table-cell office:value-type="float" office:value="0">
                <text:p>0</text:p>
              </table:table-cell>
              <table:table-cell office:value-type="float" office:value="25901">
                <text:p>2590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8338">
                <text:p>0.348338</text:p>
              </table:table-cell>
              <table:table-cell office:value-type="float" office:value="0.002169">
                <text:p>0.002169</text:p>
              </table:table-cell>
              <table:table-cell office:value-type="float" office:value="0">
                <text:p>0</text:p>
              </table:table-cell>
              <table:table-cell office:value-type="float" office:value="27938">
                <text:p>2793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5165">
                <text:p>0.315165</text:p>
              </table:table-cell>
              <table:table-cell office:value-type="float" office:value="0.004586">
                <text:p>0.004586</text:p>
              </table:table-cell>
              <table:table-cell office:value-type="float" office:value="0">
                <text:p>0</text:p>
              </table:table-cell>
              <table:table-cell office:value-type="float" office:value="31634">
                <text:p>3163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8771">
                <text:p>0.268771</text:p>
              </table:table-cell>
              <table:table-cell office:value-type="float" office:value="0.003591">
                <text:p>0.003591</text:p>
              </table:table-cell>
              <table:table-cell office:value-type="float" office:value="0">
                <text:p>0</text:p>
              </table:table-cell>
              <table:table-cell office:value-type="float" office:value="27446">
                <text:p>2744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19567">
                <text:p>0.319567</text:p>
              </table:table-cell>
              <table:table-cell office:value-type="float" office:value="0.005384">
                <text:p>0.005384</text:p>
              </table:table-cell>
              <table:table-cell office:value-type="float" office:value="0">
                <text:p>0</text:p>
              </table:table-cell>
              <table:table-cell office:value-type="float" office:value="25088">
                <text:p>2508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2962">
                <text:p>0.422962</text:p>
              </table:table-cell>
              <table:table-cell office:value-type="float" office:value="0.003207">
                <text:p>0.003207</text:p>
              </table:table-cell>
              <table:table-cell office:value-type="float" office:value="0">
                <text:p>0</text:p>
              </table:table-cell>
              <table:table-cell office:value-type="float" office:value="36915">
                <text:p>3691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6538">
                <text:p>0.346538</text:p>
              </table:table-cell>
              <table:table-cell office:value-type="float" office:value="0.002263">
                <text:p>0.002263</text:p>
              </table:table-cell>
              <table:table-cell office:value-type="float" office:value="0">
                <text:p>0</text:p>
              </table:table-cell>
              <table:table-cell office:value-type="float" office:value="25741">
                <text:p>2574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9211">
                <text:p>0.319211</text:p>
              </table:table-cell>
              <table:table-cell office:value-type="float" office:value="0.001813">
                <text:p>0.001813</text:p>
              </table:table-cell>
              <table:table-cell office:value-type="float" office:value="0">
                <text:p>0</text:p>
              </table:table-cell>
              <table:table-cell office:value-type="float" office:value="22575">
                <text:p>225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33096">
                <text:p>3.733096</text:p>
              </table:table-cell>
              <table:table-cell office:value-type="float" office:value="0.003302">
                <text:p>0.003302</text:p>
              </table:table-cell>
              <table:table-cell office:value-type="float" office:value="0">
                <text:p>0</text:p>
              </table:table-cell>
              <table:table-cell office:value-type="float" office:value="29185">
                <text:p>2918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05207">
                <text:p>10.05207</text:p>
              </table:table-cell>
              <table:table-cell office:value-type="float" office:value="0.003008">
                <text:p>0.003008</text:p>
              </table:table-cell>
              <table:table-cell office:value-type="float" office:value="0">
                <text:p>0</text:p>
              </table:table-cell>
              <table:table-cell office:value-type="float" office:value="22645">
                <text:p>2264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548169">
                <text:p>9.548169</text:p>
              </table:table-cell>
              <table:table-cell office:value-type="float" office:value="0.003266">
                <text:p>0.003266</text:p>
              </table:table-cell>
              <table:table-cell office:value-type="float" office:value="0">
                <text:p>0</text:p>
              </table:table-cell>
              <table:table-cell office:value-type="float" office:value="22894">
                <text:p>2289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999028">
                <text:p>9.999028</text:p>
              </table:table-cell>
              <table:table-cell office:value-type="float" office:value="0.001173">
                <text:p>0.001173</text:p>
              </table:table-cell>
              <table:table-cell office:value-type="float" office:value="0">
                <text:p>0</text:p>
              </table:table-cell>
              <table:table-cell office:value-type="float" office:value="22197">
                <text:p>221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948255">
                <text:p>8.948255</text:p>
              </table:table-cell>
              <table:table-cell office:value-type="float" office:value="0.001275">
                <text:p>0.001275</text:p>
              </table:table-cell>
              <table:table-cell office:value-type="float" office:value="0">
                <text:p>0</text:p>
              </table:table-cell>
              <table:table-cell office:value-type="float" office:value="25134">
                <text:p>251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374102">
                <text:p>10.374102</text:p>
              </table:table-cell>
              <table:table-cell office:value-type="float" office:value="0.001487">
                <text:p>0.001487</text:p>
              </table:table-cell>
              <table:table-cell office:value-type="float" office:value="0">
                <text:p>0</text:p>
              </table:table-cell>
              <table:table-cell office:value-type="float" office:value="28709">
                <text:p>287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99738">
                <text:p>8.599738</text:p>
              </table:table-cell>
              <table:table-cell office:value-type="float" office:value="0.001521">
                <text:p>0.001521</text:p>
              </table:table-cell>
              <table:table-cell office:value-type="float" office:value="0">
                <text:p>0</text:p>
              </table:table-cell>
              <table:table-cell office:value-type="float" office:value="23986">
                <text:p>239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565113">
                <text:p>7.565113</text:p>
              </table:table-cell>
              <table:table-cell office:value-type="float" office:value="0.001194">
                <text:p>0.001194</text:p>
              </table:table-cell>
              <table:table-cell office:value-type="float" office:value="0">
                <text:p>0</text:p>
              </table:table-cell>
              <table:table-cell office:value-type="float" office:value="24068">
                <text:p>2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155329">
                <text:p>11.155329</text:p>
              </table:table-cell>
              <table:table-cell office:value-type="float" office:value="0.00151">
                <text:p>0.00151</text:p>
              </table:table-cell>
              <table:table-cell office:value-type="float" office:value="0">
                <text:p>0</text:p>
              </table:table-cell>
              <table:table-cell office:value-type="float" office:value="23869">
                <text:p>238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828387">
                <text:p>6.828387</text:p>
              </table:table-cell>
              <table:table-cell office:value-type="float" office:value="0.002035">
                <text:p>0.002035</text:p>
              </table:table-cell>
              <table:table-cell office:value-type="float" office:value="0">
                <text:p>0</text:p>
              </table:table-cell>
              <table:table-cell office:value-type="float" office:value="39704">
                <text:p>397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68368">
                <text:p>6.868368</text:p>
              </table:table-cell>
              <table:table-cell office:value-type="float" office:value="0.001254">
                <text:p>0.001254</text:p>
              </table:table-cell>
              <table:table-cell office:value-type="float" office:value="0">
                <text:p>0</text:p>
              </table:table-cell>
              <table:table-cell office:value-type="float" office:value="23330">
                <text:p>233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803856">
                <text:p>7.803856</text:p>
              </table:table-cell>
              <table:table-cell office:value-type="float" office:value="0.001181">
                <text:p>0.001181</text:p>
              </table:table-cell>
              <table:table-cell office:value-type="float" office:value="0">
                <text:p>0</text:p>
              </table:table-cell>
              <table:table-cell office:value-type="float" office:value="17002">
                <text:p>170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079346">
                <text:p>14.079346</text:p>
              </table:table-cell>
              <table:table-cell office:value-type="float" office:value="0.00126">
                <text:p>0.00126</text:p>
              </table:table-cell>
              <table:table-cell office:value-type="float" office:value="0">
                <text:p>0</text:p>
              </table:table-cell>
              <table:table-cell office:value-type="float" office:value="26631">
                <text:p>266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93679">
                <text:p>0.093679</text:p>
              </table:table-cell>
              <table:table-cell office:value-type="float" office:value="0.001007">
                <text:p>0.001007</text:p>
              </table:table-cell>
              <table:table-cell office:value-type="float" office:value="0">
                <text:p>0</text:p>
              </table:table-cell>
              <table:table-cell office:value-type="float" office:value="18100">
                <text:p>18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896368">
                <text:p>8.896368</text:p>
              </table:table-cell>
              <table:table-cell office:value-type="float" office:value="0.00087">
                <text:p>0.00087</text:p>
              </table:table-cell>
              <table:table-cell office:value-type="float" office:value="0">
                <text:p>0</text:p>
              </table:table-cell>
              <table:table-cell office:value-type="float" office:value="14912">
                <text:p>149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95838">
                <text:p>15.95838</text:p>
              </table:table-cell>
              <table:table-cell office:value-type="float" office:value="0.000532">
                <text:p>0.000532</text:p>
              </table:table-cell>
              <table:table-cell office:value-type="float" office:value="0">
                <text:p>0</text:p>
              </table:table-cell>
              <table:table-cell office:value-type="float" office:value="15851">
                <text:p>158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07332">
                <text:p>0.907332</text:p>
              </table:table-cell>
              <table:table-cell office:value-type="float" office:value="0.005218">
                <text:p>0.005218</text:p>
              </table:table-cell>
              <table:table-cell office:value-type="float" office:value="0">
                <text:p>0</text:p>
              </table:table-cell>
              <table:table-cell office:value-type="float" office:value="113234">
                <text:p>1132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39669">
                <text:p>6.339669</text:p>
              </table:table-cell>
              <table:table-cell office:value-type="float" office:value="0.000871">
                <text:p>0.000871</text:p>
              </table:table-cell>
              <table:table-cell office:value-type="float" office:value="0">
                <text:p>0</text:p>
              </table:table-cell>
              <table:table-cell office:value-type="float" office:value="18330">
                <text:p>183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031843">
                <text:p>8.031843</text:p>
              </table:table-cell>
              <table:table-cell office:value-type="float" office:value="0.00201">
                <text:p>0.00201</text:p>
              </table:table-cell>
              <table:table-cell office:value-type="float" office:value="0">
                <text:p>0</text:p>
              </table:table-cell>
              <table:table-cell office:value-type="float" office:value="47930">
                <text:p>47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75409">
                <text:p>0.775409</text:p>
              </table:table-cell>
              <table:table-cell office:value-type="float" office:value="0.001242">
                <text:p>0.001242</text:p>
              </table:table-cell>
              <table:table-cell office:value-type="float" office:value="0">
                <text:p>0</text:p>
              </table:table-cell>
              <table:table-cell office:value-type="float" office:value="26154">
                <text:p>26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875231">
                <text:p>8.875231</text:p>
              </table:table-cell>
              <table:table-cell office:value-type="float" office:value="0.002267">
                <text:p>0.002267</text:p>
              </table:table-cell>
              <table:table-cell office:value-type="float" office:value="0">
                <text:p>0</text:p>
              </table:table-cell>
              <table:table-cell office:value-type="float" office:value="48103">
                <text:p>48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16421">
                <text:p>16.716421</text:p>
              </table:table-cell>
              <table:table-cell office:value-type="float" office:value="0.000562">
                <text:p>0.000562</text:p>
              </table:table-cell>
              <table:table-cell office:value-type="float" office:value="0">
                <text:p>0</text:p>
              </table:table-cell>
              <table:table-cell office:value-type="float" office:value="7509">
                <text:p>75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012">
                <text:p>0.07012</text:p>
              </table:table-cell>
              <table:table-cell office:value-type="float" office:value="0.003428">
                <text:p>0.003428</text:p>
              </table:table-cell>
              <table:table-cell office:value-type="float" office:value="0">
                <text:p>0</text:p>
              </table:table-cell>
              <table:table-cell office:value-type="float" office:value="77189">
                <text:p>77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54625">
                <text:p>0.654625</text:p>
              </table:table-cell>
              <table:table-cell office:value-type="float" office:value="0.001377">
                <text:p>0.001377</text:p>
              </table:table-cell>
              <table:table-cell office:value-type="float" office:value="0">
                <text:p>0</text:p>
              </table:table-cell>
              <table:table-cell office:value-type="float" office:value="36029">
                <text:p>360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252213">
                <text:p>6.252213</text:p>
              </table:table-cell>
              <table:table-cell office:value-type="float" office:value="0.004541">
                <text:p>0.004541</text:p>
              </table:table-cell>
              <table:table-cell office:value-type="float" office:value="0">
                <text:p>0</text:p>
              </table:table-cell>
              <table:table-cell office:value-type="float" office:value="43102">
                <text:p>43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1672">
                <text:p>0.191672</text:p>
              </table:table-cell>
              <table:table-cell office:value-type="float" office:value="0.004918">
                <text:p>0.004918</text:p>
              </table:table-cell>
              <table:table-cell office:value-type="float" office:value="0">
                <text:p>0</text:p>
              </table:table-cell>
              <table:table-cell office:value-type="float" office:value="115443">
                <text:p>115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030236">
                <text:p>18.030236</text:p>
              </table:table-cell>
              <table:table-cell office:value-type="float" office:value="0.002003">
                <text:p>0.002003</text:p>
              </table:table-cell>
              <table:table-cell office:value-type="float" office:value="0">
                <text:p>0</text:p>
              </table:table-cell>
              <table:table-cell office:value-type="float" office:value="46168">
                <text:p>461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728157">
                <text:p>9.728157</text:p>
              </table:table-cell>
              <table:table-cell office:value-type="float" office:value="0.003615">
                <text:p>0.003615</text:p>
              </table:table-cell>
              <table:table-cell office:value-type="float" office:value="0">
                <text:p>0</text:p>
              </table:table-cell>
              <table:table-cell office:value-type="float" office:value="86281">
                <text:p>86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312698">
                <text:p>42.312698</text:p>
              </table:table-cell>
              <table:table-cell office:value-type="float" office:value="0.001846">
                <text:p>0.001846</text:p>
              </table:table-cell>
              <table:table-cell office:value-type="float" office:value="0">
                <text:p>0</text:p>
              </table:table-cell>
              <table:table-cell office:value-type="float" office:value="10710">
                <text:p>10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2045">
                <text:p>0.122045</text:p>
              </table:table-cell>
              <table:table-cell office:value-type="float" office:value="0.005641">
                <text:p>0.005641</text:p>
              </table:table-cell>
              <table:table-cell office:value-type="float" office:value="0">
                <text:p>0</text:p>
              </table:table-cell>
              <table:table-cell office:value-type="float" office:value="83149">
                <text:p>83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8176">
                <text:p>0.378176</text:p>
              </table:table-cell>
              <table:table-cell office:value-type="float" office:value="0.001836">
                <text:p>0.001836</text:p>
              </table:table-cell>
              <table:table-cell office:value-type="float" office:value="0">
                <text:p>0</text:p>
              </table:table-cell>
              <table:table-cell office:value-type="float" office:value="75414">
                <text:p>75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64561">
                <text:p>3.064561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20132">
                <text:p>20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02542">
                <text:p>2.902542</text:p>
              </table:table-cell>
              <table:table-cell office:value-type="float" office:value="0.001748">
                <text:p>0.001748</text:p>
              </table:table-cell>
              <table:table-cell office:value-type="float" office:value="0">
                <text:p>0</text:p>
              </table:table-cell>
              <table:table-cell office:value-type="float" office:value="44699">
                <text:p>446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97277">
                <text:p>1.497277</text:p>
              </table:table-cell>
              <table:table-cell office:value-type="float" office:value="0.000806">
                <text:p>0.000806</text:p>
              </table:table-cell>
              <table:table-cell office:value-type="float" office:value="0">
                <text:p>0</text:p>
              </table:table-cell>
              <table:table-cell office:value-type="float" office:value="17268">
                <text:p>172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23737">
                <text:p>3.523737</text:p>
              </table:table-cell>
              <table:table-cell office:value-type="float" office:value="0.001503">
                <text:p>0.001503</text:p>
              </table:table-cell>
              <table:table-cell office:value-type="float" office:value="0">
                <text:p>0</text:p>
              </table:table-cell>
              <table:table-cell office:value-type="float" office:value="30795">
                <text:p>307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86184">
                <text:p>3.586184</text:p>
              </table:table-cell>
              <table:table-cell office:value-type="float" office:value="0.001789">
                <text:p>0.001789</text:p>
              </table:table-cell>
              <table:table-cell office:value-type="float" office:value="0">
                <text:p>0</text:p>
              </table:table-cell>
              <table:table-cell office:value-type="float" office:value="27017">
                <text:p>270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3457">
                <text:p>4.843457</text:p>
              </table:table-cell>
              <table:table-cell office:value-type="float" office:value="0.001574">
                <text:p>0.001574</text:p>
              </table:table-cell>
              <table:table-cell office:value-type="float" office:value="0">
                <text:p>0</text:p>
              </table:table-cell>
              <table:table-cell office:value-type="float" office:value="30963">
                <text:p>309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71273">
                <text:p>2.671273</text:p>
              </table:table-cell>
              <table:table-cell office:value-type="float" office:value="0.005157">
                <text:p>0.005157</text:p>
              </table:table-cell>
              <table:table-cell office:value-type="float" office:value="0">
                <text:p>0</text:p>
              </table:table-cell>
              <table:table-cell office:value-type="float" office:value="72130">
                <text:p>721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750961">
                <text:p>3.750961</text:p>
              </table:table-cell>
              <table:table-cell office:value-type="float" office:value="0.001468">
                <text:p>0.001468</text:p>
              </table:table-cell>
              <table:table-cell office:value-type="float" office:value="0">
                <text:p>0</text:p>
              </table:table-cell>
              <table:table-cell office:value-type="float" office:value="30834">
                <text:p>308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698334">
                <text:p>3.698334</text:p>
              </table:table-cell>
              <table:table-cell office:value-type="float" office:value="0.00115">
                <text:p>0.00115</text:p>
              </table:table-cell>
              <table:table-cell office:value-type="float" office:value="0">
                <text:p>0</text:p>
              </table:table-cell>
              <table:table-cell office:value-type="float" office:value="21639">
                <text:p>216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01425">
                <text:p>3.001425</text:p>
              </table:table-cell>
              <table:table-cell office:value-type="float" office:value="0.001511">
                <text:p>0.001511</text:p>
              </table:table-cell>
              <table:table-cell office:value-type="float" office:value="0">
                <text:p>0</text:p>
              </table:table-cell>
              <table:table-cell office:value-type="float" office:value="27987">
                <text:p>279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56109">
                <text:p>4.656109</text:p>
              </table:table-cell>
              <table:table-cell office:value-type="float" office:value="0.001297">
                <text:p>0.001297</text:p>
              </table:table-cell>
              <table:table-cell office:value-type="float" office:value="0">
                <text:p>0</text:p>
              </table:table-cell>
              <table:table-cell office:value-type="float" office:value="24661">
                <text:p>246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51214">
                <text:p>4.151214</text:p>
              </table:table-cell>
              <table:table-cell office:value-type="float" office:value="0.001386">
                <text:p>0.001386</text:p>
              </table:table-cell>
              <table:table-cell office:value-type="float" office:value="0">
                <text:p>0</text:p>
              </table:table-cell>
              <table:table-cell office:value-type="float" office:value="27562">
                <text:p>275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40471">
                <text:p>2.640471</text:p>
              </table:table-cell>
              <table:table-cell office:value-type="float" office:value="0.001146">
                <text:p>0.001146</text:p>
              </table:table-cell>
              <table:table-cell office:value-type="float" office:value="0">
                <text:p>0</text:p>
              </table:table-cell>
              <table:table-cell office:value-type="float" office:value="23738">
                <text:p>237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85642">
                <text:p>1.285642</text:p>
              </table:table-cell>
              <table:table-cell office:value-type="float" office:value="0.000963">
                <text:p>0.000963</text:p>
              </table:table-cell>
              <table:table-cell office:value-type="float" office:value="0">
                <text:p>0</text:p>
              </table:table-cell>
              <table:table-cell office:value-type="float" office:value="19650">
                <text:p>196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6311">
                <text:p>2.46311</text:p>
              </table:table-cell>
              <table:table-cell office:value-type="float" office:value="0.001582">
                <text:p>0.001582</text:p>
              </table:table-cell>
              <table:table-cell office:value-type="float" office:value="0">
                <text:p>0</text:p>
              </table:table-cell>
              <table:table-cell office:value-type="float" office:value="25323">
                <text:p>253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00707">
                <text:p>1.800707</text:p>
              </table:table-cell>
              <table:table-cell office:value-type="float" office:value="0.001594">
                <text:p>0.001594</text:p>
              </table:table-cell>
              <table:table-cell office:value-type="float" office:value="0">
                <text:p>0</text:p>
              </table:table-cell>
              <table:table-cell office:value-type="float" office:value="24569">
                <text:p>245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969478">
                <text:p>3.969478</text:p>
              </table:table-cell>
              <table:table-cell office:value-type="float" office:value="0.001999">
                <text:p>0.001999</text:p>
              </table:table-cell>
              <table:table-cell office:value-type="float" office:value="0">
                <text:p>0</text:p>
              </table:table-cell>
              <table:table-cell office:value-type="float" office:value="35596">
                <text:p>355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49106">
                <text:p>3.649106</text:p>
              </table:table-cell>
              <table:table-cell office:value-type="float" office:value="0.002256">
                <text:p>0.002256</text:p>
              </table:table-cell>
              <table:table-cell office:value-type="float" office:value="0">
                <text:p>0</text:p>
              </table:table-cell>
              <table:table-cell office:value-type="float" office:value="34384">
                <text:p>343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17235">
                <text:p>3.017235</text:p>
              </table:table-cell>
              <table:table-cell office:value-type="float" office:value="0.002386">
                <text:p>0.002386</text:p>
              </table:table-cell>
              <table:table-cell office:value-type="float" office:value="0">
                <text:p>0</text:p>
              </table:table-cell>
              <table:table-cell office:value-type="float" office:value="32547">
                <text:p>325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989667">
                <text:p>3.989667</text:p>
              </table:table-cell>
              <table:table-cell office:value-type="float" office:value="0.002141">
                <text:p>0.002141</text:p>
              </table:table-cell>
              <table:table-cell office:value-type="float" office:value="0">
                <text:p>0</text:p>
              </table:table-cell>
              <table:table-cell office:value-type="float" office:value="19099">
                <text:p>1909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71915">
                <text:p>4.071915</text:p>
              </table:table-cell>
              <table:table-cell office:value-type="float" office:value="0.001527">
                <text:p>0.001527</text:p>
              </table:table-cell>
              <table:table-cell office:value-type="float" office:value="0">
                <text:p>0</text:p>
              </table:table-cell>
              <table:table-cell office:value-type="float" office:value="29348">
                <text:p>293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702347">
                <text:p>4.702347</text:p>
              </table:table-cell>
              <table:table-cell office:value-type="float" office:value="0.002237">
                <text:p>0.002237</text:p>
              </table:table-cell>
              <table:table-cell office:value-type="float" office:value="0">
                <text:p>0</text:p>
              </table:table-cell>
              <table:table-cell office:value-type="float" office:value="49111">
                <text:p>491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743197">
                <text:p>3.743197</text:p>
              </table:table-cell>
              <table:table-cell office:value-type="float" office:value="0.001977">
                <text:p>0.001977</text:p>
              </table:table-cell>
              <table:table-cell office:value-type="float" office:value="0">
                <text:p>0</text:p>
              </table:table-cell>
              <table:table-cell office:value-type="float" office:value="42277">
                <text:p>422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999993">
                <text:p>3.999993</text:p>
              </table:table-cell>
              <table:table-cell office:value-type="float" office:value="0.001435">
                <text:p>0.001435</text:p>
              </table:table-cell>
              <table:table-cell office:value-type="float" office:value="0">
                <text:p>0</text:p>
              </table:table-cell>
              <table:table-cell office:value-type="float" office:value="28767">
                <text:p>287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17185">
                <text:p>5.317185</text:p>
              </table:table-cell>
              <table:table-cell office:value-type="float" office:value="0.000876">
                <text:p>0.000876</text:p>
              </table:table-cell>
              <table:table-cell office:value-type="float" office:value="0">
                <text:p>0</text:p>
              </table:table-cell>
              <table:table-cell office:value-type="float" office:value="20136">
                <text:p>201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584276">
                <text:p>6.584276</text:p>
              </table:table-cell>
              <table:table-cell office:value-type="float" office:value="0.002218">
                <text:p>0.002218</text:p>
              </table:table-cell>
              <table:table-cell office:value-type="float" office:value="0">
                <text:p>0</text:p>
              </table:table-cell>
              <table:table-cell office:value-type="float" office:value="43190">
                <text:p>431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53757">
                <text:p>5.453757</text:p>
              </table:table-cell>
              <table:table-cell office:value-type="float" office:value="0.002403">
                <text:p>0.002403</text:p>
              </table:table-cell>
              <table:table-cell office:value-type="float" office:value="0">
                <text:p>0</text:p>
              </table:table-cell>
              <table:table-cell office:value-type="float" office:value="43852">
                <text:p>438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681645">
                <text:p>4.681645</text:p>
              </table:table-cell>
              <table:table-cell office:value-type="float" office:value="0.001201">
                <text:p>0.001201</text:p>
              </table:table-cell>
              <table:table-cell office:value-type="float" office:value="0">
                <text:p>0</text:p>
              </table:table-cell>
              <table:table-cell office:value-type="float" office:value="28337">
                <text:p>283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709436">
                <text:p>6.709436</text:p>
              </table:table-cell>
              <table:table-cell office:value-type="float" office:value="0.002203">
                <text:p>0.002203</text:p>
              </table:table-cell>
              <table:table-cell office:value-type="float" office:value="0">
                <text:p>0</text:p>
              </table:table-cell>
              <table:table-cell office:value-type="float" office:value="37376">
                <text:p>373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681932">
                <text:p>6.681932</text:p>
              </table:table-cell>
              <table:table-cell office:value-type="float" office:value="0.001873">
                <text:p>0.001873</text:p>
              </table:table-cell>
              <table:table-cell office:value-type="float" office:value="0">
                <text:p>0</text:p>
              </table:table-cell>
              <table:table-cell office:value-type="float" office:value="41332">
                <text:p>41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805421">
                <text:p>7.805421</text:p>
              </table:table-cell>
              <table:table-cell office:value-type="float" office:value="0.002011">
                <text:p>0.002011</text:p>
              </table:table-cell>
              <table:table-cell office:value-type="float" office:value="0">
                <text:p>0</text:p>
              </table:table-cell>
              <table:table-cell office:value-type="float" office:value="38920">
                <text:p>389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813621">
                <text:p>4.813621</text:p>
              </table:table-cell>
              <table:table-cell office:value-type="float" office:value="0.005242">
                <text:p>0.005242</text:p>
              </table:table-cell>
              <table:table-cell office:value-type="float" office:value="0">
                <text:p>0</text:p>
              </table:table-cell>
              <table:table-cell office:value-type="float" office:value="76290">
                <text:p>762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125213">
                <text:p>7.125213</text:p>
              </table:table-cell>
              <table:table-cell office:value-type="float" office:value="0.004029">
                <text:p>0.004029</text:p>
              </table:table-cell>
              <table:table-cell office:value-type="float" office:value="0">
                <text:p>0</text:p>
              </table:table-cell>
              <table:table-cell office:value-type="float" office:value="84610">
                <text:p>846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547542">
                <text:p>7.547542</text:p>
              </table:table-cell>
              <table:table-cell office:value-type="float" office:value="0.000837">
                <text:p>0.000837</text:p>
              </table:table-cell>
              <table:table-cell office:value-type="float" office:value="0">
                <text:p>0</text:p>
              </table:table-cell>
              <table:table-cell office:value-type="float" office:value="14505">
                <text:p>145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05287">
                <text:p>5.105287</text:p>
              </table:table-cell>
              <table:table-cell office:value-type="float" office:value="0.001924">
                <text:p>0.001924</text:p>
              </table:table-cell>
              <table:table-cell office:value-type="float" office:value="0">
                <text:p>0</text:p>
              </table:table-cell>
              <table:table-cell office:value-type="float" office:value="47566">
                <text:p>475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141669">
                <text:p>6.141669</text:p>
              </table:table-cell>
              <table:table-cell office:value-type="float" office:value="0.001378">
                <text:p>0.001378</text:p>
              </table:table-cell>
              <table:table-cell office:value-type="float" office:value="0">
                <text:p>0</text:p>
              </table:table-cell>
              <table:table-cell office:value-type="float" office:value="37100">
                <text:p>37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822904">
                <text:p>8.822904</text:p>
              </table:table-cell>
              <table:table-cell office:value-type="float" office:value="0.001252">
                <text:p>0.001252</text:p>
              </table:table-cell>
              <table:table-cell office:value-type="float" office:value="0">
                <text:p>0</text:p>
              </table:table-cell>
              <table:table-cell office:value-type="float" office:value="36603">
                <text:p>366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77224">
                <text:p>5.177224</text:p>
              </table:table-cell>
              <table:table-cell office:value-type="float" office:value="0.002988">
                <text:p>0.002988</text:p>
              </table:table-cell>
              <table:table-cell office:value-type="float" office:value="0">
                <text:p>0</text:p>
              </table:table-cell>
              <table:table-cell office:value-type="float" office:value="53916">
                <text:p>539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092011">
                <text:p>10.092011</text:p>
              </table:table-cell>
              <table:table-cell office:value-type="float" office:value="0.00042">
                <text:p>0.00042</text:p>
              </table:table-cell>
              <table:table-cell office:value-type="float" office:value="0">
                <text:p>0</text:p>
              </table:table-cell>
              <table:table-cell office:value-type="float" office:value="8733">
                <text:p>8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286141">
                <text:p>4.286141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24639">
                <text:p>246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731272">
                <text:p>10.731272</text:p>
              </table:table-cell>
              <table:table-cell office:value-type="float" office:value="0.001547">
                <text:p>0.001547</text:p>
              </table:table-cell>
              <table:table-cell office:value-type="float" office:value="0">
                <text:p>0</text:p>
              </table:table-cell>
              <table:table-cell office:value-type="float" office:value="33896">
                <text:p>338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866516">
                <text:p>5.866516</text:p>
              </table:table-cell>
              <table:table-cell office:value-type="float" office:value="0.00157">
                <text:p>0.00157</text:p>
              </table:table-cell>
              <table:table-cell office:value-type="float" office:value="0">
                <text:p>0</text:p>
              </table:table-cell>
              <table:table-cell office:value-type="float" office:value="21260">
                <text:p>21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460381">
                <text:p>2.460381</text:p>
              </table:table-cell>
              <table:table-cell office:value-type="float" office:value="0.003355">
                <text:p>0.003355</text:p>
              </table:table-cell>
              <table:table-cell office:value-type="float" office:value="0">
                <text:p>0</text:p>
              </table:table-cell>
              <table:table-cell office:value-type="float" office:value="98666">
                <text:p>986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05611">
                <text:p>2.805611</text:p>
              </table:table-cell>
              <table:table-cell office:value-type="float" office:value="0.005002">
                <text:p>0.005002</text:p>
              </table:table-cell>
              <table:table-cell office:value-type="float" office:value="0">
                <text:p>0</text:p>
              </table:table-cell>
              <table:table-cell office:value-type="float" office:value="126945">
                <text:p>126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2932">
                <text:p>0.052932</text:p>
              </table:table-cell>
              <table:table-cell office:value-type="float" office:value="0.002986">
                <text:p>0.002986</text:p>
              </table:table-cell>
              <table:table-cell office:value-type="float" office:value="0">
                <text:p>0</text:p>
              </table:table-cell>
              <table:table-cell office:value-type="float" office:value="90857">
                <text:p>908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748967">
                <text:p>16.748967</text:p>
              </table:table-cell>
              <table:table-cell office:value-type="float" office:value="0.011225">
                <text:p>0.011225</text:p>
              </table:table-cell>
              <table:table-cell office:value-type="float" office:value="0">
                <text:p>0</text:p>
              </table:table-cell>
              <table:table-cell office:value-type="float" office:value="32394">
                <text:p>32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33909">
                <text:p>3.933909</text:p>
              </table:table-cell>
              <table:table-cell office:value-type="float" office:value="0.005381">
                <text:p>0.005381</text:p>
              </table:table-cell>
              <table:table-cell office:value-type="float" office:value="0">
                <text:p>0</text:p>
              </table:table-cell>
              <table:table-cell office:value-type="float" office:value="103051">
                <text:p>103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22961">
                <text:p>0.322961</text:p>
              </table:table-cell>
              <table:table-cell office:value-type="float" office:value="0.005375">
                <text:p>0.005375</text:p>
              </table:table-cell>
              <table:table-cell office:value-type="float" office:value="0">
                <text:p>0</text:p>
              </table:table-cell>
              <table:table-cell office:value-type="float" office:value="61229">
                <text:p>61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64424">
                <text:p>0.164424</text:p>
              </table:table-cell>
              <table:table-cell office:value-type="float" office:value="0.004907">
                <text:p>0.004907</text:p>
              </table:table-cell>
              <table:table-cell office:value-type="float" office:value="0">
                <text:p>0</text:p>
              </table:table-cell>
              <table:table-cell office:value-type="float" office:value="120974">
                <text:p>120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5586">
                <text:p>0.255586</text:p>
              </table:table-cell>
              <table:table-cell office:value-type="float" office:value="0.003587">
                <text:p>0.003587</text:p>
              </table:table-cell>
              <table:table-cell office:value-type="float" office:value="0">
                <text:p>0</text:p>
              </table:table-cell>
              <table:table-cell office:value-type="float" office:value="74183">
                <text:p>74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527444">
                <text:p>25.527444</text:p>
              </table:table-cell>
              <table:table-cell office:value-type="float" office:value="0.000584">
                <text:p>0.000584</text:p>
              </table:table-cell>
              <table:table-cell office:value-type="float" office:value="0">
                <text:p>0</text:p>
              </table:table-cell>
              <table:table-cell office:value-type="float" office:value="20668">
                <text:p>20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988383">
                <text:p>5.988383</text:p>
              </table:table-cell>
              <table:table-cell office:value-type="float" office:value="0.004535">
                <text:p>0.004535</text:p>
              </table:table-cell>
              <table:table-cell office:value-type="float" office:value="0">
                <text:p>0</text:p>
              </table:table-cell>
              <table:table-cell office:value-type="float" office:value="12804">
                <text:p>128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257425">
                <text:p>5.257425</text:p>
              </table:table-cell>
              <table:table-cell office:value-type="float" office:value="0.001973">
                <text:p>0.001973</text:p>
              </table:table-cell>
              <table:table-cell office:value-type="float" office:value="0">
                <text:p>0</text:p>
              </table:table-cell>
              <table:table-cell office:value-type="float" office:value="28714">
                <text:p>287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652298">
                <text:p>6.652298</text:p>
              </table:table-cell>
              <table:table-cell office:value-type="float" office:value="0.001805">
                <text:p>0.001805</text:p>
              </table:table-cell>
              <table:table-cell office:value-type="float" office:value="0">
                <text:p>0</text:p>
              </table:table-cell>
              <table:table-cell office:value-type="float" office:value="28879">
                <text:p>288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358518">
                <text:p>4.358518</text:p>
              </table:table-cell>
              <table:table-cell office:value-type="float" office:value="0.000898">
                <text:p>0.000898</text:p>
              </table:table-cell>
              <table:table-cell office:value-type="float" office:value="0">
                <text:p>0</text:p>
              </table:table-cell>
              <table:table-cell office:value-type="float" office:value="16894">
                <text:p>168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598006">
                <text:p>7.598006</text:p>
              </table:table-cell>
              <table:table-cell office:value-type="float" office:value="0.001288">
                <text:p>0.001288</text:p>
              </table:table-cell>
              <table:table-cell office:value-type="float" office:value="0">
                <text:p>0</text:p>
              </table:table-cell>
              <table:table-cell office:value-type="float" office:value="20392">
                <text:p>203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10273">
                <text:p>6.10273</text:p>
              </table:table-cell>
              <table:table-cell office:value-type="float" office:value="0.000912">
                <text:p>0.000912</text:p>
              </table:table-cell>
              <table:table-cell office:value-type="float" office:value="0">
                <text:p>0</text:p>
              </table:table-cell>
              <table:table-cell office:value-type="float" office:value="21748">
                <text:p>217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657521">
                <text:p>4.657521</text:p>
              </table:table-cell>
              <table:table-cell office:value-type="float" office:value="0.001661">
                <text:p>0.001661</text:p>
              </table:table-cell>
              <table:table-cell office:value-type="float" office:value="0">
                <text:p>0</text:p>
              </table:table-cell>
              <table:table-cell office:value-type="float" office:value="26305">
                <text:p>263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943905">
                <text:p>6.943905</text:p>
              </table:table-cell>
              <table:table-cell office:value-type="float" office:value="0.001419">
                <text:p>0.001419</text:p>
              </table:table-cell>
              <table:table-cell office:value-type="float" office:value="0">
                <text:p>0</text:p>
              </table:table-cell>
              <table:table-cell office:value-type="float" office:value="31195">
                <text:p>311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651958">
                <text:p>11.651958</text:p>
              </table:table-cell>
              <table:table-cell office:value-type="float" office:value="0.000587">
                <text:p>0.000587</text:p>
              </table:table-cell>
              <table:table-cell office:value-type="float" office:value="0">
                <text:p>0</text:p>
              </table:table-cell>
              <table:table-cell office:value-type="float" office:value="14298">
                <text:p>14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403405">
                <text:p>4.403405</text:p>
              </table:table-cell>
              <table:table-cell office:value-type="float" office:value="0.001417">
                <text:p>0.001417</text:p>
              </table:table-cell>
              <table:table-cell office:value-type="float" office:value="0">
                <text:p>0</text:p>
              </table:table-cell>
              <table:table-cell office:value-type="float" office:value="33546">
                <text:p>335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655482">
                <text:p>4.655482</text:p>
              </table:table-cell>
              <table:table-cell office:value-type="float" office:value="0.001024">
                <text:p>0.001024</text:p>
              </table:table-cell>
              <table:table-cell office:value-type="float" office:value="0">
                <text:p>0</text:p>
              </table:table-cell>
              <table:table-cell office:value-type="float" office:value="21261">
                <text:p>212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664075">
                <text:p>5.664075</text:p>
              </table:table-cell>
              <table:table-cell office:value-type="float" office:value="0.001364">
                <text:p>0.001364</text:p>
              </table:table-cell>
              <table:table-cell office:value-type="float" office:value="0">
                <text:p>0</text:p>
              </table:table-cell>
              <table:table-cell office:value-type="float" office:value="34369">
                <text:p>343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04319">
                <text:p>3.204319</text:p>
              </table:table-cell>
              <table:table-cell office:value-type="float" office:value="0.00131">
                <text:p>0.00131</text:p>
              </table:table-cell>
              <table:table-cell office:value-type="float" office:value="0">
                <text:p>0</text:p>
              </table:table-cell>
              <table:table-cell office:value-type="float" office:value="23558">
                <text:p>235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732601">
                <text:p>8.732601</text:p>
              </table:table-cell>
              <table:table-cell office:value-type="float" office:value="0.001059">
                <text:p>0.001059</text:p>
              </table:table-cell>
              <table:table-cell office:value-type="float" office:value="0">
                <text:p>0</text:p>
              </table:table-cell>
              <table:table-cell office:value-type="float" office:value="19448">
                <text:p>194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218128">
                <text:p>8.218128</text:p>
              </table:table-cell>
              <table:table-cell office:value-type="float" office:value="0.000572">
                <text:p>0.000572</text:p>
              </table:table-cell>
              <table:table-cell office:value-type="float" office:value="0">
                <text:p>0</text:p>
              </table:table-cell>
              <table:table-cell office:value-type="float" office:value="18108">
                <text:p>181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85757">
                <text:p>0.585757</text:p>
              </table:table-cell>
              <table:table-cell office:value-type="float" office:value="0.001158">
                <text:p>0.001158</text:p>
              </table:table-cell>
              <table:table-cell office:value-type="float" office:value="0">
                <text:p>0</text:p>
              </table:table-cell>
              <table:table-cell office:value-type="float" office:value="24261">
                <text:p>242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527683">
                <text:p>8.527683</text:p>
              </table:table-cell>
              <table:table-cell office:value-type="float" office:value="0.00144">
                <text:p>0.00144</text:p>
              </table:table-cell>
              <table:table-cell office:value-type="float" office:value="0">
                <text:p>0</text:p>
              </table:table-cell>
              <table:table-cell office:value-type="float" office:value="34999">
                <text:p>34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16914">
                <text:p>0.116914</text:p>
              </table:table-cell>
              <table:table-cell office:value-type="float" office:value="0.000912">
                <text:p>0.000912</text:p>
              </table:table-cell>
              <table:table-cell office:value-type="float" office:value="0">
                <text:p>0</text:p>
              </table:table-cell>
              <table:table-cell office:value-type="float" office:value="22886">
                <text:p>228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143638">
                <text:p>4.143638</text:p>
              </table:table-cell>
              <table:table-cell office:value-type="float" office:value="0.000944">
                <text:p>0.000944</text:p>
              </table:table-cell>
              <table:table-cell office:value-type="float" office:value="0">
                <text:p>0</text:p>
              </table:table-cell>
              <table:table-cell office:value-type="float" office:value="32435">
                <text:p>324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8038">
                <text:p>0.058038</text:p>
              </table:table-cell>
              <table:table-cell office:value-type="float" office:value="0.00093">
                <text:p>0.00093</text:p>
              </table:table-cell>
              <table:table-cell office:value-type="float" office:value="0">
                <text:p>0</text:p>
              </table:table-cell>
              <table:table-cell office:value-type="float" office:value="21565">
                <text:p>21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290457">
                <text:p>4.290457</text:p>
              </table:table-cell>
              <table:table-cell office:value-type="float" office:value="0.001891">
                <text:p>0.001891</text:p>
              </table:table-cell>
              <table:table-cell office:value-type="float" office:value="0">
                <text:p>0</text:p>
              </table:table-cell>
              <table:table-cell office:value-type="float" office:value="38594">
                <text:p>385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55495">
                <text:p>8.355495</text:p>
              </table:table-cell>
              <table:table-cell office:value-type="float" office:value="0.000782">
                <text:p>0.000782</text:p>
              </table:table-cell>
              <table:table-cell office:value-type="float" office:value="0">
                <text:p>0</text:p>
              </table:table-cell>
              <table:table-cell office:value-type="float" office:value="16928">
                <text:p>16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294217">
                <text:p>5.294217</text:p>
              </table:table-cell>
              <table:table-cell office:value-type="float" office:value="0.001096">
                <text:p>0.001096</text:p>
              </table:table-cell>
              <table:table-cell office:value-type="float" office:value="0">
                <text:p>0</text:p>
              </table:table-cell>
              <table:table-cell office:value-type="float" office:value="18353">
                <text:p>183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989019">
                <text:p>3.989019</text:p>
              </table:table-cell>
              <table:table-cell office:value-type="float" office:value="0.001224">
                <text:p>0.001224</text:p>
              </table:table-cell>
              <table:table-cell office:value-type="float" office:value="0">
                <text:p>0</text:p>
              </table:table-cell>
              <table:table-cell office:value-type="float" office:value="24942">
                <text:p>249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01119">
                <text:p>3.301119</text:p>
              </table:table-cell>
              <table:table-cell office:value-type="float" office:value="0.001493">
                <text:p>0.001493</text:p>
              </table:table-cell>
              <table:table-cell office:value-type="float" office:value="0">
                <text:p>0</text:p>
              </table:table-cell>
              <table:table-cell office:value-type="float" office:value="39884">
                <text:p>398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79052">
                <text:p>1.579052</text:p>
              </table:table-cell>
              <table:table-cell office:value-type="float" office:value="0.001205">
                <text:p>0.001205</text:p>
              </table:table-cell>
              <table:table-cell office:value-type="float" office:value="0">
                <text:p>0</text:p>
              </table:table-cell>
              <table:table-cell office:value-type="float" office:value="31617">
                <text:p>316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57889">
                <text:p>3.357889</text:p>
              </table:table-cell>
              <table:table-cell office:value-type="float" office:value="0.003869">
                <text:p>0.003869</text:p>
              </table:table-cell>
              <table:table-cell office:value-type="float" office:value="0">
                <text:p>0</text:p>
              </table:table-cell>
              <table:table-cell office:value-type="float" office:value="24814">
                <text:p>248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34508">
                <text:p>2.934508</text:p>
              </table:table-cell>
              <table:table-cell office:value-type="float" office:value="0.001815">
                <text:p>0.001815</text:p>
              </table:table-cell>
              <table:table-cell office:value-type="float" office:value="0">
                <text:p>0</text:p>
              </table:table-cell>
              <table:table-cell office:value-type="float" office:value="38161">
                <text:p>38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55591">
                <text:p>2.555591</text:p>
              </table:table-cell>
              <table:table-cell office:value-type="float" office:value="0.001973">
                <text:p>0.001973</text:p>
              </table:table-cell>
              <table:table-cell office:value-type="float" office:value="0">
                <text:p>0</text:p>
              </table:table-cell>
              <table:table-cell office:value-type="float" office:value="43527">
                <text:p>435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512615">
                <text:p>3.512615</text:p>
              </table:table-cell>
              <table:table-cell office:value-type="float" office:value="0.001161">
                <text:p>0.001161</text:p>
              </table:table-cell>
              <table:table-cell office:value-type="float" office:value="0">
                <text:p>0</text:p>
              </table:table-cell>
              <table:table-cell office:value-type="float" office:value="33034">
                <text:p>330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15181">
                <text:p>2.15181</text:p>
              </table:table-cell>
              <table:table-cell office:value-type="float" office:value="0.001921">
                <text:p>0.001921</text:p>
              </table:table-cell>
              <table:table-cell office:value-type="float" office:value="0">
                <text:p>0</text:p>
              </table:table-cell>
              <table:table-cell office:value-type="float" office:value="34699">
                <text:p>346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96122">
                <text:p>1.396122</text:p>
              </table:table-cell>
              <table:table-cell office:value-type="float" office:value="0.001074">
                <text:p>0.001074</text:p>
              </table:table-cell>
              <table:table-cell office:value-type="float" office:value="0">
                <text:p>0</text:p>
              </table:table-cell>
              <table:table-cell office:value-type="float" office:value="26251">
                <text:p>262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209439">
                <text:p>5.209439</text:p>
              </table:table-cell>
              <table:table-cell office:value-type="float" office:value="0.001812">
                <text:p>0.001812</text:p>
              </table:table-cell>
              <table:table-cell office:value-type="float" office:value="0">
                <text:p>0</text:p>
              </table:table-cell>
              <table:table-cell office:value-type="float" office:value="40070">
                <text:p>400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227488">
                <text:p>4.227488</text:p>
              </table:table-cell>
              <table:table-cell office:value-type="float" office:value="0.001448">
                <text:p>0.001448</text:p>
              </table:table-cell>
              <table:table-cell office:value-type="float" office:value="0">
                <text:p>0</text:p>
              </table:table-cell>
              <table:table-cell office:value-type="float" office:value="40334">
                <text:p>403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32957">
                <text:p>3.732957</text:p>
              </table:table-cell>
              <table:table-cell office:value-type="float" office:value="0.001223">
                <text:p>0.001223</text:p>
              </table:table-cell>
              <table:table-cell office:value-type="float" office:value="0">
                <text:p>0</text:p>
              </table:table-cell>
              <table:table-cell office:value-type="float" office:value="27619">
                <text:p>276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951559">
                <text:p>3.951559</text:p>
              </table:table-cell>
              <table:table-cell office:value-type="float" office:value="0.000693">
                <text:p>0.000693</text:p>
              </table:table-cell>
              <table:table-cell office:value-type="float" office:value="0">
                <text:p>0</text:p>
              </table:table-cell>
              <table:table-cell office:value-type="float" office:value="18376">
                <text:p>183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02854">
                <text:p>4.502854</text:p>
              </table:table-cell>
              <table:table-cell office:value-type="float" office:value="0.001149">
                <text:p>0.001149</text:p>
              </table:table-cell>
              <table:table-cell office:value-type="float" office:value="0">
                <text:p>0</text:p>
              </table:table-cell>
              <table:table-cell office:value-type="float" office:value="26597">
                <text:p>26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71405">
                <text:p>1.171405</text:p>
              </table:table-cell>
              <table:table-cell office:value-type="float" office:value="0.000775">
                <text:p>0.000775</text:p>
              </table:table-cell>
              <table:table-cell office:value-type="float" office:value="0">
                <text:p>0</text:p>
              </table:table-cell>
              <table:table-cell office:value-type="float" office:value="21893">
                <text:p>218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200659">
                <text:p>3.200659</text:p>
              </table:table-cell>
              <table:table-cell office:value-type="float" office:value="0.000902">
                <text:p>0.000902</text:p>
              </table:table-cell>
              <table:table-cell office:value-type="float" office:value="0">
                <text:p>0</text:p>
              </table:table-cell>
              <table:table-cell office:value-type="float" office:value="25380">
                <text:p>253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2506">
                <text:p>1.852506</text:p>
              </table:table-cell>
              <table:table-cell office:value-type="float" office:value="0.000955">
                <text:p>0.000955</text:p>
              </table:table-cell>
              <table:table-cell office:value-type="float" office:value="0">
                <text:p>0</text:p>
              </table:table-cell>
              <table:table-cell office:value-type="float" office:value="24406">
                <text:p>244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60145">
                <text:p>4.60145</text:p>
              </table:table-cell>
              <table:table-cell office:value-type="float" office:value="0.001261">
                <text:p>0.001261</text:p>
              </table:table-cell>
              <table:table-cell office:value-type="float" office:value="0">
                <text:p>0</text:p>
              </table:table-cell>
              <table:table-cell office:value-type="float" office:value="31017">
                <text:p>310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13124">
                <text:p>4.13124</text:p>
              </table:table-cell>
              <table:table-cell office:value-type="float" office:value="0.001445">
                <text:p>0.001445</text:p>
              </table:table-cell>
              <table:table-cell office:value-type="float" office:value="0">
                <text:p>0</text:p>
              </table:table-cell>
              <table:table-cell office:value-type="float" office:value="33142">
                <text:p>331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780933">
                <text:p>2.780933</text:p>
              </table:table-cell>
              <table:table-cell office:value-type="float" office:value="0.000661">
                <text:p>0.000661</text:p>
              </table:table-cell>
              <table:table-cell office:value-type="float" office:value="0">
                <text:p>0</text:p>
              </table:table-cell>
              <table:table-cell office:value-type="float" office:value="17532">
                <text:p>17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91884">
                <text:p>0.391884</text:p>
              </table:table-cell>
              <table:table-cell office:value-type="float" office:value="0.002419">
                <text:p>0.002419</text:p>
              </table:table-cell>
              <table:table-cell office:value-type="float" office:value="0">
                <text:p>0</text:p>
              </table:table-cell>
              <table:table-cell office:value-type="float" office:value="55320">
                <text:p>553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228875">
                <text:p>3.228875</text:p>
              </table:table-cell>
              <table:table-cell office:value-type="float" office:value="0.001109">
                <text:p>0.001109</text:p>
              </table:table-cell>
              <table:table-cell office:value-type="float" office:value="0">
                <text:p>0</text:p>
              </table:table-cell>
              <table:table-cell office:value-type="float" office:value="23541">
                <text:p>235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974">
                <text:p>0.10974</text:p>
              </table:table-cell>
              <table:table-cell office:value-type="float" office:value="0.001298">
                <text:p>0.001298</text:p>
              </table:table-cell>
              <table:table-cell office:value-type="float" office:value="0">
                <text:p>0</text:p>
              </table:table-cell>
              <table:table-cell office:value-type="float" office:value="34355">
                <text:p>343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6899">
                <text:p>0.16899</text:p>
              </table:table-cell>
              <table:table-cell office:value-type="float" office:value="0.001323">
                <text:p>0.001323</text:p>
              </table:table-cell>
              <table:table-cell office:value-type="float" office:value="0">
                <text:p>0</text:p>
              </table:table-cell>
              <table:table-cell office:value-type="float" office:value="28997">
                <text:p>28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58785">
                <text:p>2.458785</text:p>
              </table:table-cell>
              <table:table-cell office:value-type="float" office:value="0.001466">
                <text:p>0.001466</text:p>
              </table:table-cell>
              <table:table-cell office:value-type="float" office:value="0">
                <text:p>0</text:p>
              </table:table-cell>
              <table:table-cell office:value-type="float" office:value="19811">
                <text:p>198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239421">
                <text:p>2.239421</text:p>
              </table:table-cell>
              <table:table-cell office:value-type="float" office:value="0.001515">
                <text:p>0.001515</text:p>
              </table:table-cell>
              <table:table-cell office:value-type="float" office:value="0">
                <text:p>0</text:p>
              </table:table-cell>
              <table:table-cell office:value-type="float" office:value="30626">
                <text:p>306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389819">
                <text:p>2.389819</text:p>
              </table:table-cell>
              <table:table-cell office:value-type="float" office:value="0.001032">
                <text:p>0.001032</text:p>
              </table:table-cell>
              <table:table-cell office:value-type="float" office:value="0">
                <text:p>0</text:p>
              </table:table-cell>
              <table:table-cell office:value-type="float" office:value="27366">
                <text:p>273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170025">
                <text:p>2.170025</text:p>
              </table:table-cell>
              <table:table-cell office:value-type="float" office:value="0.001261">
                <text:p>0.001261</text:p>
              </table:table-cell>
              <table:table-cell office:value-type="float" office:value="0">
                <text:p>0</text:p>
              </table:table-cell>
              <table:table-cell office:value-type="float" office:value="24768">
                <text:p>247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05595">
                <text:p>2.405595</text:p>
              </table:table-cell>
              <table:table-cell office:value-type="float" office:value="0.001315">
                <text:p>0.001315</text:p>
              </table:table-cell>
              <table:table-cell office:value-type="float" office:value="0">
                <text:p>0</text:p>
              </table:table-cell>
              <table:table-cell office:value-type="float" office:value="24275">
                <text:p>242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655081">
                <text:p>3.655081</text:p>
              </table:table-cell>
              <table:table-cell office:value-type="float" office:value="0.001617">
                <text:p>0.001617</text:p>
              </table:table-cell>
              <table:table-cell office:value-type="float" office:value="0">
                <text:p>0</text:p>
              </table:table-cell>
              <table:table-cell office:value-type="float" office:value="33322">
                <text:p>333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225735">
                <text:p>4.225735</text:p>
              </table:table-cell>
              <table:table-cell office:value-type="float" office:value="0.001608">
                <text:p>0.001608</text:p>
              </table:table-cell>
              <table:table-cell office:value-type="float" office:value="0">
                <text:p>0</text:p>
              </table:table-cell>
              <table:table-cell office:value-type="float" office:value="28534">
                <text:p>285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85516">
                <text:p>2.085516</text:p>
              </table:table-cell>
              <table:table-cell office:value-type="float" office:value="0.001973">
                <text:p>0.001973</text:p>
              </table:table-cell>
              <table:table-cell office:value-type="float" office:value="0">
                <text:p>0</text:p>
              </table:table-cell>
              <table:table-cell office:value-type="float" office:value="31107">
                <text:p>311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853886">
                <text:p>2.853886</text:p>
              </table:table-cell>
              <table:table-cell office:value-type="float" office:value="0.002632">
                <text:p>0.002632</text:p>
              </table:table-cell>
              <table:table-cell office:value-type="float" office:value="0">
                <text:p>0</text:p>
              </table:table-cell>
              <table:table-cell office:value-type="float" office:value="51364">
                <text:p>513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188987">
                <text:p>4.188987</text:p>
              </table:table-cell>
              <table:table-cell office:value-type="float" office:value="0.002071">
                <text:p>0.002071</text:p>
              </table:table-cell>
              <table:table-cell office:value-type="float" office:value="0">
                <text:p>0</text:p>
              </table:table-cell>
              <table:table-cell office:value-type="float" office:value="40036">
                <text:p>400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8397">
                <text:p>1.08397</text:p>
              </table:table-cell>
              <table:table-cell office:value-type="float" office:value="0.00169">
                <text:p>0.00169</text:p>
              </table:table-cell>
              <table:table-cell office:value-type="float" office:value="0">
                <text:p>0</text:p>
              </table:table-cell>
              <table:table-cell office:value-type="float" office:value="29306">
                <text:p>293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82504">
                <text:p>0.282504</text:p>
              </table:table-cell>
              <table:table-cell office:value-type="float" office:value="0.001513">
                <text:p>0.001513</text:p>
              </table:table-cell>
              <table:table-cell office:value-type="float" office:value="0">
                <text:p>0</text:p>
              </table:table-cell>
              <table:table-cell office:value-type="float" office:value="34607">
                <text:p>346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77391">
                <text:p>0.177391</text:p>
              </table:table-cell>
              <table:table-cell office:value-type="float" office:value="0.00177">
                <text:p>0.00177</text:p>
              </table:table-cell>
              <table:table-cell office:value-type="float" office:value="0">
                <text:p>0</text:p>
              </table:table-cell>
              <table:table-cell office:value-type="float" office:value="38948">
                <text:p>389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88075">
                <text:p>0.188075</text:p>
              </table:table-cell>
              <table:table-cell office:value-type="float" office:value="0.001707">
                <text:p>0.001707</text:p>
              </table:table-cell>
              <table:table-cell office:value-type="float" office:value="0">
                <text:p>0</text:p>
              </table:table-cell>
              <table:table-cell office:value-type="float" office:value="38040">
                <text:p>380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50986">
                <text:p>0.350986</text:p>
              </table:table-cell>
              <table:table-cell office:value-type="float" office:value="0.001527">
                <text:p>0.001527</text:p>
              </table:table-cell>
              <table:table-cell office:value-type="float" office:value="0">
                <text:p>0</text:p>
              </table:table-cell>
              <table:table-cell office:value-type="float" office:value="30572">
                <text:p>305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41552">
                <text:p>0.141552</text:p>
              </table:table-cell>
              <table:table-cell office:value-type="float" office:value="0.002269">
                <text:p>0.002269</text:p>
              </table:table-cell>
              <table:table-cell office:value-type="float" office:value="0">
                <text:p>0</text:p>
              </table:table-cell>
              <table:table-cell office:value-type="float" office:value="37266">
                <text:p>37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86121">
                <text:p>0.186121</text:p>
              </table:table-cell>
              <table:table-cell office:value-type="float" office:value="0.00278">
                <text:p>0.00278</text:p>
              </table:table-cell>
              <table:table-cell office:value-type="float" office:value="0">
                <text:p>0</text:p>
              </table:table-cell>
              <table:table-cell office:value-type="float" office:value="43549">
                <text:p>435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52682">
                <text:p>0.352682</text:p>
              </table:table-cell>
              <table:table-cell office:value-type="float" office:value="0.001587">
                <text:p>0.001587</text:p>
              </table:table-cell>
              <table:table-cell office:value-type="float" office:value="0">
                <text:p>0</text:p>
              </table:table-cell>
              <table:table-cell office:value-type="float" office:value="33486">
                <text:p>334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78966">
                <text:p>0.278966</text:p>
              </table:table-cell>
              <table:table-cell office:value-type="float" office:value="0.001893">
                <text:p>0.001893</text:p>
              </table:table-cell>
              <table:table-cell office:value-type="float" office:value="0">
                <text:p>0</text:p>
              </table:table-cell>
              <table:table-cell office:value-type="float" office:value="42430">
                <text:p>424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73695">
                <text:p>0.173695</text:p>
              </table:table-cell>
              <table:table-cell office:value-type="float" office:value="0.001828">
                <text:p>0.001828</text:p>
              </table:table-cell>
              <table:table-cell office:value-type="float" office:value="0">
                <text:p>0</text:p>
              </table:table-cell>
              <table:table-cell office:value-type="float" office:value="42346">
                <text:p>423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86676">
                <text:p>0.186676</text:p>
              </table:table-cell>
              <table:table-cell office:value-type="float" office:value="0.001886">
                <text:p>0.001886</text:p>
              </table:table-cell>
              <table:table-cell office:value-type="float" office:value="0">
                <text:p>0</text:p>
              </table:table-cell>
              <table:table-cell office:value-type="float" office:value="42368">
                <text:p>423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62613">
                <text:p>0.162613</text:p>
              </table:table-cell>
              <table:table-cell office:value-type="float" office:value="0.00118">
                <text:p>0.00118</text:p>
              </table:table-cell>
              <table:table-cell office:value-type="float" office:value="0">
                <text:p>0</text:p>
              </table:table-cell>
              <table:table-cell office:value-type="float" office:value="31918">
                <text:p>319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02685">
                <text:p>0.702685</text:p>
              </table:table-cell>
              <table:table-cell office:value-type="float" office:value="0.006206">
                <text:p>0.006206</text:p>
              </table:table-cell>
              <table:table-cell office:value-type="float" office:value="0">
                <text:p>0</text:p>
              </table:table-cell>
              <table:table-cell office:value-type="float" office:value="46466">
                <text:p>464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26604">
                <text:p>0.226604</text:p>
              </table:table-cell>
              <table:table-cell office:value-type="float" office:value="0.001415">
                <text:p>0.001415</text:p>
              </table:table-cell>
              <table:table-cell office:value-type="float" office:value="0">
                <text:p>0</text:p>
              </table:table-cell>
              <table:table-cell office:value-type="float" office:value="35116">
                <text:p>351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46056">
                <text:p>0.246056</text:p>
              </table:table-cell>
              <table:table-cell office:value-type="float" office:value="0.001459">
                <text:p>0.001459</text:p>
              </table:table-cell>
              <table:table-cell office:value-type="float" office:value="0">
                <text:p>0</text:p>
              </table:table-cell>
              <table:table-cell office:value-type="float" office:value="29418">
                <text:p>294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88392">
                <text:p>0.288392</text:p>
              </table:table-cell>
              <table:table-cell office:value-type="float" office:value="0.001489">
                <text:p>0.001489</text:p>
              </table:table-cell>
              <table:table-cell office:value-type="float" office:value="0">
                <text:p>0</text:p>
              </table:table-cell>
              <table:table-cell office:value-type="float" office:value="30812">
                <text:p>308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5668">
                <text:p>0.65668</text:p>
              </table:table-cell>
              <table:table-cell office:value-type="float" office:value="0.001155">
                <text:p>0.001155</text:p>
              </table:table-cell>
              <table:table-cell office:value-type="float" office:value="0">
                <text:p>0</text:p>
              </table:table-cell>
              <table:table-cell office:value-type="float" office:value="23827">
                <text:p>238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2617">
                <text:p>0.22617</text:p>
              </table:table-cell>
              <table:table-cell office:value-type="float" office:value="0.002035">
                <text:p>0.002035</text:p>
              </table:table-cell>
              <table:table-cell office:value-type="float" office:value="0">
                <text:p>0</text:p>
              </table:table-cell>
              <table:table-cell office:value-type="float" office:value="38670">
                <text:p>386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19313">
                <text:p>0.119313</text:p>
              </table:table-cell>
              <table:table-cell office:value-type="float" office:value="0.001593">
                <text:p>0.001593</text:p>
              </table:table-cell>
              <table:table-cell office:value-type="float" office:value="0">
                <text:p>0</text:p>
              </table:table-cell>
              <table:table-cell office:value-type="float" office:value="42218">
                <text:p>422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12104">
                <text:p>0.112104</text:p>
              </table:table-cell>
              <table:table-cell office:value-type="float" office:value="0.00148">
                <text:p>0.00148</text:p>
              </table:table-cell>
              <table:table-cell office:value-type="float" office:value="0">
                <text:p>0</text:p>
              </table:table-cell>
              <table:table-cell office:value-type="float" office:value="34940">
                <text:p>349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2345">
                <text:p>0.062345</text:p>
              </table:table-cell>
              <table:table-cell office:value-type="float" office:value="0.001346">
                <text:p>0.001346</text:p>
              </table:table-cell>
              <table:table-cell office:value-type="float" office:value="0">
                <text:p>0</text:p>
              </table:table-cell>
              <table:table-cell office:value-type="float" office:value="27459">
                <text:p>274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06333">
                <text:p>0.106333</text:p>
              </table:table-cell>
              <table:table-cell office:value-type="float" office:value="0.000987">
                <text:p>0.000987</text:p>
              </table:table-cell>
              <table:table-cell office:value-type="float" office:value="0">
                <text:p>0</text:p>
              </table:table-cell>
              <table:table-cell office:value-type="float" office:value="21844">
                <text:p>218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26927">
                <text:p>0.126927</text:p>
              </table:table-cell>
              <table:table-cell office:value-type="float" office:value="0.002326">
                <text:p>0.002326</text:p>
              </table:table-cell>
              <table:table-cell office:value-type="float" office:value="0">
                <text:p>0</text:p>
              </table:table-cell>
              <table:table-cell office:value-type="float" office:value="55492">
                <text:p>55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5143">
                <text:p>0.155143</text:p>
              </table:table-cell>
              <table:table-cell office:value-type="float" office:value="0.001911">
                <text:p>0.001911</text:p>
              </table:table-cell>
              <table:table-cell office:value-type="float" office:value="0">
                <text:p>0</text:p>
              </table:table-cell>
              <table:table-cell office:value-type="float" office:value="30673">
                <text:p>306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8905">
                <text:p>0.098905</text:p>
              </table:table-cell>
              <table:table-cell office:value-type="float" office:value="0.00229">
                <text:p>0.00229</text:p>
              </table:table-cell>
              <table:table-cell office:value-type="float" office:value="0">
                <text:p>0</text:p>
              </table:table-cell>
              <table:table-cell office:value-type="float" office:value="49491">
                <text:p>494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004">
                <text:p>0.22004</text:p>
              </table:table-cell>
              <table:table-cell office:value-type="float" office:value="0.001816">
                <text:p>0.001816</text:p>
              </table:table-cell>
              <table:table-cell office:value-type="float" office:value="0">
                <text:p>0</text:p>
              </table:table-cell>
              <table:table-cell office:value-type="float" office:value="38591">
                <text:p>385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36642">
                <text:p>0.136642</text:p>
              </table:table-cell>
              <table:table-cell office:value-type="float" office:value="0.000963">
                <text:p>0.000963</text:p>
              </table:table-cell>
              <table:table-cell office:value-type="float" office:value="0">
                <text:p>0</text:p>
              </table:table-cell>
              <table:table-cell office:value-type="float" office:value="26344">
                <text:p>263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45933">
                <text:p>0.145933</text:p>
              </table:table-cell>
              <table:table-cell office:value-type="float" office:value="0.00153">
                <text:p>0.00153</text:p>
              </table:table-cell>
              <table:table-cell office:value-type="float" office:value="0">
                <text:p>0</text:p>
              </table:table-cell>
              <table:table-cell office:value-type="float" office:value="29338">
                <text:p>293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34918">
                <text:p>0.134918</text:p>
              </table:table-cell>
              <table:table-cell office:value-type="float" office:value="0.001183">
                <text:p>0.001183</text:p>
              </table:table-cell>
              <table:table-cell office:value-type="float" office:value="0">
                <text:p>0</text:p>
              </table:table-cell>
              <table:table-cell office:value-type="float" office:value="21713">
                <text:p>21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08596">
                <text:p>0.108596</text:p>
              </table:table-cell>
              <table:table-cell office:value-type="float" office:value="0.001999">
                <text:p>0.001999</text:p>
              </table:table-cell>
              <table:table-cell office:value-type="float" office:value="0">
                <text:p>0</text:p>
              </table:table-cell>
              <table:table-cell office:value-type="float" office:value="41129">
                <text:p>41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5571">
                <text:p>0.115571</text:p>
              </table:table-cell>
              <table:table-cell office:value-type="float" office:value="0.001712">
                <text:p>0.001712</text:p>
              </table:table-cell>
              <table:table-cell office:value-type="float" office:value="0">
                <text:p>0</text:p>
              </table:table-cell>
              <table:table-cell office:value-type="float" office:value="50451">
                <text:p>504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36363">
                <text:p>0.136363</text:p>
              </table:table-cell>
              <table:table-cell office:value-type="float" office:value="0.00167">
                <text:p>0.00167</text:p>
              </table:table-cell>
              <table:table-cell office:value-type="float" office:value="0">
                <text:p>0</text:p>
              </table:table-cell>
              <table:table-cell office:value-type="float" office:value="47495">
                <text:p>47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0075">
                <text:p>0.070075</text:p>
              </table:table-cell>
              <table:table-cell office:value-type="float" office:value="0.000945">
                <text:p>0.000945</text:p>
              </table:table-cell>
              <table:table-cell office:value-type="float" office:value="0">
                <text:p>0</text:p>
              </table:table-cell>
              <table:table-cell office:value-type="float" office:value="20748">
                <text:p>207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53605">
                <text:p>0.153605</text:p>
              </table:table-cell>
              <table:table-cell office:value-type="float" office:value="0.001434">
                <text:p>0.001434</text:p>
              </table:table-cell>
              <table:table-cell office:value-type="float" office:value="0">
                <text:p>0</text:p>
              </table:table-cell>
              <table:table-cell office:value-type="float" office:value="32893">
                <text:p>328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0934">
                <text:p>0.150934</text:p>
              </table:table-cell>
              <table:table-cell office:value-type="float" office:value="0.001124">
                <text:p>0.001124</text:p>
              </table:table-cell>
              <table:table-cell office:value-type="float" office:value="0">
                <text:p>0</text:p>
              </table:table-cell>
              <table:table-cell office:value-type="float" office:value="30906">
                <text:p>30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4078">
                <text:p>0.074078</text:p>
              </table:table-cell>
              <table:table-cell office:value-type="float" office:value="0.000958">
                <text:p>0.000958</text:p>
              </table:table-cell>
              <table:table-cell office:value-type="float" office:value="0">
                <text:p>0</text:p>
              </table:table-cell>
              <table:table-cell office:value-type="float" office:value="33043">
                <text:p>330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4588">
                <text:p>0.124588</text:p>
              </table:table-cell>
              <table:table-cell office:value-type="float" office:value="0.001003">
                <text:p>0.001003</text:p>
              </table:table-cell>
              <table:table-cell office:value-type="float" office:value="0">
                <text:p>0</text:p>
              </table:table-cell>
              <table:table-cell office:value-type="float" office:value="27658">
                <text:p>27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17278">
                <text:p>0.217278</text:p>
              </table:table-cell>
              <table:table-cell office:value-type="float" office:value="0.000545">
                <text:p>0.000545</text:p>
              </table:table-cell>
              <table:table-cell office:value-type="float" office:value="0">
                <text:p>0</text:p>
              </table:table-cell>
              <table:table-cell office:value-type="float" office:value="14181">
                <text:p>14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32446">
                <text:p>0.132446</text:p>
              </table:table-cell>
              <table:table-cell office:value-type="float" office:value="0.00088">
                <text:p>0.00088</text:p>
              </table:table-cell>
              <table:table-cell office:value-type="float" office:value="0">
                <text:p>0</text:p>
              </table:table-cell>
              <table:table-cell office:value-type="float" office:value="31192">
                <text:p>31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0522">
                <text:p>0.070522</text:p>
              </table:table-cell>
              <table:table-cell office:value-type="float" office:value="0.000331">
                <text:p>0.000331</text:p>
              </table:table-cell>
              <table:table-cell office:value-type="float" office:value="0">
                <text:p>0</text:p>
              </table:table-cell>
              <table:table-cell office:value-type="float" office:value="14607">
                <text:p>146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42812">
                <text:p>0.14281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33468">
                <text:p>334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37758">
                <text:p>0.137758</text:p>
              </table:table-cell>
              <table:table-cell office:value-type="float" office:value="0.001012">
                <text:p>0.001012</text:p>
              </table:table-cell>
              <table:table-cell office:value-type="float" office:value="0">
                <text:p>0</text:p>
              </table:table-cell>
              <table:table-cell office:value-type="float" office:value="30044">
                <text:p>300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4162">
                <text:p>0.234162</text:p>
              </table:table-cell>
              <table:table-cell office:value-type="float" office:value="0.000886">
                <text:p>0.000886</text:p>
              </table:table-cell>
              <table:table-cell office:value-type="float" office:value="0">
                <text:p>0</text:p>
              </table:table-cell>
              <table:table-cell office:value-type="float" office:value="26409">
                <text:p>264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6305">
                <text:p>0.056305</text:p>
              </table:table-cell>
              <table:table-cell office:value-type="float" office:value="0.000491">
                <text:p>0.000491</text:p>
              </table:table-cell>
              <table:table-cell office:value-type="float" office:value="0">
                <text:p>0</text:p>
              </table:table-cell>
              <table:table-cell office:value-type="float" office:value="12139">
                <text:p>121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69182">
                <text:p>0.069182</text:p>
              </table:table-cell>
              <table:table-cell office:value-type="float" office:value="0.00079">
                <text:p>0.00079</text:p>
              </table:table-cell>
              <table:table-cell office:value-type="float" office:value="0">
                <text:p>0</text:p>
              </table:table-cell>
              <table:table-cell office:value-type="float" office:value="18145">
                <text:p>181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9053">
                <text:p>0.079053</text:p>
              </table:table-cell>
              <table:table-cell office:value-type="float" office:value="0.001641">
                <text:p>0.001641</text:p>
              </table:table-cell>
              <table:table-cell office:value-type="float" office:value="0">
                <text:p>0</text:p>
              </table:table-cell>
              <table:table-cell office:value-type="float" office:value="45579">
                <text:p>455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7236">
                <text:p>0.057236</text:p>
              </table:table-cell>
              <table:table-cell office:value-type="float" office:value="0.001229">
                <text:p>0.001229</text:p>
              </table:table-cell>
              <table:table-cell office:value-type="float" office:value="0">
                <text:p>0</text:p>
              </table:table-cell>
              <table:table-cell office:value-type="float" office:value="30527">
                <text:p>305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37781">
                <text:p>0.137781</text:p>
              </table:table-cell>
              <table:table-cell office:value-type="float" office:value="0.00094">
                <text:p>0.00094</text:p>
              </table:table-cell>
              <table:table-cell office:value-type="float" office:value="0">
                <text:p>0</text:p>
              </table:table-cell>
              <table:table-cell office:value-type="float" office:value="26243">
                <text:p>262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37359">
                <text:p>0.137359</text:p>
              </table:table-cell>
              <table:table-cell office:value-type="float" office:value="0.001015">
                <text:p>0.001015</text:p>
              </table:table-cell>
              <table:table-cell office:value-type="float" office:value="0">
                <text:p>0</text:p>
              </table:table-cell>
              <table:table-cell office:value-type="float" office:value="25485">
                <text:p>254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4567">
                <text:p>0.144567</text:p>
              </table:table-cell>
              <table:table-cell office:value-type="float" office:value="0.001156">
                <text:p>0.001156</text:p>
              </table:table-cell>
              <table:table-cell office:value-type="float" office:value="0">
                <text:p>0</text:p>
              </table:table-cell>
              <table:table-cell office:value-type="float" office:value="33315">
                <text:p>333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